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31in" fo:margin-left="0in" fo:margin-right="0in" fo:margin-top="0.0785in" fo:margin-bottom="0.1576in" table:align="margins" fo:keep-with-next="auto" style:may-break-between-rows="false"/>
    </style:style>
    <style:style style:name="Table1.A" style:family="table-column">
      <style:table-column-properties style:column-width="1.7479in" style:rel-column-width="17112*"/>
    </style:style>
    <style:style style:name="Table1.B" style:family="table-column">
      <style:table-column-properties style:column-width="4.9451in" style:rel-column-width="48423*"/>
    </style:style>
    <style:style style:name="Table1.1" style:family="table-row">
      <style:table-row-properties fo:keep-together="always"/>
    </style:style>
    <style:style style:name="Table1.A1" style:family="table-cell">
      <style:table-cell-properties fo:background-color="#e6e6e6" fo:padding="0.0382in"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A6" style:family="table-cell">
      <style:table-cell-properties style:vertical-align="middle" fo:background-color="#ffffff" fo:padding="0.0382in" fo:border-left="none" fo:border-right="none" fo:border-top="none" fo:border-bottom="0.05pt solid #000000">
        <style:background-image/>
      </style:table-cell-properties>
    </style:style>
    <style:style style:name="Table2" style:family="table">
      <style:table-properties style:width="6.6931in" fo:margin-left="0in" fo:margin-right="0in" fo:margin-top="0.1181in" fo:margin-bottom="0.1181in" table:align="margins" style:may-break-between-rows="true"/>
    </style:style>
    <style:style style:name="Table2.A" style:family="table-column">
      <style:table-column-properties style:column-width="1.5299in" style:rel-column-width="14979*"/>
    </style:style>
    <style:style style:name="Table2.B" style:family="table-column">
      <style:table-column-properties style:column-width="2.2257in" style:rel-column-width="21792*"/>
    </style:style>
    <style:style style:name="Table2.C" style:family="table-column">
      <style:table-column-properties style:column-width="2.9375in" style:rel-column-width="28764*"/>
    </style:style>
    <style:style style:name="Table2.1" style:family="table-row">
      <style:table-row-properties fo:keep-together="always"/>
    </style:style>
    <style:style style:name="Table2.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Standard">
      <style:paragraph-properties fo:text-align="end" style:justify-single-word="false"/>
    </style:style>
    <style:style style:name="P5" style:family="paragraph" style:parent-style-name="Standard">
      <style:text-properties officeooo:paragraph-rsid="00a8c0f1"/>
    </style:style>
    <style:style style:name="P6" style:family="paragraph" style:parent-style-name="Standard">
      <style:text-properties officeooo:paragraph-rsid="00ac6125"/>
    </style:style>
    <style:style style:name="P7" style:family="paragraph" style:parent-style-name="Standard">
      <style:text-properties officeooo:rsid="00a6e929" officeooo:paragraph-rsid="00ac6125"/>
    </style:style>
    <style:style style:name="P8" style:family="paragraph" style:parent-style-name="Standard">
      <style:text-properties officeooo:paragraph-rsid="00ab76de"/>
    </style:style>
    <style:style style:name="P9" style:family="paragraph" style:parent-style-name="Standard">
      <style:text-properties fo:language="en" fo:country="US" officeooo:paragraph-rsid="00a8c0f1"/>
    </style:style>
    <style:style style:name="P10" style:family="paragraph" style:parent-style-name="Standard">
      <style:text-properties fo:language="en" fo:country="US" officeooo:paragraph-rsid="00a5d96c"/>
    </style:style>
    <style:style style:name="P11" style:family="paragraph" style:parent-style-name="Standard">
      <style:text-properties officeooo:paragraph-rsid="00a5d96c"/>
    </style:style>
    <style:style style:name="P12" style:family="paragraph" style:parent-style-name="Standard">
      <style:paragraph-properties>
        <style:tab-stops>
          <style:tab-stop style:position="2.1654in"/>
          <style:tab-stop style:position="4.3307in"/>
        </style:tab-stops>
      </style:paragraph-properties>
      <style:text-properties officeooo:paragraph-rsid="00a5d96c"/>
    </style:style>
    <style:style style:name="P13" style:family="paragraph" style:parent-style-name="Text_20_body" style:master-page-name="">
      <style:paragraph-properties style:page-number="auto" fo:keep-with-next="always"/>
      <style:text-properties officeooo:paragraph-rsid="00a8c0f1"/>
    </style:style>
    <style:style style:name="P14" style:family="paragraph" style:parent-style-name="Text_20_body" style:master-page-name="">
      <style:paragraph-properties style:page-number="auto" fo:keep-with-next="always"/>
      <style:text-properties officeooo:paragraph-rsid="00ac6125"/>
    </style:style>
    <style:style style:name="P15" style:family="paragraph" style:parent-style-name="Caption" style:master-page-name="">
      <style:paragraph-properties style:page-number="auto" fo:keep-with-next="always"/>
      <style:text-properties officeooo:paragraph-rsid="00a5d96c"/>
    </style:style>
    <style:style style:name="P16" style:family="paragraph" style:parent-style-name="Text_20_body" style:master-page-name="">
      <style:paragraph-properties style:page-number="auto">
        <style:tab-stops>
          <style:tab-stop style:position="1.9689in"/>
          <style:tab-stop style:position="3.9366in"/>
        </style:tab-stops>
      </style:paragraph-properties>
      <style:text-properties officeooo:paragraph-rsid="00a5d96c"/>
    </style:style>
    <style:style style:name="P17" style:family="paragraph" style:parent-style-name="Text_20_body" style:master-page-name="">
      <style:paragraph-properties style:page-number="auto"/>
      <style:text-properties officeooo:paragraph-rsid="00a8c0f1"/>
    </style:style>
    <style:style style:name="P18" style:family="paragraph" style:parent-style-name="Standard" style:master-page-name="">
      <style:paragraph-properties style:page-number="auto"/>
      <style:text-properties officeooo:paragraph-rsid="00a8c0f1"/>
    </style:style>
    <style:style style:name="P19" style:family="paragraph" style:parent-style-name="Standard" style:master-page-name="">
      <style:paragraph-properties style:page-number="auto">
        <style:tab-stops>
          <style:tab-stop style:position="2.1654in"/>
          <style:tab-stop style:position="4.3307in"/>
        </style:tab-stops>
      </style:paragraph-properties>
      <style:text-properties officeooo:paragraph-rsid="00a5d96c"/>
    </style:style>
    <style:style style:name="P20" style:family="paragraph" style:parent-style-name="Text_20_body">
      <style:paragraph-properties fo:margin-top="0in" fo:margin-bottom="0.0783in" style:contextual-spacing="false"/>
      <style:text-properties officeooo:paragraph-rsid="00ab76de"/>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paragraph-rsid="00733b65"/>
    </style:style>
    <style:style style:name="P23" style:family="paragraph" style:parent-style-name="Text_20_body">
      <style:text-properties officeooo:paragraph-rsid="00a5d96c"/>
    </style:style>
    <style:style style:name="P24" style:family="paragraph" style:parent-style-name="Text_20_body">
      <style:text-properties officeooo:rsid="00e09976" officeooo:paragraph-rsid="00a8c0f1"/>
    </style:style>
    <style:style style:name="P25" style:family="paragraph" style:parent-style-name="Text_20_body">
      <style:text-properties officeooo:rsid="00da7977" officeooo:paragraph-rsid="00a8c0f1"/>
    </style:style>
    <style:style style:name="P26" style:family="paragraph" style:parent-style-name="Text_20_body">
      <style:text-properties officeooo:rsid="00c46bb9" officeooo:paragraph-rsid="00a8c0f1"/>
    </style:style>
    <style:style style:name="P27" style:family="paragraph" style:parent-style-name="Text_20_body">
      <style:text-properties officeooo:rsid="00e9666d" officeooo:paragraph-rsid="00a8c0f1"/>
    </style:style>
    <style:style style:name="P28" style:family="paragraph" style:parent-style-name="Text_20_body">
      <style:text-properties officeooo:paragraph-rsid="00a8c0f1"/>
    </style:style>
    <style:style style:name="P29" style:family="paragraph" style:parent-style-name="Text_20_body">
      <style:text-properties officeooo:paragraph-rsid="00ab76de"/>
    </style:style>
    <style:style style:name="P30" style:family="paragraph" style:parent-style-name="Text_20_body">
      <style:text-properties officeooo:rsid="00b657db" officeooo:paragraph-rsid="00ac6125"/>
    </style:style>
    <style:style style:name="P31" style:family="paragraph" style:parent-style-name="Text_20_body">
      <style:text-properties officeooo:paragraph-rsid="00ac6125"/>
    </style:style>
    <style:style style:name="P32" style:family="paragraph" style:parent-style-name="Text_20_body">
      <style:text-properties officeooo:rsid="00e22dda" officeooo:paragraph-rsid="00a8c0f1"/>
    </style:style>
    <style:style style:name="P33" style:family="paragraph" style:parent-style-name="Text_20_body">
      <style:paragraph-properties style:writing-mode="page"/>
      <style:text-properties fo:language="en" fo:country="US" officeooo:paragraph-rsid="00a8c0f1"/>
    </style:style>
    <style:style style:name="P34" style:family="paragraph" style:parent-style-name="Figure">
      <style:paragraph-properties style:writing-mode="page"/>
      <style:text-properties style:font-name="Liberation Sans" fo:language="en" fo:country="US" officeooo:paragraph-rsid="00ab76de" style:font-name-asian="DejaVu Sans" style:font-name-complex="Lucidasans"/>
    </style:style>
    <style:style style:name="P35" style:family="paragraph" style:parent-style-name="Text_20_body">
      <style:paragraph-properties fo:margin-top="0in" fo:margin-bottom="0in" style:contextual-spacing="false"/>
      <style:text-properties officeooo:paragraph-rsid="00ab76de"/>
    </style:style>
    <style:style style:name="P36" style:family="paragraph" style:parent-style-name="Text_20_body">
      <style:paragraph-properties fo:margin-top="0in" fo:margin-bottom="0.0598in" style:contextual-spacing="false"/>
      <style:text-properties officeooo:paragraph-rsid="00a8c0f1"/>
    </style:style>
    <style:style style:name="P37" style:family="paragraph" style:parent-style-name="Text_20_body">
      <style:paragraph-properties fo:margin-top="0in" fo:margin-bottom="0.0598in" style:contextual-spacing="false"/>
      <style:text-properties officeooo:paragraph-rsid="00ac6125"/>
    </style:style>
    <style:style style:name="P38" style:family="paragraph" style:parent-style-name="Text_20_body" style:master-page-name="">
      <style:paragraph-properties fo:margin-top="0in" fo:margin-bottom="0.0598in" style:contextual-spacing="false" style:page-number="auto" fo:keep-with-next="always"/>
      <style:text-properties officeooo:paragraph-rsid="00a8c0f1"/>
    </style:style>
    <style:style style:name="P39" style:family="paragraph" style:parent-style-name="Text_20_body_20_indent">
      <style:paragraph-properties fo:margin-top="0in" fo:margin-bottom="0.0598in" style:contextual-spacing="false"/>
      <style:text-properties officeooo:paragraph-rsid="00ab76de"/>
    </style:style>
    <style:style style:name="P40" style:family="paragraph" style:parent-style-name="Text_20_body">
      <style:paragraph-properties fo:margin-top="0in" fo:margin-bottom="0.0402in" style:contextual-spacing="false"/>
      <style:text-properties officeooo:paragraph-rsid="00ac6125"/>
    </style:style>
    <style:style style:name="P41" style:family="paragraph" style:parent-style-name="Figure">
      <style:text-properties officeooo:paragraph-rsid="00a5d96c"/>
    </style:style>
    <style:style style:name="P42" style:family="paragraph" style:parent-style-name="Figure">
      <style:paragraph-properties fo:text-align="center" style:justify-single-word="false"/>
      <style:text-properties officeooo:paragraph-rsid="00a8c0f1"/>
    </style:style>
    <style:style style:name="P43" style:family="paragraph" style:parent-style-name="Figure">
      <style:paragraph-properties fo:text-align="center" style:justify-single-word="false"/>
      <style:text-properties officeooo:paragraph-rsid="00ac6125"/>
    </style:style>
    <style:style style:name="P44" style:family="paragraph" style:parent-style-name="Figure">
      <style:text-properties officeooo:paragraph-rsid="0023d03f"/>
    </style:style>
    <style:style style:name="P45" style:family="paragraph" style:parent-style-name="Figure">
      <style:text-properties officeooo:paragraph-rsid="00a8c0f1"/>
    </style:style>
    <style:style style:name="P46" style:family="paragraph" style:parent-style-name="Figure">
      <style:text-properties officeooo:paragraph-rsid="00ab76de"/>
    </style:style>
    <style:style style:name="P47" style:family="paragraph" style:parent-style-name="Figure">
      <style:text-properties officeooo:paragraph-rsid="00ac6125"/>
    </style:style>
    <style:style style:name="P48" style:family="paragraph" style:parent-style-name="Figure" style:master-page-name="">
      <style:paragraph-properties fo:margin-top="0.0799in" fo:margin-bottom="0.1402in" style:contextual-spacing="false" style:page-number="auto"/>
      <style:text-properties officeooo:paragraph-rsid="00a8c0f1"/>
    </style:style>
    <style:style style:name="P49" style:family="paragraph" style:parent-style-name="Figure">
      <style:paragraph-properties fo:margin-top="0.0799in" fo:margin-bottom="0.1402in" style:contextual-spacing="false"/>
      <style:text-properties officeooo:paragraph-rsid="00ab76de"/>
    </style:style>
    <style:style style:name="P50" style:family="paragraph" style:parent-style-name="Figure">
      <style:paragraph-properties fo:margin-top="0.0799in" fo:margin-bottom="0in" style:contextual-spacing="false" fo:text-align="center" style:justify-single-word="false"/>
      <style:text-properties officeooo:paragraph-rsid="00a8c0f1"/>
    </style:style>
    <style:style style:name="P51" style:family="paragraph" style:parent-style-name="Figure">
      <style:paragraph-properties fo:break-before="auto" fo:break-after="auto"/>
      <style:text-properties officeooo:paragraph-rsid="00ab76de"/>
    </style:style>
    <style:style style:name="P52" style:family="paragraph" style:parent-style-name="Text_20_body">
      <style:paragraph-properties fo:break-before="auto" fo:break-after="auto"/>
      <style:text-properties officeooo:paragraph-rsid="00ab76de"/>
    </style:style>
    <style:style style:name="P53" style:family="paragraph" style:parent-style-name="Figure">
      <style:paragraph-properties fo:margin-top="0.0799in" fo:margin-bottom="0.0598in" style:contextual-spacing="false"/>
      <style:text-properties officeooo:paragraph-rsid="00ac6125"/>
    </style:style>
    <style:style style:name="P54" style:family="paragraph" style:parent-style-name="Caption">
      <style:paragraph-properties fo:text-align="center" style:justify-single-word="false"/>
    </style:style>
    <style:style style:name="P55" style:family="paragraph" style:parent-style-name="Caption">
      <style:text-properties officeooo:paragraph-rsid="00a26d06"/>
    </style:style>
    <style:style style:name="P56" style:family="paragraph" style:parent-style-name="Caption">
      <style:text-properties officeooo:paragraph-rsid="00ab76de"/>
    </style:style>
    <style:style style:name="P57" style:family="paragraph" style:parent-style-name="Caption">
      <style:text-properties officeooo:paragraph-rsid="00b4e2ac"/>
    </style:style>
    <style:style style:name="P58" style:family="paragraph" style:parent-style-name="Caption">
      <style:text-properties officeooo:paragraph-rsid="00ac6125"/>
    </style:style>
    <style:style style:name="P59" style:family="paragraph" style:parent-style-name="Text_20_body_20_indent">
      <style:text-properties officeooo:paragraph-rsid="00a5d96c"/>
    </style:style>
    <style:style style:name="P60" style:family="paragraph" style:parent-style-name="Text_20_body_20_indent">
      <style:text-properties officeooo:rsid="00e22dda" officeooo:paragraph-rsid="00a8c0f1"/>
    </style:style>
    <style:style style:name="P61" style:family="paragraph" style:parent-style-name="Text_20_body_20_indent">
      <style:text-properties officeooo:paragraph-rsid="00a8c0f1"/>
    </style:style>
    <style:style style:name="P62" style:family="paragraph" style:parent-style-name="Text_20_body_20_indent">
      <style:text-properties officeooo:rsid="00a66bee" officeooo:paragraph-rsid="00ab76de"/>
    </style:style>
    <style:style style:name="P63" style:family="paragraph" style:parent-style-name="Text_20_body_20_indent">
      <style:text-properties officeooo:paragraph-rsid="00ab76de"/>
    </style:style>
    <style:style style:name="P64" style:family="paragraph" style:parent-style-name="Text_20_body_20_indent">
      <style:text-properties officeooo:paragraph-rsid="00ac6125"/>
    </style:style>
    <style:style style:name="P65" style:family="paragraph" style:parent-style-name="Frame_20_contents">
      <style:text-properties officeooo:paragraph-rsid="00675c81"/>
    </style:style>
    <style:style style:name="P66" style:family="paragraph" style:parent-style-name="Frame_20_contents">
      <style:paragraph-properties fo:text-align="start" style:justify-single-word="false"/>
      <style:text-properties officeooo:paragraph-rsid="0067a0b8"/>
    </style:style>
    <style:style style:name="P67" style:family="paragraph" style:parent-style-name="Frame_20_contents">
      <style:paragraph-properties fo:text-align="start" style:justify-single-word="false"/>
      <style:text-properties officeooo:paragraph-rsid="0079748b"/>
    </style:style>
    <style:style style:name="P68" style:family="paragraph" style:parent-style-name="Frame_20_contents">
      <style:text-properties officeooo:paragraph-rsid="0067a0b8"/>
    </style:style>
    <style:style style:name="P69" style:family="paragraph" style:parent-style-name="Frame_20_contents">
      <style:text-properties officeooo:paragraph-rsid="0072b579"/>
    </style:style>
    <style:style style:name="P70" style:family="paragraph" style:parent-style-name="Table_20_Heading">
      <style:text-properties fo:font-size="10.5pt" officeooo:paragraph-rsid="00a5d96c" style:font-size-asian="10.5pt" style:font-size-complex="10.5pt"/>
    </style:style>
    <style:style style:name="P71" style:family="paragraph" style:parent-style-name="Table_20_Heading">
      <style:text-properties officeooo:paragraph-rsid="00a5d96c"/>
    </style:style>
    <style:style style:name="P72" style:family="paragraph" style:parent-style-name="Table_20_Heading">
      <style:text-properties officeooo:paragraph-rsid="00ab76de"/>
    </style:style>
    <style:style style:name="P73" style:family="paragraph" style:parent-style-name="Table_20_Heading">
      <style:text-properties officeooo:paragraph-rsid="00ac6125"/>
    </style:style>
    <style:style style:name="P74" style:family="paragraph" style:parent-style-name="Subtitle">
      <style:text-properties fo:language="en" fo:country="US" officeooo:rsid="008b62d7" officeooo:paragraph-rsid="00ab76de"/>
    </style:style>
    <style:style style:name="P75" style:family="paragraph" style:parent-style-name="Subtitle">
      <style:text-properties officeooo:paragraph-rsid="00ac6125"/>
    </style:style>
    <style:style style:name="P76" style:family="paragraph" style:parent-style-name="Table_20_Contents">
      <style:text-properties officeooo:paragraph-rsid="00a5d96c"/>
    </style:style>
    <style:style style:name="P77" style:family="paragraph" style:parent-style-name="Table_20_Contents">
      <style:text-properties officeooo:paragraph-rsid="00ab76de"/>
    </style:style>
    <style:style style:name="P78" style:family="paragraph" style:parent-style-name="Table_20_Contents">
      <style:text-properties officeooo:paragraph-rsid="00ac6125"/>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Text_20_body">
      <style:paragraph-properties style:writing-mode="page"/>
      <style:text-properties officeooo:paragraph-rsid="00a8c0f1"/>
    </style:style>
    <style:style style:name="P82" style:family="paragraph" style:parent-style-name="Heading_20_1">
      <style:text-properties officeooo:paragraph-rsid="00a5d96c"/>
    </style:style>
    <style:style style:name="P83" style:family="paragraph" style:parent-style-name="Heading_20_1">
      <style:text-properties officeooo:paragraph-rsid="00a8c0f1"/>
    </style:style>
    <style:style style:name="P84" style:family="paragraph" style:parent-style-name="Heading_20_1">
      <style:text-properties officeooo:paragraph-rsid="00ab76de"/>
    </style:style>
    <style:style style:name="P85" style:family="paragraph" style:parent-style-name="Heading_20_1">
      <style:text-properties officeooo:paragraph-rsid="00ac6125"/>
    </style:style>
    <style:style style:name="P86" style:family="paragraph" style:parent-style-name="Heading_20_1" style:master-page-name="">
      <style:paragraph-properties style:page-number="auto"/>
      <style:text-properties officeooo:paragraph-rsid="00a5d96c"/>
    </style:style>
    <style:style style:name="P87" style:family="paragraph" style:parent-style-name="Heading_20_1" style:master-page-name="LOFrontMatter">
      <style:paragraph-properties style:page-number="auto"/>
      <style:text-properties fo:language="en" fo:country="US"/>
    </style:style>
    <style:style style:name="P88" style:family="paragraph" style:parent-style-name="Heading_20_1" style:master-page-name="Standard">
      <style:paragraph-properties style:page-number="auto" style:writing-mode="page"/>
      <style:text-properties fo:language="en" fo:country="US" officeooo:paragraph-rsid="00a5d96c"/>
    </style:style>
    <style:style style:name="P89" style:family="paragraph" style:parent-style-name="Heading_20_1" style:master-page-name="Standard">
      <style:paragraph-properties style:page-number="auto"/>
      <style:text-properties officeooo:paragraph-rsid="00a8c0f1"/>
    </style:style>
    <style:style style:name="P90" style:family="paragraph" style:parent-style-name="Heading_20_1" style:master-page-name="Standard">
      <style:paragraph-properties style:page-number="auto"/>
      <style:text-properties officeooo:paragraph-rsid="00ab76de"/>
    </style:style>
    <style:style style:name="P91" style:family="paragraph" style:parent-style-name="Heading_20_1" style:master-page-name="Standard">
      <style:paragraph-properties style:page-number="auto"/>
      <style:text-properties officeooo:paragraph-rsid="00ac6125"/>
    </style:style>
    <style:style style:name="P92" style:family="paragraph" style:parent-style-name="Heading_20_1">
      <style:paragraph-properties fo:break-before="auto" fo:break-after="auto"/>
      <style:text-properties officeooo:paragraph-rsid="00a8c0f1"/>
    </style:style>
    <style:style style:name="P93" style:family="paragraph" style:parent-style-name="Heading_20_2">
      <style:text-properties officeooo:paragraph-rsid="00a5d96c"/>
    </style:style>
    <style:style style:name="P94" style:family="paragraph" style:parent-style-name="Heading_20_2">
      <style:text-properties officeooo:paragraph-rsid="00a8c0f1"/>
    </style:style>
    <style:style style:name="P95" style:family="paragraph" style:parent-style-name="Heading_20_2">
      <style:text-properties officeooo:paragraph-rsid="00ab76de"/>
    </style:style>
    <style:style style:name="P96" style:family="paragraph" style:parent-style-name="Heading_20_2">
      <style:text-properties officeooo:paragraph-rsid="00ac6125"/>
    </style:style>
    <style:style style:name="P97" style:family="paragraph" style:parent-style-name="Heading_20_2">
      <style:paragraph-properties fo:break-before="auto" fo:break-after="auto"/>
      <style:text-properties officeooo:paragraph-rsid="00a8c0f1"/>
    </style:style>
    <style:style style:name="P98" style:family="paragraph" style:parent-style-name="Heading_20_2">
      <style:paragraph-properties fo:break-before="auto" fo:break-after="auto"/>
      <style:text-properties officeooo:paragraph-rsid="00ab76de"/>
    </style:style>
    <style:style style:name="P99" style:family="paragraph" style:parent-style-name="Heading_20_3">
      <style:text-properties officeooo:paragraph-rsid="00a8c0f1"/>
    </style:style>
    <style:style style:name="P100" style:family="paragraph" style:parent-style-name="Heading_20_3">
      <style:text-properties officeooo:paragraph-rsid="00ab76de"/>
    </style:style>
    <style:style style:name="P101" style:family="paragraph" style:parent-style-name="Heading_20_3">
      <style:paragraph-properties fo:margin-top="0.1965in" fo:margin-bottom="0.0398in" style:contextual-spacing="false"/>
      <style:text-properties officeooo:paragraph-rsid="00a8c0f1"/>
    </style:style>
    <style:style style:name="P102" style:family="paragraph" style:parent-style-name="List_20_1">
      <style:text-properties officeooo:paragraph-rsid="00a5d96c"/>
    </style:style>
    <style:style style:name="P103" style:family="paragraph" style:parent-style-name="List_20_1">
      <style:text-properties officeooo:paragraph-rsid="00a8c0f1"/>
    </style:style>
    <style:style style:name="P104" style:family="paragraph" style:parent-style-name="List_20_1" style:list-style-name="List_20_1">
      <style:text-properties officeooo:paragraph-rsid="00a8c0f1"/>
    </style:style>
    <style:style style:name="P105" style:family="paragraph" style:parent-style-name="List_20_1" style:list-style-name="List_20_1">
      <style:text-properties officeooo:paragraph-rsid="00ac6125"/>
    </style:style>
    <style:style style:name="P106" style:family="paragraph" style:parent-style-name="List_20_1">
      <style:text-properties officeooo:paragraph-rsid="00ab76de"/>
    </style:style>
    <style:style style:name="P107" style:family="paragraph" style:parent-style-name="List_20_1" style:list-style-name="OOoBullets_20_1">
      <style:text-properties officeooo:paragraph-rsid="00ab76de"/>
    </style:style>
    <style:style style:name="P108" style:family="paragraph" style:parent-style-name="List_20_1">
      <style:text-properties officeooo:paragraph-rsid="00ac6125"/>
    </style:style>
    <style:style style:name="P109" style:family="paragraph" style:parent-style-name="List_20_1">
      <style:paragraph-properties fo:margin-left="0.7in" fo:margin-right="0in" fo:text-indent="-0.25in" style:auto-text-indent="false">
        <style:tab-stops/>
      </style:paragraph-properties>
      <style:text-properties officeooo:paragraph-rsid="00ab76de"/>
    </style:style>
    <style:style style:name="P110" style:family="paragraph" style:parent-style-name="List_20_2">
      <style:paragraph-properties fo:margin-left="0.748in" fo:margin-right="0in" fo:text-indent="-0.252in" style:auto-text-indent="false">
        <style:tab-stops/>
      </style:paragraph-properties>
      <style:text-properties officeooo:paragraph-rsid="00a8c0f1"/>
    </style:style>
    <style:style style:name="P111" style:family="paragraph" style:parent-style-name="Numbering_20_1">
      <style:text-properties officeooo:paragraph-rsid="00a5d96c"/>
    </style:style>
    <style:style style:name="P112" style:family="paragraph" style:parent-style-name="Numbering_20_1" style:list-style-name="Numbering_20_1">
      <style:text-properties officeooo:paragraph-rsid="00a8c0f1"/>
    </style:style>
    <style:style style:name="P113" style:family="paragraph" style:parent-style-name="Numbering_20_1" style:list-style-name="Numbering_20_1">
      <style:text-properties officeooo:paragraph-rsid="00ac6125"/>
    </style:style>
    <style:style style:name="P114" style:family="paragraph" style:parent-style-name="Numbering_20_1">
      <style:text-properties officeooo:paragraph-rsid="00a8c0f1"/>
    </style:style>
    <style:style style:name="P115" style:family="paragraph" style:parent-style-name="Numbering_20_1">
      <style:text-properties officeooo:paragraph-rsid="00ab76de"/>
    </style:style>
    <style:style style:name="P116" style:family="paragraph" style:parent-style-name="Numbering_20_1">
      <style:text-properties officeooo:paragraph-rsid="00ac6125"/>
    </style:style>
    <style:style style:name="P117" style:family="paragraph" style:parent-style-name="Numbering_20_1" style:master-page-name="">
      <style:paragraph-properties style:page-number="auto" fo:keep-with-next="always" style:writing-mode="page"/>
      <style:text-properties officeooo:paragraph-rsid="00a5d96c"/>
    </style:style>
    <style:style style:name="P118" style:family="paragraph" style:parent-style-name="Numbering_20_1" style:list-style-name="Numbering_20_1" style:master-page-name="">
      <style:paragraph-properties style:page-number="auto"/>
      <style:text-properties officeooo:paragraph-rsid="00ac6125"/>
    </style:style>
    <style:style style:name="P119" style:family="paragraph" style:parent-style-name="Numbering_20_1">
      <style:paragraph-properties fo:keep-with-next="always" style:writing-mode="page"/>
      <style:text-properties officeooo:paragraph-rsid="00a5d96c"/>
    </style:style>
    <style:style style:name="P120" style:family="paragraph" style:parent-style-name="Numbering_20_1" style:master-page-name="">
      <style:paragraph-properties fo:margin-top="0in" fo:margin-bottom="0.0402in" style:contextual-spacing="false" style:page-number="auto"/>
      <style:text-properties officeooo:paragraph-rsid="00ac6125"/>
    </style:style>
    <style:style style:name="P121" style:family="paragraph" style:parent-style-name="Numbering_20_1">
      <style:paragraph-properties fo:margin-top="0in" fo:margin-bottom="0.0402in" style:contextual-spacing="false"/>
      <style:text-properties officeooo:paragraph-rsid="00ac6125"/>
    </style:style>
    <style:style style:name="P122" style:family="paragraph" style:parent-style-name="Standard" style:master-page-name="First_20_Page">
      <style:paragraph-properties style:page-number="auto"/>
      <style:text-properties officeooo:paragraph-rsid="00a5d96c"/>
    </style:style>
    <style:style style:name="P123" style:family="paragraph" style:parent-style-name="Standard" style:master-page-name="First_20_Page">
      <style:paragraph-properties style:page-number="auto"/>
      <style:text-properties officeooo:paragraph-rsid="00a8c0f1"/>
    </style:style>
    <style:style style:name="P124" style:family="paragraph" style:parent-style-name="Standard" style:master-page-name="First_20_Page">
      <style:paragraph-properties style:page-number="auto"/>
      <style:text-properties officeooo:paragraph-rsid="00ac6125"/>
    </style:style>
    <style:style style:name="P125" style:family="paragraph" style:parent-style-name="Title">
      <style:text-properties fo:language="en" fo:country="US" officeooo:rsid="001f0121" officeooo:paragraph-rsid="00a8c0f1"/>
    </style:style>
    <style:style style:name="P126" style:family="paragraph" style:parent-style-name="Title">
      <style:text-properties fo:language="en" fo:country="US" officeooo:rsid="001f0121" officeooo:paragraph-rsid="00ac612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3402c9"/>
    </style:style>
    <style:style style:name="T7" style:family="text">
      <style:text-properties fo:font-weight="bold" style:font-weight-asian="bold"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officeooo:rsid="002bd617" style:font-weight-asian="normal" style:font-weight-complex="normal"/>
    </style:style>
    <style:style style:name="T12" style:family="text">
      <style:text-properties fo:font-weight="normal" officeooo:rsid="007f704a" style:font-weight-asian="normal" style:font-weight-complex="normal"/>
    </style:style>
    <style:style style:name="T13" style:family="text">
      <style:text-properties fo:font-weight="normal" officeooo:rsid="0070ac59" style:font-weight-asian="normal" style:font-weight-complex="normal"/>
    </style:style>
    <style:style style:name="T14" style:family="text">
      <style:text-properties fo:font-weight="normal" officeooo:rsid="0027421a" style:font-weight-asian="normal" style:font-weight-complex="normal"/>
    </style:style>
    <style:style style:name="T15" style:family="text">
      <style:text-properties fo:font-weight="normal" officeooo:rsid="002e55be" style:font-weight-asian="normal" style:font-weight-complex="normal"/>
    </style:style>
    <style:style style:name="T16" style:family="text">
      <style:text-properties fo:font-weight="normal" officeooo:rsid="008e0525" style:font-weight-asian="normal" style:font-weight-complex="normal"/>
    </style:style>
    <style:style style:name="T17" style:family="text">
      <style:text-properties fo:language="en" fo:country="US"/>
    </style:style>
    <style:style style:name="T18" style:family="text">
      <style:text-properties fo:language="en" fo:country="US" officeooo:rsid="00048fb0"/>
    </style:style>
    <style:style style:name="T19" style:family="text">
      <style:text-properties fo:language="en" fo:country="US" officeooo:rsid="001f0121"/>
    </style:style>
    <style:style style:name="T20" style:family="text">
      <style:text-properties fo:language="en" fo:country="US" officeooo:rsid="00bc6e6b"/>
    </style:style>
    <style:style style:name="T21" style:family="text">
      <style:text-properties fo:language="en" fo:country="US" officeooo:rsid="008b62d7"/>
    </style:style>
    <style:style style:name="T22" style:family="text">
      <style:text-properties fo:language="en" fo:country="US" officeooo:rsid="009bacb1"/>
    </style:style>
    <style:style style:name="T23" style:family="text">
      <style:text-properties fo:language="en" fo:country="US" officeooo:rsid="005ae930"/>
    </style:style>
    <style:style style:name="T24" style:family="text">
      <style:text-properties fo:language="en" fo:country="US" officeooo:rsid="009117c2"/>
    </style:style>
    <style:style style:name="T25" style:family="text">
      <style:text-properties fo:language="en" fo:country="US" style:font-name-asian="DejaVu Sans" style:font-name-complex="Lucidasans"/>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1"/>
    </style:style>
    <style:style style:name="T29" style:family="text">
      <style:text-properties officeooo:rsid="00232bb6"/>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Liberation Sans5" officeooo:rsid="0019deb4" style:font-name-asian="Liberation Sans5" style:font-name-complex="Liberation Sans5"/>
    </style:style>
    <style:style style:name="T32" style:family="text">
      <style:text-properties officeooo:rsid="008004fb"/>
    </style:style>
    <style:style style:name="T33" style:family="text">
      <style:text-properties officeooo:rsid="004d8331"/>
    </style:style>
    <style:style style:name="T34" style:family="text">
      <style:text-properties officeooo:rsid="005fb143"/>
    </style:style>
    <style:style style:name="T35" style:family="text">
      <style:text-properties officeooo:rsid="0018dfb6"/>
    </style:style>
    <style:style style:name="T36" style:family="text">
      <style:text-properties style:font-name="Liberation Sans" fo:font-size="11pt"/>
    </style:style>
    <style:style style:name="T37" style:family="text">
      <style:text-properties style:font-name="Liberation Sans" fo:language="en" fo:country="US" style:font-name-asian="DejaVu Sans" style:font-name-complex="Lucidasans"/>
    </style:style>
    <style:style style:name="T38" style:family="text">
      <style:text-properties officeooo:rsid="00279e90"/>
    </style:style>
    <style:style style:name="T39" style:family="text">
      <style:text-properties officeooo:rsid="0023a314"/>
    </style:style>
    <style:style style:name="T40" style:family="text">
      <style:text-properties officeooo:rsid="00193d6d"/>
    </style:style>
    <style:style style:name="T41" style:family="text">
      <style:text-properties fo:background-color="transparent" loext:char-shading-value="0"/>
    </style:style>
    <style:style style:name="T42" style:family="text">
      <style:text-properties officeooo:rsid="00b11231" fo:background-color="transparent" loext:char-shading-value="0"/>
    </style:style>
    <style:style style:name="T43" style:family="text">
      <style:text-properties style:font-name="Times New Roman2" fo:font-size="12pt" style:letter-kerning="true"/>
    </style:style>
    <style:style style:name="T44" style:family="text">
      <style:text-properties style:font-name="Times New Roman2" fo:font-size="11pt"/>
    </style:style>
    <style:style style:name="T45" style:family="text">
      <style:text-properties officeooo:rsid="00a7428a"/>
    </style:style>
    <style:style style:name="T46" style:family="text">
      <style:text-properties officeooo:rsid="00289745"/>
    </style:style>
    <style:style style:name="T47" style:family="text">
      <style:text-properties officeooo:rsid="00292880"/>
    </style:style>
    <style:style style:name="T48" style:family="text">
      <style:text-properties officeooo:rsid="0029f313"/>
    </style:style>
    <style:style style:name="T49" style:family="text">
      <style:text-properties style:use-window-font-color="true" loext:opacity="0%"/>
    </style:style>
    <style:style style:name="T50" style:family="text">
      <style:text-properties style:use-window-font-color="true" loext:opacity="0%" style:font-name="Times New Roman2" fo:font-size="11pt"/>
    </style:style>
    <style:style style:name="T51" style:family="text">
      <style:text-properties style:use-window-font-color="true" loext:opacity="0%" fo:font-style="italic"/>
    </style:style>
    <style:style style:name="T52" style:family="text">
      <style:text-properties officeooo:rsid="001af45b"/>
    </style:style>
    <style:style style:name="T53" style:family="text">
      <style:text-properties officeooo:rsid="00a5ab0b"/>
    </style:style>
    <style:style style:name="T54" style:family="text">
      <style:text-properties officeooo:rsid="007a5222"/>
    </style:style>
    <style:style style:name="T55" style:family="text">
      <style:text-properties officeooo:rsid="00848143"/>
    </style:style>
    <style:style style:name="T56" style:family="text">
      <style:text-properties officeooo:rsid="00eaafbf"/>
    </style:style>
    <style:style style:name="T57" style:family="text">
      <style:text-properties officeooo:rsid="00c27ec8"/>
    </style:style>
    <style:style style:name="T58" style:family="text">
      <style:text-properties officeooo:rsid="00b30e01"/>
    </style:style>
    <style:style style:name="T59" style:family="text">
      <style:text-properties officeooo:rsid="00b3ae48"/>
    </style:style>
    <style:style style:name="T60" style:family="text">
      <style:text-properties officeooo:rsid="0097e44d"/>
    </style:style>
    <style:style style:name="T61" style:family="text">
      <style:text-properties officeooo:rsid="00b085c5"/>
    </style:style>
    <style:style style:name="T62" style:family="text">
      <style:text-properties officeooo:rsid="00b11231"/>
    </style:style>
    <style:style style:name="T63" style:family="text">
      <style:text-properties officeooo:rsid="00e09976"/>
    </style:style>
    <style:style style:name="T64" style:family="text">
      <style:text-properties officeooo:rsid="00c46bb9"/>
    </style:style>
    <style:style style:name="T65" style:family="text">
      <style:text-properties officeooo:rsid="0024d752"/>
    </style:style>
    <style:style style:name="T66" style:family="text">
      <style:text-properties officeooo:rsid="009a5d2f"/>
    </style:style>
    <style:style style:name="T67" style:family="text">
      <style:text-properties officeooo:rsid="00d01bc6"/>
    </style:style>
    <style:style style:name="T68" style:family="text">
      <style:text-properties officeooo:rsid="00d8a072"/>
    </style:style>
    <style:style style:name="T69" style:family="text">
      <style:text-properties officeooo:rsid="00b4bdeb"/>
    </style:style>
    <style:style style:name="T70" style:family="text">
      <style:text-properties officeooo:rsid="00b64c3f"/>
    </style:style>
    <style:style style:name="T71" style:family="text">
      <style:text-properties officeooo:rsid="000f7194"/>
    </style:style>
    <style:style style:name="T72" style:family="text">
      <style:text-properties officeooo:rsid="000d046e"/>
    </style:style>
    <style:style style:name="T73" style:family="text">
      <style:text-properties officeooo:rsid="00173d87"/>
    </style:style>
    <style:style style:name="T74" style:family="text">
      <style:text-properties officeooo:rsid="009cda17"/>
    </style:style>
    <style:style style:name="T75" style:family="text">
      <style:text-properties officeooo:rsid="00129322"/>
    </style:style>
    <style:style style:name="T76" style:family="text">
      <style:text-properties officeooo:rsid="00b773a6"/>
    </style:style>
    <style:style style:name="T77" style:family="text">
      <style:text-properties officeooo:rsid="001f976e"/>
    </style:style>
    <style:style style:name="T78" style:family="text">
      <style:text-properties officeooo:rsid="009f60b4"/>
    </style:style>
    <style:style style:name="T79" style:family="text">
      <style:text-properties officeooo:rsid="00a10e94"/>
    </style:style>
    <style:style style:name="T80" style:family="text">
      <style:text-properties officeooo:rsid="00b90ba7"/>
    </style:style>
    <style:style style:name="T81" style:family="text">
      <style:text-properties officeooo:rsid="00a1deb5"/>
    </style:style>
    <style:style style:name="T82" style:family="text">
      <style:text-properties officeooo:rsid="00be2b0a"/>
    </style:style>
    <style:style style:name="T83" style:family="text">
      <style:text-properties officeooo:rsid="00b94ea6"/>
    </style:style>
    <style:style style:name="T84" style:family="text">
      <style:text-properties officeooo:rsid="00e9666d"/>
    </style:style>
    <style:style style:name="T85" style:family="text">
      <style:text-properties officeooo:rsid="00e97b82"/>
    </style:style>
    <style:style style:name="T86" style:family="text">
      <style:text-properties officeooo:rsid="002e55be"/>
    </style:style>
    <style:style style:name="T87" style:family="text">
      <style:text-properties officeooo:rsid="00dd381f"/>
    </style:style>
    <style:style style:name="T88" style:family="text">
      <style:text-properties officeooo:rsid="0027421a" style:font-weight-asian="normal" style:font-weight-complex="normal"/>
    </style:style>
    <style:style style:name="T89" style:family="text">
      <style:text-properties officeooo:rsid="00289ada"/>
    </style:style>
    <style:style style:name="T90" style:family="text">
      <style:text-properties officeooo:rsid="002a41ce"/>
    </style:style>
    <style:style style:name="T91" style:family="text">
      <style:text-properties officeooo:rsid="00b6f22d"/>
    </style:style>
    <style:style style:name="T92" style:family="text">
      <style:text-properties officeooo:rsid="00de0b6c"/>
    </style:style>
    <style:style style:name="T93" style:family="text">
      <style:text-properties officeooo:rsid="002d1d86"/>
    </style:style>
    <style:style style:name="T94" style:family="text">
      <style:text-properties officeooo:rsid="00d84396"/>
    </style:style>
    <style:style style:name="T95" style:family="text">
      <style:text-properties officeooo:rsid="00b9bf19"/>
    </style:style>
    <style:style style:name="T96" style:family="text">
      <style:text-properties officeooo:rsid="009bacb1"/>
    </style:style>
    <style:style style:name="T97" style:family="text">
      <style:text-properties officeooo:rsid="008b62d7"/>
    </style:style>
    <style:style style:name="T98" style:family="text">
      <style:text-properties officeooo:rsid="00997713"/>
    </style:style>
    <style:style style:name="T99" style:family="text">
      <style:text-properties officeooo:rsid="000591c9"/>
    </style:style>
    <style:style style:name="T100" style:family="text">
      <style:text-properties officeooo:rsid="00a66bee"/>
    </style:style>
    <style:style style:name="T101" style:family="text">
      <style:text-properties officeooo:rsid="00cba7ca"/>
    </style:style>
    <style:style style:name="T102" style:family="text">
      <style:text-properties style:font-name="Tahoma" fo:font-size="10.5pt" fo:font-style="normal" fo:font-weight="normal" style:font-size-asian="10.5pt" style:font-style-asian="normal" style:font-weight-asian="normal" style:font-size-complex="10.5pt"/>
    </style:style>
    <style:style style:name="T103" style:family="text">
      <style:text-properties fo:font-size="10.5pt" style:font-size-asian="10.5pt" style:font-size-complex="10.5pt"/>
    </style:style>
    <style:style style:name="T104" style:family="text">
      <style:text-properties officeooo:rsid="009c392e"/>
    </style:style>
    <style:style style:name="T105" style:family="text">
      <style:text-properties officeooo:rsid="00a77e91"/>
    </style:style>
    <style:style style:name="T106" style:family="text">
      <style:text-properties officeooo:rsid="006522ee"/>
    </style:style>
    <style:style style:name="T107" style:family="text">
      <style:text-properties officeooo:rsid="009d898c"/>
    </style:style>
    <style:style style:name="T108" style:family="text">
      <style:text-properties officeooo:rsid="0072af54"/>
    </style:style>
    <style:style style:name="T109" style:family="text">
      <style:text-properties officeooo:rsid="00a8a4ed"/>
    </style:style>
    <style:style style:name="T110" style:family="text">
      <style:text-properties officeooo:rsid="00a99fbb"/>
    </style:style>
    <style:style style:name="T111" style:family="text">
      <style:text-properties officeooo:rsid="0075f1ff"/>
    </style:style>
    <style:style style:name="T112" style:family="text">
      <style:text-properties officeooo:rsid="0012798d"/>
    </style:style>
    <style:style style:name="T113" style:family="text">
      <style:text-properties fo:font-size="11pt"/>
    </style:style>
    <style:style style:name="T114" style:family="text">
      <style:text-properties officeooo:rsid="00183a36"/>
    </style:style>
    <style:style style:name="T115" style:family="text">
      <style:text-properties officeooo:rsid="004cdd70"/>
    </style:style>
    <style:style style:name="T116" style:family="text">
      <style:text-properties officeooo:rsid="004c4e35"/>
    </style:style>
    <style:style style:name="T117" style:family="text">
      <style:text-properties officeooo:rsid="00b98c3f"/>
    </style:style>
    <style:style style:name="T118" style:family="text">
      <style:text-properties officeooo:rsid="004d705d"/>
    </style:style>
    <style:style style:name="T119" style:family="text">
      <style:text-properties officeooo:rsid="008cedc3"/>
    </style:style>
    <style:style style:name="T120" style:family="text">
      <style:text-properties style:font-name-asian="DejaVu Sans" style:font-name-complex="Lucidasans"/>
    </style:style>
    <style:style style:name="T121" style:family="text">
      <style:text-properties officeooo:rsid="00b6a362"/>
    </style:style>
    <style:style style:name="T122" style:family="text">
      <style:text-properties officeooo:rsid="009b3566"/>
    </style:style>
    <style:style style:name="T123" style:family="text">
      <style:text-properties officeooo:rsid="009fb1ad"/>
    </style:style>
    <style:style style:name="T124" style:family="text">
      <style:text-properties officeooo:rsid="00b3d5a0"/>
    </style:style>
    <style:style style:name="T125" style:family="text">
      <style:text-properties officeooo:rsid="007ac899"/>
    </style:style>
    <style:style style:name="T126" style:family="text">
      <style:text-properties officeooo:rsid="00bebd87"/>
    </style:style>
    <style:style style:name="T127" style:family="text">
      <style:text-properties officeooo:rsid="00a1a384"/>
    </style:style>
    <style:style style:name="T128" style:family="text">
      <style:text-properties officeooo:rsid="00b4e2ac"/>
    </style:style>
    <style:style style:name="T129" style:family="text">
      <style:text-properties officeooo:rsid="00a5691c"/>
    </style:style>
    <style:style style:name="T130" style:family="text">
      <style:text-properties officeooo:rsid="00a386c6"/>
    </style:style>
    <style:style style:name="T131" style:family="text">
      <style:text-properties officeooo:rsid="00bb6eb7"/>
    </style:style>
    <style:style style:name="T132" style:family="text">
      <style:text-properties officeooo:rsid="00ae323f"/>
    </style:style>
    <style:style style:name="T133" style:family="text">
      <style:text-properties officeooo:rsid="00a6e929"/>
    </style:style>
    <style:style style:name="T134" style:family="text">
      <style:text-properties officeooo:rsid="00b21763"/>
    </style:style>
    <style:style style:name="T135" style:family="text">
      <style:text-properties officeooo:rsid="00bcc1a0"/>
    </style:style>
    <style:style style:name="T136" style:family="text">
      <style:text-properties officeooo:rsid="00a86975"/>
    </style:style>
    <style:style style:name="T137" style:family="text">
      <style:text-properties officeooo:rsid="00a92c5c"/>
    </style:style>
    <style:style style:name="T138" style:family="text">
      <style:text-properties officeooo:rsid="005fc37c"/>
    </style:style>
    <style:style style:name="T139" style:family="text">
      <style:text-properties officeooo:rsid="007c9803"/>
    </style:style>
    <style:style style:name="T140" style:family="text">
      <style:text-properties officeooo:rsid="00ad691c"/>
    </style:style>
    <style:style style:name="T141" style:family="text">
      <style:text-properties officeooo:rsid="00aa1528"/>
    </style:style>
    <style:style style:name="T142" style:family="text">
      <style:text-properties officeooo:rsid="007b52c6"/>
    </style:style>
    <style:style style:name="T143" style:family="text">
      <style:text-properties officeooo:rsid="00abdd06"/>
    </style:style>
    <style:style style:name="T144" style:family="text">
      <style:text-properties officeooo:rsid="00ac9651"/>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top="0in" fo:margin-bottom="0in" style:vertical-pos="top" style:vertical-rel="baseline" style:horizontal-pos="center" style:horizontal-rel="paragraph-content"/>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Standard"/>
      <text:h text:style-name="P87" text:outline-level="2"><text:bookmark-start text:name="__RefHeading__5636_1566568644"/>Copyright<text:bookmark-end text:name="__RefHeading__5636_1566568644"/></text:h>
      <text:p text:style-name="P22">This document is Copyright <text:span text:style-name="T28">©</text:span> <text:span text:style-name="T1">2016</text:span> by <text:span text:style-name="T29">the LibreOffice Documentation Team. C</text:span>ontributors a<text:span text:style-name="T29">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9">http://creativecommons.org/licenses/by/4.0/</text:span></text:a>), version <text:span text:style-name="T29">4</text:span>.0 or later.</text:p>
      <text:p text:style-name="P21">All trademarks within this guide belong to their legitimate owners.</text:p>
      <text:h text:style-name="Heading_20_1" text:outline-level="2"><text:bookmark-start text:name="__RefHeading__5638_1566568644"/>Contributors<text:bookmark-end text:name="__RefHeading__5638_1566568644"/></text:h>
      <text:p text:style-name="P19">Jean Hollis Weber<text:tab/>Peter Schofield<text:tab/>Ron Faile Jr.<text:line-break/>Martin Fox<text:tab/>Dan Lewis<text:tab/>David Michel<text:line-break/>Andrew Pitonyak<text:tab/>Hazel Russman<text:tab/>Jeremy Cartwright<text:line-break/>John A Smith<text:tab/><text:span text:style-name="T33">Martin Saffron</text:span><text:tab/>Laurent Balland-Poirier<text:line-break/><text:span text:style-name="T34">Bruce Byfield<text:tab/>Reizinger Zoltán</text:span></text:p>
      <text:p text:style-name="P12"><text:span text:style-name="OOoStrongEmphasis">Cover art:</text:span><text:line-break/>Klaus-Jürgen Weghorn<text:tab/>Jean Hollis Weber</text:p>
      <text:h text:style-name="Heading_20_1" text:outline-level="2"><text:bookmark-start text:name="__RefHeading__5640_1566568644"/>Feedback<text:bookmark-end text:name="__RefHeading__5640_1566568644"/></text:h>
      <text:p text:style-name="P22">Please direct any comments or suggestions about this document to <text:span text:style-name="T27">the Documentation Team’s mailing list</text:span>: <text:a xlink:type="simple" xlink:href="mailto:documentation@global.libreoffice.org" text:style-name="Internet_20_link" text:visited-style-name="Visited_20_Internet_20_Link">documentation@global.libreoffice.org</text:a></text:p>
      <text:p text:style-name="P22"><text:span text:style-name="T17">Note: </text:span><text:span text:style-name="T18">Everything you send to a mailing list, including your email address and any other personal information that is written in the message, is publicly archived and cannot be deleted.</text:span></text:p>
      <text:h text:style-name="Heading_20_1" text:outline-level="2"><text:bookmark-start text:name="__RefHeading__5642_1566568644"/>Acknowledgments<text:bookmark-end text:name="__RefHeading__5642_1566568644"/></text:h>
      <text:p text:style-name="P11">This book is adapted and updated from <text:span text:style-name="OOoEmphasis">Getting Started with OpenOffice.org 3.3</text:span>. The contributors to that book are listed on page <text:bookmark-ref text:reference-format="page" text:ref-name="__RefHeading__6761_1241987491">13</text:bookmark-ref>.</text:p>
      <text:h text:style-name="Heading_20_1" text:outline-level="2"><text:bookmark-start text:name="__RefHeading__5644_1566568644"/>Publication date and software version<text:bookmark-end text:name="__RefHeading__5644_1566568644"/></text:h>
      <text:p text:style-name="P11"><text:span text:style-name="T19">Published </text:span><text:span text:style-name="T20">4 March</text:span><text:span text:style-name="T19"> 201</text:span><text:span text:style-name="T20">6</text:span><text:span text:style-name="T19">. Based on LibreOffice </text:span><text:span text:style-name="T20">5.0</text:span><text:span text:style-name="T19">.</text:span></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0"><text:a xlink:type="simple" xlink:href="#__RefHeading__5636_1566568644" text:style-name="Index_20_Link" text:visited-style-name="Index_20_Link">Copyright<text:tab/>2</text:a></text:p>
          <text:p text:style-name="P80"><text:a xlink:type="simple" xlink:href="#__RefHeading__5638_1566568644" text:style-name="Index_20_Link" text:visited-style-name="Index_20_Link">Contributors<text:tab/>2</text:a></text:p>
          <text:p text:style-name="P80"><text:a xlink:type="simple" xlink:href="#__RefHeading__5640_1566568644" text:style-name="Index_20_Link" text:visited-style-name="Index_20_Link">Feedback<text:tab/>2</text:a></text:p>
          <text:p text:style-name="P80"><text:a xlink:type="simple" xlink:href="#__RefHeading__5642_1566568644" text:style-name="Index_20_Link" text:visited-style-name="Index_20_Link">Acknowledgments<text:tab/>2</text:a></text:p>
          <text:p text:style-name="P80"><text:a xlink:type="simple" xlink:href="#__RefHeading__5644_1566568644" text:style-name="Index_20_Link" text:visited-style-name="Index_20_Link">Publication date and software version<text:tab/>2</text:a></text:p>
          <text:p text:style-name="P79"><text:a xlink:type="simple" xlink:href="#__RefHeading__126734_789510747" text:style-name="Index_20_Link" text:visited-style-name="Index_20_Link"><text:s/>Preface<text:tab/>9</text:a></text:p>
          <text:p text:style-name="P80"><text:a xlink:type="simple" xlink:href="#__RefHeading___Toc76350_811363531" text:style-name="Index_20_Link" text:visited-style-name="Index_20_Link">Who is this book for?<text:tab/>10</text:a></text:p>
          <text:p text:style-name="P80"><text:a xlink:type="simple" xlink:href="#__RefHeading__6749_1241987491" text:style-name="Index_20_Link" text:visited-style-name="Index_20_Link">What's in this book?<text:tab/>10</text:a></text:p>
          <text:p text:style-name="P80"><text:a xlink:type="simple" xlink:href="#__RefHeading__6751_1241987491" text:style-name="Index_20_Link" text:visited-style-name="Index_20_Link">Where to get more help<text:tab/>10</text:a></text:p>
          <text:p text:style-name="P80"><text:a xlink:type="simple" xlink:href="#__RefHeading__11088_1241987491" text:style-name="Index_20_Link" text:visited-style-name="Index_20_Link">What you see may be different<text:tab/>11</text:a></text:p>
          <text:p text:style-name="P80"><text:a xlink:type="simple" xlink:href="#__RefHeading__11174_1241987491" text:style-name="Index_20_Link" text:visited-style-name="Index_20_Link">Using LibreOffice on a Mac<text:tab/>12</text:a></text:p>
          <text:p text:style-name="P80"><text:a xlink:type="simple" xlink:href="#__RefHeading__10924_1241987491" text:style-name="Index_20_Link" text:visited-style-name="Index_20_Link">What are all these things called?<text:tab/>12</text:a></text:p>
          <text:p text:style-name="P80"><text:a xlink:type="simple" xlink:href="#__RefHeading__1552_1307201209" text:style-name="Index_20_Link" text:visited-style-name="Index_20_Link">Who wrote this book?<text:tab/>13</text:a></text:p>
          <text:p text:style-name="P80"><text:a xlink:type="simple" xlink:href="#__RefHeading__6761_1241987491" text:style-name="Index_20_Link" text:visited-style-name="Index_20_Link">Acknowledgements<text:tab/>13</text:a></text:p>
          <text:p text:style-name="P80"><text:a xlink:type="simple" xlink:href="#__RefHeading__6763_1241987491" text:style-name="Index_20_Link" text:visited-style-name="Index_20_Link">Frequently asked questions<text:tab/>13</text:a></text:p>
          <text:p text:style-name="P80"><text:a xlink:type="simple" xlink:href="#__RefHeading__11197_1646717133" text:style-name="Index_20_Link" text:visited-style-name="Index_20_Link">What’s new in LibreOffice 5.0?<text:tab/>14</text:a></text:p>
          <text:p text:style-name="P79"><text:a xlink:type="simple" xlink:href="#__RefHeading__126734_7895107471" text:style-name="Index_20_Link" text:visited-style-name="Index_20_Link">Chapter 1 Introducing LibreOffice<text:tab/>15</text:a></text:p>
          <text:p text:style-name="P80"><text:a xlink:type="simple" xlink:href="#__RefHeading___Toc78493_811363531" text:style-name="Index_20_Link" text:visited-style-name="Index_20_Link">What is LibreOffice?<text:tab/>16</text:a></text:p>
          <text:p text:style-name="P80"><text:a xlink:type="simple" xlink:href="#__RefHeading__22019_697337876" text:style-name="Index_20_Link" text:visited-style-name="Index_20_Link">Advantages of LibreOffice<text:tab/>17</text:a></text:p>
          <text:p text:style-name="P80"><text:a xlink:type="simple" xlink:href="#__RefHeading__22021_697337876" text:style-name="Index_20_Link" text:visited-style-name="Index_20_Link">Minimum requirements<text:tab/>18</text:a></text:p>
          <text:p text:style-name="P80"><text:a xlink:type="simple" xlink:href="#__RefHeading__22023_697337876" text:style-name="Index_20_Link" text:visited-style-name="Index_20_Link">How to get the software<text:tab/>18</text:a></text:p>
          <text:p text:style-name="P80"><text:a xlink:type="simple" xlink:href="#__RefHeading__22025_697337876" text:style-name="Index_20_Link" text:visited-style-name="Index_20_Link">How to install the software<text:tab/>18</text:a></text:p>
          <text:p text:style-name="P80"><text:a xlink:type="simple" xlink:href="#__RefHeading__3640_1802778174" text:style-name="Index_20_Link" text:visited-style-name="Index_20_Link">Extensions and add-ons<text:tab/>18</text:a></text:p>
          <text:p text:style-name="P80"><text:a xlink:type="simple" xlink:href="#__RefHeading__22035_697337876" text:style-name="Index_20_Link" text:visited-style-name="Index_20_Link">Starting LibreOffice<text:tab/>18</text:a></text:p>
          <text:p text:style-name="P80"><text:a xlink:type="simple" xlink:href="#__RefHeading__4826_1132080204" text:style-name="Index_20_Link" text:visited-style-name="Index_20_Link">Parts of the main window<text:tab/>21</text:a></text:p>
          <text:p text:style-name="P80"><text:a xlink:type="simple" xlink:href="#__RefHeading__22077_697337876" text:style-name="Index_20_Link" text:visited-style-name="Index_20_Link">Starting new documents<text:tab/>26</text:a></text:p>
          <text:p text:style-name="P80"><text:a xlink:type="simple" xlink:href="#__RefHeading__35663913" text:style-name="Index_20_Link" text:visited-style-name="Index_20_Link">Opening existing documents<text:tab/>27</text:a></text:p>
          <text:p text:style-name="P80"><text:a xlink:type="simple" xlink:href="#__RefHeading__22079_697337876" text:style-name="Index_20_Link" text:visited-style-name="Index_20_Link">Saving documents<text:tab/>28</text:a></text:p>
          <text:p text:style-name="P80"><text:a xlink:type="simple" xlink:href="#__RefHeading__20523_24232397" text:style-name="Index_20_Link" text:visited-style-name="Index_20_Link">Password protection<text:tab/>29</text:a></text:p>
          <text:p text:style-name="P80"><text:a xlink:type="simple" xlink:href="#__RefHeading__22085_697337876" text:style-name="Index_20_Link" text:visited-style-name="Index_20_Link">Renaming and deleting files<text:tab/>30</text:a></text:p>
          <text:p text:style-name="P80"><text:a xlink:type="simple" xlink:href="#__RefHeading__22087_697337876" text:style-name="Index_20_Link" text:visited-style-name="Index_20_Link">Open and Save As dialogs<text:tab/>30</text:a></text:p>
          <text:p text:style-name="P80"><text:a xlink:type="simple" xlink:href="#__RefHeading__22089_697337876" text:style-name="Index_20_Link" text:visited-style-name="Index_20_Link">Using the Navigator<text:tab/>30</text:a></text:p>
          <text:p text:style-name="P80"><text:a xlink:type="simple" xlink:href="#__RefHeading__22091_697337876" text:style-name="Index_20_Link" text:visited-style-name="Index_20_Link">Undoing and redoing changes<text:tab/>31</text:a></text:p>
          <text:p text:style-name="P80"><text:a xlink:type="simple" xlink:href="#__RefHeading__22093_697337876" text:style-name="Index_20_Link" text:visited-style-name="Index_20_Link">Closing a document<text:tab/>32</text:a></text:p>
          <text:p text:style-name="P80"><text:a xlink:type="simple" xlink:href="#__RefHeading__22095_697337876" text:style-name="Index_20_Link" text:visited-style-name="Index_20_Link">Closing LibreOffice<text:tab/>32</text:a></text:p>
          <text:p text:style-name="P79"><text:a xlink:type="simple" xlink:href="#__RefHeading___Toc86649_811363531" text:style-name="Index_20_Link" text:visited-style-name="Index_20_Link">Chapter 2 Setting up LibreOffice<text:tab/>33</text:a></text:p>
          <text:p text:style-name="P80"><text:a xlink:type="simple" xlink:href="#__RefHeading___Toc86651_811363531" text:style-name="Index_20_Link" text:visited-style-name="Index_20_Link">Choosing options for all of LibreOffice<text:tab/>34</text:a></text:p>
          <text:p text:style-name="P80"><text:a xlink:type="simple" xlink:href="#__RefHeading__136148_780470623" text:style-name="Index_20_Link" text:visited-style-name="Index_20_Link">Choosing Load/Save options<text:tab/>49</text:a></text:p>
          <text:p text:style-name="P80"><text:a xlink:type="simple" xlink:href="#__RefHeading__136158_780470623" text:style-name="Index_20_Link" text:visited-style-name="Index_20_Link">Choosing language settings<text:tab/>54</text:a></text:p>
          <text:p text:style-name="P80"><text:a xlink:type="simple" xlink:href="#__RefHeading__136166_780470623" text:style-name="Index_20_Link" text:visited-style-name="Index_20_Link">Choosing Internet options<text:tab/>58</text:a></text:p>
          <text:p text:style-name="P80"><text:a xlink:type="simple" xlink:href="#__RefHeading__136168_780470623" text:style-name="Index_20_Link" text:visited-style-name="Index_20_Link">Controlling LibreOffice’s AutoCorrect functions<text:tab/>59</text:a></text:p>
          <text:p text:style-name="P79"><text:soft-page-break/><text:a xlink:type="simple" xlink:href="#__RefHeading___Toc86653_811363531" text:style-name="Index_20_Link" text:visited-style-name="Index_20_Link">Chapter 3 Using Styles and Templates<text:tab/>61</text:a></text:p>
          <text:p text:style-name="P80"><text:a xlink:type="simple" xlink:href="#__RefHeading___Toc86655_811363531" text:style-name="Index_20_Link" text:visited-style-name="Index_20_Link">What is a template?<text:tab/>62</text:a></text:p>
          <text:p text:style-name="P80"><text:a xlink:type="simple" xlink:href="#__RefHeading__165509_78047062311111" text:style-name="Index_20_Link" text:visited-style-name="Index_20_Link">What are styles?<text:tab/>62</text:a></text:p>
          <text:p text:style-name="P80"><text:a xlink:type="simple" xlink:href="#__RefHeading__165511_780470623" text:style-name="Index_20_Link" text:visited-style-name="Index_20_Link">Applying styles<text:tab/>63</text:a></text:p>
          <text:p text:style-name="P80"><text:a xlink:type="simple" xlink:href="#__RefHeading__165521_780470623" text:style-name="Index_20_Link" text:visited-style-name="Index_20_Link">Modifying styles<text:tab/>65</text:a></text:p>
          <text:p text:style-name="P80"><text:a xlink:type="simple" xlink:href="#__RefHeading__165531_780470623" text:style-name="Index_20_Link" text:visited-style-name="Index_20_Link">Creating new (custom) styles<text:tab/>67</text:a></text:p>
          <text:p text:style-name="P80"><text:a xlink:type="simple" xlink:href="#__RefHeading__6250_424592115" text:style-name="Index_20_Link" text:visited-style-name="Index_20_Link">Copying styles from a template or document<text:tab/>68</text:a></text:p>
          <text:p text:style-name="P80"><text:a xlink:type="simple" xlink:href="#__RefHeading__165543_780470623" text:style-name="Index_20_Link" text:visited-style-name="Index_20_Link">Deleting styles<text:tab/>69</text:a></text:p>
          <text:p text:style-name="P80"><text:a xlink:type="simple" xlink:href="#__RefHeading__165545_780470623" text:style-name="Index_20_Link" text:visited-style-name="Index_20_Link">Using a template to create a document<text:tab/>69</text:a></text:p>
          <text:p text:style-name="P80"><text:a xlink:type="simple" xlink:href="#__RefHeading__165547_780470623" text:style-name="Index_20_Link" text:visited-style-name="Index_20_Link">Creating a template<text:tab/>70</text:a></text:p>
          <text:p text:style-name="P80"><text:a xlink:type="simple" xlink:href="#__RefHeading__165553_780470623" text:style-name="Index_20_Link" text:visited-style-name="Index_20_Link">Editing a template<text:tab/>72</text:a></text:p>
          <text:p text:style-name="P80"><text:a xlink:type="simple" xlink:href="#__RefHeading__40102586" text:style-name="Index_20_Link" text:visited-style-name="Index_20_Link">Adding templates obtained from other sources<text:tab/>73</text:a></text:p>
          <text:p text:style-name="P80"><text:a xlink:type="simple" xlink:href="#__RefHeading__7025_1080284074" text:style-name="Index_20_Link" text:visited-style-name="Index_20_Link">Setting a default template<text:tab/>74</text:a></text:p>
          <text:p text:style-name="P80"><text:a xlink:type="simple" xlink:href="#__RefHeading__165561_780470623" text:style-name="Index_20_Link" text:visited-style-name="Index_20_Link">Associating a document with a different template<text:tab/>75</text:a></text:p>
          <text:p text:style-name="P80"><text:a xlink:type="simple" xlink:href="#__RefHeading__165563_780470623" text:style-name="Index_20_Link" text:visited-style-name="Index_20_Link">Organizing templates<text:tab/>75</text:a></text:p>
          <text:p text:style-name="P80"><text:a xlink:type="simple" xlink:href="#__RefHeading__165577_780470623" text:style-name="Index_20_Link" text:visited-style-name="Index_20_Link">Examples of style use<text:tab/>77</text:a></text:p>
          <text:p text:style-name="P79"><text:a xlink:type="simple" xlink:href="#__RefHeading___Toc86657_811363531" text:style-name="Index_20_Link" text:visited-style-name="Index_20_Link">Chapter 4 Getting Started with Writer<text:tab/>79</text:a></text:p>
          <text:p text:style-name="P80"><text:a xlink:type="simple" xlink:href="#__RefHeading___Toc86659_811363531" text:style-name="Index_20_Link" text:visited-style-name="Index_20_Link">What is Writer?<text:tab/>80</text:a></text:p>
          <text:p text:style-name="P80"><text:a xlink:type="simple" xlink:href="#__RefHeading__19478_697337876" text:style-name="Index_20_Link" text:visited-style-name="Index_20_Link">The Writer interface<text:tab/>80</text:a></text:p>
          <text:p text:style-name="P80"><text:a xlink:type="simple" xlink:href="#__RefHeading__19482_697337876" text:style-name="Index_20_Link" text:visited-style-name="Index_20_Link">Changing document views<text:tab/>85</text:a></text:p>
          <text:p text:style-name="P80"><text:a xlink:type="simple" xlink:href="#__RefHeading__19484_697337876" text:style-name="Index_20_Link" text:visited-style-name="Index_20_Link">Moving quickly through a document<text:tab/>85</text:a></text:p>
          <text:p text:style-name="P80"><text:a xlink:type="simple" xlink:href="#__RefHeading__19486_697337876" text:style-name="Index_20_Link" text:visited-style-name="Index_20_Link">Working with documents<text:tab/>86</text:a></text:p>
          <text:p text:style-name="P80"><text:a xlink:type="simple" xlink:href="#__RefHeading__19490_697337876" text:style-name="Index_20_Link" text:visited-style-name="Index_20_Link">Working with text<text:tab/>87</text:a></text:p>
          <text:p text:style-name="P80"><text:a xlink:type="simple" xlink:href="#__RefHeading__19518_697337876" text:style-name="Index_20_Link" text:visited-style-name="Index_20_Link">Formatting text<text:tab/>96</text:a></text:p>
          <text:p text:style-name="P80"><text:a xlink:type="simple" xlink:href="#__RefHeading__19534_697337876" text:style-name="Index_20_Link" text:visited-style-name="Index_20_Link">Formatting pages<text:tab/>100</text:a></text:p>
          <text:p text:style-name="P80"><text:a xlink:type="simple" xlink:href="#__RefHeading__19544_697337876" text:style-name="Index_20_Link" text:visited-style-name="Index_20_Link">Adding comments to a document<text:tab/>105</text:a></text:p>
          <text:p text:style-name="P80"><text:a xlink:type="simple" xlink:href="#__RefHeading__19546_697337876" text:style-name="Index_20_Link" text:visited-style-name="Index_20_Link">Creating a table of contents<text:tab/>106</text:a></text:p>
          <text:p text:style-name="P80"><text:a xlink:type="simple" xlink:href="#__RefHeading__19548_697337876" text:style-name="Index_20_Link" text:visited-style-name="Index_20_Link">Creating indexes and bibliographies<text:tab/>107</text:a></text:p>
          <text:p text:style-name="P80"><text:a xlink:type="simple" xlink:href="#__RefHeading__19550_697337876" text:style-name="Index_20_Link" text:visited-style-name="Index_20_Link">Working with graphics<text:tab/>107</text:a></text:p>
          <text:p text:style-name="P80"><text:a xlink:type="simple" xlink:href="#__RefHeading__15546_508553458" text:style-name="Index_20_Link" text:visited-style-name="Index_20_Link">Printing<text:tab/>107</text:a></text:p>
          <text:p text:style-name="P80"><text:a xlink:type="simple" xlink:href="#__RefHeading__15690_508553458" text:style-name="Index_20_Link" text:visited-style-name="Index_20_Link">Using mail merge<text:tab/>107</text:a></text:p>
          <text:p text:style-name="P80"><text:a xlink:type="simple" xlink:href="#__RefHeading__19576_697337876" text:style-name="Index_20_Link" text:visited-style-name="Index_20_Link">Tracking changes to a document<text:tab/>108</text:a></text:p>
          <text:p text:style-name="P80"><text:a xlink:type="simple" xlink:href="#__RefHeading__23424_697337876" text:style-name="Index_20_Link" text:visited-style-name="Index_20_Link">Using fields<text:tab/>108</text:a></text:p>
          <text:p text:style-name="P80"><text:a xlink:type="simple" xlink:href="#__RefHeading__22921_697337876" text:style-name="Index_20_Link" text:visited-style-name="Index_20_Link">Linking to another part of a document<text:tab/>108</text:a></text:p>
          <text:p text:style-name="P80"><text:a xlink:type="simple" xlink:href="#__RefHeading__19580_697337876" text:style-name="Index_20_Link" text:visited-style-name="Index_20_Link">Using master documents<text:tab/>111</text:a></text:p>
          <text:p text:style-name="P80"><text:a xlink:type="simple" xlink:href="#__RefHeading__19582_697337876" text:style-name="Index_20_Link" text:visited-style-name="Index_20_Link">Creating fill-in forms<text:tab/>111</text:a></text:p>
          <text:p text:style-name="P79"><text:a xlink:type="simple" xlink:href="#__RefHeading___Toc86657_8113635311" text:style-name="Index_20_Link" text:visited-style-name="Index_20_Link">Chapter 5 Getting Started with Calc<text:tab/>112</text:a></text:p>
          <text:p text:style-name="P80"><text:a xlink:type="simple" xlink:href="#__RefHeading___Toc113039_811363531" text:style-name="Index_20_Link" text:visited-style-name="Index_20_Link">What is Calc?<text:tab/>113</text:a></text:p>
          <text:p text:style-name="P80"><text:a xlink:type="simple" xlink:href="#__RefHeading__74050_1365249792" text:style-name="Index_20_Link" text:visited-style-name="Index_20_Link">Spreadsheets, sheets and cells<text:tab/>113</text:a></text:p>
          <text:p text:style-name="P80"><text:a xlink:type="simple" xlink:href="#__RefHeading__74052_1365249792" text:style-name="Index_20_Link" text:visited-style-name="Index_20_Link">Calc main window<text:tab/>113</text:a></text:p>
          <text:p text:style-name="P80"><text:a xlink:type="simple" xlink:href="#__RefHeading__17109_1267672555" text:style-name="Index_20_Link" text:visited-style-name="Index_20_Link">Opening a CSV file<text:tab/>118</text:a></text:p>
          <text:p text:style-name="P80"><text:a xlink:type="simple" xlink:href="#__RefHeading__30391_1380607024" text:style-name="Index_20_Link" text:visited-style-name="Index_20_Link">Saving spreadsheets<text:tab/>120</text:a></text:p>
          <text:p text:style-name="P80"><text:a xlink:type="simple" xlink:href="#__RefHeading__40248_841367368" text:style-name="Index_20_Link" text:visited-style-name="Index_20_Link">Navigating within spreadsheets<text:tab/>121</text:a></text:p>
          <text:p text:style-name="P80"><text:a xlink:type="simple" xlink:href="#__RefHeading__30397_1380607024" text:style-name="Index_20_Link" text:visited-style-name="Index_20_Link">Selecting items in a spreadsheet<text:tab/>125</text:a></text:p>
          <text:p text:style-name="P80"><text:soft-page-break/><text:a xlink:type="simple" xlink:href="#__RefHeading__74088_1365249792" text:style-name="Index_20_Link" text:visited-style-name="Index_20_Link">Working with columns and rows<text:tab/>127</text:a></text:p>
          <text:p text:style-name="P80"><text:a xlink:type="simple" xlink:href="#__RefHeading__74094_1365249792" text:style-name="Index_20_Link" text:visited-style-name="Index_20_Link">Working with sheets<text:tab/>129</text:a></text:p>
          <text:p text:style-name="P80"><text:a xlink:type="simple" xlink:href="#__RefHeading__74102_1365249792" text:style-name="Index_20_Link" text:visited-style-name="Index_20_Link">Viewing Calc<text:tab/>131</text:a></text:p>
          <text:p text:style-name="P80"><text:a xlink:type="simple" xlink:href="#__RefHeading__31624_1380607024" text:style-name="Index_20_Link" text:visited-style-name="Index_20_Link">Using the keyboard<text:tab/>133</text:a></text:p>
          <text:p text:style-name="P80"><text:a xlink:type="simple" xlink:href="#__RefHeading__74122_1365249792" text:style-name="Index_20_Link" text:visited-style-name="Index_20_Link">Speeding up data entry<text:tab/>137</text:a></text:p>
          <text:p text:style-name="P80"><text:a xlink:type="simple" xlink:href="#__RefHeading__74128_1365249792" text:style-name="Index_20_Link" text:visited-style-name="Index_20_Link">Sharing content between sheets<text:tab/>140</text:a></text:p>
          <text:p text:style-name="P80"><text:a xlink:type="simple" xlink:href="#__RefHeading__17113_1267672555" text:style-name="Index_20_Link" text:visited-style-name="Index_20_Link">Validating cell contents<text:tab/>141</text:a></text:p>
          <text:p text:style-name="P80"><text:a xlink:type="simple" xlink:href="#__RefHeading__8875_141864493" text:style-name="Index_20_Link" text:visited-style-name="Index_20_Link">Editing data<text:tab/>141</text:a></text:p>
          <text:p text:style-name="P80"><text:a xlink:type="simple" xlink:href="#__RefHeading__74138_1365249792" text:style-name="Index_20_Link" text:visited-style-name="Index_20_Link">Formatting data<text:tab/>142</text:a></text:p>
          <text:p text:style-name="P80"><text:a xlink:type="simple" xlink:href="#__RefHeading__74152_1365249792" text:style-name="Index_20_Link" text:visited-style-name="Index_20_Link">AutoFormat of cells<text:tab/>146</text:a></text:p>
          <text:p text:style-name="P80"><text:a xlink:type="simple" xlink:href="#__RefHeading__74156_1365249792" text:style-name="Index_20_Link" text:visited-style-name="Index_20_Link">Using themes<text:tab/>147</text:a></text:p>
          <text:p text:style-name="P80"><text:a xlink:type="simple" xlink:href="#__RefHeading__10675_1843988802" text:style-name="Index_20_Link" text:visited-style-name="Index_20_Link">Using conditional formatting<text:tab/>147</text:a></text:p>
          <text:p text:style-name="P80"><text:a xlink:type="simple" xlink:href="#__RefHeading__74158_1365249792" text:style-name="Index_20_Link" text:visited-style-name="Index_20_Link">Hiding and showing data<text:tab/>148</text:a></text:p>
          <text:p text:style-name="P80"><text:a xlink:type="simple" xlink:href="#__RefHeading__74164_1365249792" text:style-name="Index_20_Link" text:visited-style-name="Index_20_Link">Sorting records<text:tab/>149</text:a></text:p>
          <text:p text:style-name="P80"><text:a xlink:type="simple" xlink:href="#__RefHeading__14677_1458129930" text:style-name="Index_20_Link" text:visited-style-name="Index_20_Link">Using formulas and functions<text:tab/>150</text:a></text:p>
          <text:p text:style-name="P80"><text:a xlink:type="simple" xlink:href="#__RefHeading__14679_1458129930" text:style-name="Index_20_Link" text:visited-style-name="Index_20_Link">Analyzing data<text:tab/>150</text:a></text:p>
          <text:p text:style-name="P80"><text:a xlink:type="simple" xlink:href="#__RefHeading__74166_1365249792" text:style-name="Index_20_Link" text:visited-style-name="Index_20_Link">Printing<text:tab/>151</text:a></text:p>
          <text:p text:style-name="P79"><text:a xlink:type="simple" xlink:href="#__RefHeading___Toc86657_81136353111" text:style-name="Index_20_Link" text:visited-style-name="Index_20_Link">Chapter 6 Getting Started with Impress<text:tab/>155</text:a></text:p>
          <text:p text:style-name="P80"><text:a xlink:type="simple" xlink:href="#__RefHeading___Toc113041_811363531" text:style-name="Index_20_Link" text:visited-style-name="Index_20_Link">What is Impress?<text:tab/>156</text:a></text:p>
          <text:p text:style-name="P80"><text:a xlink:type="simple" xlink:href="#__RefHeading__6663_1176140174" text:style-name="Index_20_Link" text:visited-style-name="Index_20_Link">Starting Impress<text:tab/>156</text:a></text:p>
          <text:p text:style-name="P80"><text:a xlink:type="simple" xlink:href="#__RefHeading__12412_2111315184" text:style-name="Index_20_Link" text:visited-style-name="Index_20_Link">Main Impress window<text:tab/>156</text:a></text:p>
          <text:p text:style-name="P80"><text:a xlink:type="simple" xlink:href="#__RefHeading__26344_1454631700" text:style-name="Index_20_Link" text:visited-style-name="Index_20_Link">Workspace views<text:tab/>160</text:a></text:p>
          <text:p text:style-name="P80"><text:a xlink:type="simple" xlink:href="#__RefHeading__26356_1454631700" text:style-name="Index_20_Link" text:visited-style-name="Index_20_Link">Creating a new presentation using the Presentation Wizard<text:tab/>164</text:a></text:p>
          <text:p text:style-name="P80"><text:a xlink:type="simple" xlink:href="#__RefHeading__26362_1454631700" text:style-name="Index_20_Link" text:visited-style-name="Index_20_Link">Formatting a presentation<text:tab/>167</text:a></text:p>
          <text:p text:style-name="P80"><text:a xlink:type="simple" xlink:href="#__RefHeading__26384_1454631700" text:style-name="Index_20_Link" text:visited-style-name="Index_20_Link">Adding and formatting text<text:tab/>171</text:a></text:p>
          <text:p text:style-name="P80"><text:a xlink:type="simple" xlink:href="#__RefHeading__8490_1209474805" text:style-name="Index_20_Link" text:visited-style-name="Index_20_Link">Adding pictures, tables, charts, and media<text:tab/>176</text:a></text:p>
          <text:p text:style-name="P80"><text:a xlink:type="simple" xlink:href="#__RefHeading__26370_1454631700" text:style-name="Index_20_Link" text:visited-style-name="Index_20_Link">Working with slide masters and styles<text:tab/>179</text:a></text:p>
          <text:p text:style-name="P80"><text:a xlink:type="simple" xlink:href="#__RefHeading__10118_270421594" text:style-name="Index_20_Link" text:visited-style-name="Index_20_Link">Adding comments to a presentation<text:tab/>185</text:a></text:p>
          <text:p text:style-name="P80"><text:a xlink:type="simple" xlink:href="#__RefHeading__26410_1454631700" text:style-name="Index_20_Link" text:visited-style-name="Index_20_Link">Setting up a slide show<text:tab/>186</text:a></text:p>
          <text:p text:style-name="P79"><text:a xlink:type="simple" xlink:href="#__RefHeading___Toc86657_811363531111" text:style-name="Index_20_Link" text:visited-style-name="Index_20_Link">Chapter 7 Getting Started with Draw<text:tab/>189</text:a></text:p>
          <text:p text:style-name="P80"><text:a xlink:type="simple" xlink:href="#__RefHeading___Toc113043_811363531" text:style-name="Index_20_Link" text:visited-style-name="Index_20_Link">What is Draw?<text:tab/>190</text:a></text:p>
          <text:p text:style-name="P80"><text:a xlink:type="simple" xlink:href="#__RefHeading__13170_1507506698" text:style-name="Index_20_Link" text:visited-style-name="Index_20_Link">Draw main window<text:tab/>190</text:a></text:p>
          <text:p text:style-name="P80"><text:a xlink:type="simple" xlink:href="#__RefHeading__4455_1904091681" text:style-name="Index_20_Link" text:visited-style-name="Index_20_Link">Choosing and defining colors<text:tab/>194</text:a></text:p>
          <text:p text:style-name="P80"><text:a xlink:type="simple" xlink:href="#__RefHeading___Toc10593_1210483707" text:style-name="Index_20_Link" text:visited-style-name="Index_20_Link">Drawing basic shapes<text:tab/>195</text:a></text:p>
          <text:p text:style-name="P80"><text:a xlink:type="simple" xlink:href="#__RefHeading__6320_1624572910" text:style-name="Index_20_Link" text:visited-style-name="Index_20_Link">Glue points and connectors<text:tab/>200</text:a></text:p>
          <text:p text:style-name="P80"><text:a xlink:type="simple" xlink:href="#__RefHeading__5972_1559630130" text:style-name="Index_20_Link" text:visited-style-name="Index_20_Link">Drawing geometric shapes<text:tab/>202</text:a></text:p>
          <text:p text:style-name="P80"><text:a xlink:type="simple" xlink:href="#__RefHeading__5220_1547060756" text:style-name="Index_20_Link" text:visited-style-name="Index_20_Link">Selecting objects<text:tab/>203</text:a></text:p>
          <text:p text:style-name="P80"><text:a xlink:type="simple" xlink:href="#__RefHeading__5479_144512367" text:style-name="Index_20_Link" text:visited-style-name="Index_20_Link">Moving and adjusting object size<text:tab/>205</text:a></text:p>
          <text:p text:style-name="P80"><text:a xlink:type="simple" xlink:href="#__RefHeading__5244_1547060756" text:style-name="Index_20_Link" text:visited-style-name="Index_20_Link">Rotating and slanting an object<text:tab/>206</text:a></text:p>
          <text:p text:style-name="P80"><text:a xlink:type="simple" xlink:href="#__RefHeading__5483_144512367" text:style-name="Index_20_Link" text:visited-style-name="Index_20_Link">Editing objects<text:tab/>208</text:a></text:p>
          <text:p text:style-name="P80"><text:a xlink:type="simple" xlink:href="#__RefHeading__6817_144512367" text:style-name="Index_20_Link" text:visited-style-name="Index_20_Link">Formatting area fill<text:tab/>210</text:a></text:p>
          <text:p text:style-name="P80"><text:a xlink:type="simple" xlink:href="#__RefHeading__6819_144512367" text:style-name="Index_20_Link" text:visited-style-name="Index_20_Link">Using styles<text:tab/>211</text:a></text:p>
          <text:p text:style-name="P80"><text:a xlink:type="simple" xlink:href="#__RefHeading__3973_785521723" text:style-name="Index_20_Link" text:visited-style-name="Index_20_Link">Positioning objects<text:tab/>211</text:a></text:p>
          <text:p text:style-name="P80"><text:a xlink:type="simple" xlink:href="#__RefHeading__9397_1454631700" text:style-name="Index_20_Link" text:visited-style-name="Index_20_Link">Applying special effects<text:tab/>213</text:a></text:p>
          <text:p text:style-name="P80"><text:soft-page-break/><text:a xlink:type="simple" xlink:href="#__RefHeading___Toc10605_1210483707" text:style-name="Index_20_Link" text:visited-style-name="Index_20_Link">Combining multiple objects<text:tab/>215</text:a></text:p>
          <text:p text:style-name="P80"><text:a xlink:type="simple" xlink:href="#__RefHeading__9419_1454631700" text:style-name="Index_20_Link" text:visited-style-name="Index_20_Link">Arranging, aligning, and distributing objects<text:tab/>216</text:a></text:p>
          <text:p text:style-name="P80"><text:a xlink:type="simple" xlink:href="#__RefHeading__19740_1454631700" text:style-name="Index_20_Link" text:visited-style-name="Index_20_Link">Inserting and editing pictures<text:tab/>217</text:a></text:p>
          <text:p text:style-name="P80"><text:a xlink:type="simple" xlink:href="#__RefHeading__9423_1454631700" text:style-name="Index_20_Link" text:visited-style-name="Index_20_Link">Working with 3D objects<text:tab/>217</text:a></text:p>
          <text:p text:style-name="P80"><text:a xlink:type="simple" xlink:href="#__RefHeading__9427_1454631700" text:style-name="Index_20_Link" text:visited-style-name="Index_20_Link">Exporting graphics<text:tab/>217</text:a></text:p>
          <text:p text:style-name="P80"><text:a xlink:type="simple" xlink:href="#__RefHeading__9429_1454631700" text:style-name="Index_20_Link" text:visited-style-name="Index_20_Link">Inserting comments in a drawing<text:tab/>217</text:a></text:p>
          <text:p text:style-name="P79"><text:a xlink:type="simple" xlink:href="#__RefHeading___Toc86657_8113635311111" text:style-name="Index_20_Link" text:visited-style-name="Index_20_Link">Chapter 8 Getting Started with Base<text:tab/>219</text:a></text:p>
          <text:p text:style-name="P80"><text:a xlink:type="simple" xlink:href="#__RefHeading___Toc113045_811363531" text:style-name="Index_20_Link" text:visited-style-name="Index_20_Link">Introduction<text:tab/>220</text:a></text:p>
          <text:p text:style-name="P80"><text:a xlink:type="simple" xlink:href="#__RefHeading__113954_1365249792" text:style-name="Index_20_Link" text:visited-style-name="Index_20_Link">Planning a database<text:tab/>221</text:a></text:p>
          <text:p text:style-name="P80"><text:a xlink:type="simple" xlink:href="#__RefHeading__113956_1365249792" text:style-name="Index_20_Link" text:visited-style-name="Index_20_Link">Creating a new database<text:tab/>222</text:a></text:p>
          <text:p text:style-name="P80"><text:a xlink:type="simple" xlink:href="#__RefHeading___Toc4095_1124995665" text:style-name="Index_20_Link" text:visited-style-name="Index_20_Link">Creating database tables<text:tab/>223</text:a></text:p>
          <text:p text:style-name="P80"><text:a xlink:type="simple" xlink:href="#__RefHeading__113974_1365249792" text:style-name="Index_20_Link" text:visited-style-name="Index_20_Link">Creating a database form<text:tab/>231</text:a></text:p>
          <text:p text:style-name="P80"><text:a xlink:type="simple" xlink:href="#__RefHeading__114008_1365249792" text:style-name="Index_20_Link" text:visited-style-name="Index_20_Link">Entering data in a form<text:tab/>244</text:a></text:p>
          <text:p text:style-name="P80"><text:a xlink:type="simple" xlink:href="#__RefHeading___Toc4101_1124995665" text:style-name="Index_20_Link" text:visited-style-name="Index_20_Link">Creating queries<text:tab/>246</text:a></text:p>
          <text:p text:style-name="P80"><text:a xlink:type="simple" xlink:href="#__RefHeading__114016_1365249792" text:style-name="Index_20_Link" text:visited-style-name="Index_20_Link">Creating reports<text:tab/>254</text:a></text:p>
          <text:p text:style-name="P80"><text:a xlink:type="simple" xlink:href="#__RefHeading__73925_300035072" text:style-name="Index_20_Link" text:visited-style-name="Index_20_Link">Accessing other data sources<text:tab/>257</text:a></text:p>
          <text:p text:style-name="P80"><text:a xlink:type="simple" xlink:href="#__RefHeading__113994_1365249792" text:style-name="Index_20_Link" text:visited-style-name="Index_20_Link">Using data sources in LibreOffice<text:tab/>259</text:a></text:p>
          <text:p text:style-name="P79"><text:a xlink:type="simple" xlink:href="#__RefHeading___Toc86657_81136353111111" text:style-name="Index_20_Link" text:visited-style-name="Index_20_Link">Chapter 9 Getting Started with Math<text:tab/>264</text:a></text:p>
          <text:p text:style-name="P80"><text:a xlink:type="simple" xlink:href="#__RefHeading___Toc113047_811363531" text:style-name="Index_20_Link" text:visited-style-name="Index_20_Link">Introduction<text:tab/>265</text:a></text:p>
          <text:p text:style-name="P80"><text:a xlink:type="simple" xlink:href="#__RefHeading__21558_1954213482" text:style-name="Index_20_Link" text:visited-style-name="Index_20_Link">Getting started<text:tab/>265</text:a></text:p>
          <text:p text:style-name="P80"><text:a xlink:type="simple" xlink:href="#__RefHeading__21562_1954213482" text:style-name="Index_20_Link" text:visited-style-name="Index_20_Link">Creating formulas<text:tab/>267</text:a></text:p>
          <text:p text:style-name="P80"><text:a xlink:type="simple" xlink:href="#__RefHeading__58793_1954213482" text:style-name="Index_20_Link" text:visited-style-name="Index_20_Link">Editing formulas<text:tab/>270</text:a></text:p>
          <text:p text:style-name="P80"><text:a xlink:type="simple" xlink:href="#__RefHeading__58795_1954213482" text:style-name="Index_20_Link" text:visited-style-name="Index_20_Link">Formula layout<text:tab/>271</text:a></text:p>
          <text:p text:style-name="P80"><text:a xlink:type="simple" xlink:href="#__RefHeading__58797_1954213482" text:style-name="Index_20_Link" text:visited-style-name="Index_20_Link">Changing formula appearance<text:tab/>277</text:a></text:p>
          <text:p text:style-name="P80"><text:a xlink:type="simple" xlink:href="#__RefHeading__60607_1954213482" text:style-name="Index_20_Link" text:visited-style-name="Index_20_Link">Formulas in Writer<text:tab/>282</text:a></text:p>
          <text:p text:style-name="P80"><text:a xlink:type="simple" xlink:href="#__RefHeading__60623_1954213482" text:style-name="Index_20_Link" text:visited-style-name="Index_20_Link">Formulas in Calc, Draw, and Impress<text:tab/>288</text:a></text:p>
          <text:p text:style-name="P79"><text:a xlink:type="simple" xlink:href="#__RefHeading___Toc86657_811363531111111" text:style-name="Index_20_Link" text:visited-style-name="Index_20_Link">Chapter 10 Printing, Exporting, E‑mailing<text:tab/>290</text:a></text:p>
          <text:p text:style-name="P80"><text:a xlink:type="simple" xlink:href="#__RefHeading___Toc135360_811363531" text:style-name="Index_20_Link" text:visited-style-name="Index_20_Link">Quick printing<text:tab/>291</text:a></text:p>
          <text:p text:style-name="P80"><text:a xlink:type="simple" xlink:href="#__RefHeading__171723_780470623" text:style-name="Index_20_Link" text:visited-style-name="Index_20_Link">Controlling printing<text:tab/>291</text:a></text:p>
          <text:p text:style-name="P80"><text:a xlink:type="simple" xlink:href="#__RefHeading__8527_1712854287" text:style-name="Index_20_Link" text:visited-style-name="Index_20_Link">Exporting to PDF<text:tab/>299</text:a></text:p>
          <text:p text:style-name="P80"><text:a xlink:type="simple" xlink:href="#__RefHeading__4238_1385231065" text:style-name="Index_20_Link" text:visited-style-name="Index_20_Link">Exporting to other formats<text:tab/>306</text:a></text:p>
          <text:p text:style-name="P80"><text:a xlink:type="simple" xlink:href="#__RefHeading__171743_780470623" text:style-name="Index_20_Link" text:visited-style-name="Index_20_Link">E-mailing documents<text:tab/>306</text:a></text:p>
          <text:p text:style-name="P80"><text:a xlink:type="simple" xlink:href="#__RefHeading__171747_780470623" text:style-name="Index_20_Link" text:visited-style-name="Index_20_Link">Digital signing of documents<text:tab/>309</text:a></text:p>
          <text:p text:style-name="P80"><text:a xlink:type="simple" xlink:href="#__RefHeading__9455_1957009194" text:style-name="Index_20_Link" text:visited-style-name="Index_20_Link">Removing personal data<text:tab/>310</text:a></text:p>
          <text:p text:style-name="P79"><text:a xlink:type="simple" xlink:href="#__RefHeading___Toc86657_8113635311111111" text:style-name="Index_20_Link" text:visited-style-name="Index_20_Link">Chapter 11 Graphics, Gallery, Fontwork<text:tab/>311</text:a></text:p>
          <text:p text:style-name="P80"><text:a xlink:type="simple" xlink:href="#__RefHeading___Toc135362_811363531" text:style-name="Index_20_Link" text:visited-style-name="Index_20_Link">Introduction<text:tab/>312</text:a></text:p>
          <text:p text:style-name="P80"><text:a xlink:type="simple" xlink:href="#__RefHeading__13175_2065861793" text:style-name="Index_20_Link" text:visited-style-name="Index_20_Link">Adding images to a document<text:tab/>312</text:a></text:p>
          <text:p text:style-name="P80"><text:a xlink:type="simple" xlink:href="#__RefHeading__72324_1784677349" text:style-name="Index_20_Link" text:visited-style-name="Index_20_Link">Modifying and positioning graphics<text:tab/>316</text:a></text:p>
          <text:p text:style-name="P80"><text:a xlink:type="simple" xlink:href="#__RefHeading__13193_2065861793" text:style-name="Index_20_Link" text:visited-style-name="Index_20_Link">Managing the LibreOffice Gallery<text:tab/>316</text:a></text:p>
          <text:p text:style-name="P80"><text:a xlink:type="simple" xlink:href="#__RefHeading__15492_2065861793" text:style-name="Index_20_Link" text:visited-style-name="Index_20_Link">Creating an image map<text:tab/>318</text:a></text:p>
          <text:p text:style-name="P80"><text:a xlink:type="simple" xlink:href="#__RefHeading__17037_2065861793" text:style-name="Index_20_Link" text:visited-style-name="Index_20_Link">Using LibreOffice’s drawing tools<text:tab/>320</text:a></text:p>
          <text:p text:style-name="P80"><text:a xlink:type="simple" xlink:href="#__RefHeading__17039_2065861793" text:style-name="Index_20_Link" text:visited-style-name="Index_20_Link">Using Fontwork<text:tab/>322</text:a></text:p>
          <text:p text:style-name="P79"><text:soft-page-break/><text:a xlink:type="simple" xlink:href="#__RefHeading___Toc86657_81136353111111111" text:style-name="Index_20_Link" text:visited-style-name="Index_20_Link">Chapter 12 Creating Web Pages<text:tab/>327</text:a></text:p>
          <text:p text:style-name="P80"><text:a xlink:type="simple" xlink:href="#__RefHeading___Toc135364_811363531" text:style-name="Index_20_Link" text:visited-style-name="Index_20_Link">Introduction<text:tab/>328</text:a></text:p>
          <text:p text:style-name="P80"><text:a xlink:type="simple" xlink:href="#__RefHeading__35834_1130598086" text:style-name="Index_20_Link" text:visited-style-name="Index_20_Link">Relative and absolute hyperlinks<text:tab/>328</text:a></text:p>
          <text:p text:style-name="P80"><text:a xlink:type="simple" xlink:href="#__RefHeading__12704_761994490" text:style-name="Index_20_Link" text:visited-style-name="Index_20_Link">Creating hyperlinks<text:tab/>329</text:a></text:p>
          <text:p text:style-name="P80"><text:a xlink:type="simple" xlink:href="#__RefHeading__12718_761994490" text:style-name="Index_20_Link" text:visited-style-name="Index_20_Link">Exporting web pages using the Web Wizard<text:tab/>332</text:a></text:p>
          <text:p text:style-name="P80"><text:a xlink:type="simple" xlink:href="#__RefHeading__1819_1458240272" text:style-name="Index_20_Link" text:visited-style-name="Index_20_Link">Saving and exporting documents as web pages<text:tab/>335</text:a></text:p>
          <text:p text:style-name="P79"><text:a xlink:type="simple" xlink:href="#__RefHeading___Toc86657_811363531111111111" text:style-name="Index_20_Link" text:visited-style-name="Index_20_Link">Chapter 13 Getting Started with Macros<text:tab/>341</text:a></text:p>
          <text:p text:style-name="P80"><text:a xlink:type="simple" xlink:href="#__RefHeading___Toc135366_811363531" text:style-name="Index_20_Link" text:visited-style-name="Index_20_Link">Introduction<text:tab/>342</text:a></text:p>
          <text:p text:style-name="P80"><text:a xlink:type="simple" xlink:href="#__RefHeading__8588_1448150400" text:style-name="Index_20_Link" text:visited-style-name="Index_20_Link">Your first macros<text:tab/>342</text:a></text:p>
          <text:p text:style-name="P80"><text:a xlink:type="simple" xlink:href="#__RefHeading__5150_1196992793" text:style-name="Index_20_Link" text:visited-style-name="Index_20_Link">Creating a macro<text:tab/>348</text:a></text:p>
          <text:p text:style-name="P80"><text:a xlink:type="simple" xlink:href="#__RefHeading__5156_1196992793" text:style-name="Index_20_Link" text:visited-style-name="Index_20_Link">Macro recorder failures<text:tab/>352</text:a></text:p>
          <text:p text:style-name="P80"><text:a xlink:type="simple" xlink:href="#__RefHeading__5164_1196992793" text:style-name="Index_20_Link" text:visited-style-name="Index_20_Link">Macro organization<text:tab/>353</text:a></text:p>
          <text:p text:style-name="P80"><text:a xlink:type="simple" xlink:href="#__RefHeading__5172_1196992793" text:style-name="Index_20_Link" text:visited-style-name="Index_20_Link">How to run a macro<text:tab/>356</text:a></text:p>
          <text:p text:style-name="P80"><text:a xlink:type="simple" xlink:href="#__RefHeading__5182_1196992793" text:style-name="Index_20_Link" text:visited-style-name="Index_20_Link">Extensions<text:tab/>358</text:a></text:p>
          <text:p text:style-name="P80"><text:a xlink:type="simple" xlink:href="#__RefHeading__5184_1196992793" text:style-name="Index_20_Link" text:visited-style-name="Index_20_Link">Writing macros without the recorder<text:tab/>359</text:a></text:p>
          <text:p text:style-name="P80"><text:a xlink:type="simple" xlink:href="#__RefHeading__5186_1196992793" text:style-name="Index_20_Link" text:visited-style-name="Index_20_Link">Finding more information<text:tab/>359</text:a></text:p>
          <text:p text:style-name="P79"><text:a xlink:type="simple" xlink:href="#__RefHeading___Toc86657_8113635311111111111" text:style-name="Index_20_Link" text:visited-style-name="Index_20_Link">Chapter 14 Customizing LibreOffice<text:tab/>361</text:a></text:p>
          <text:p text:style-name="P80"><text:a xlink:type="simple" xlink:href="#__RefHeading___Toc135368_811363531" text:style-name="Index_20_Link" text:visited-style-name="Index_20_Link">Introduction<text:tab/>362</text:a></text:p>
          <text:p text:style-name="P80"><text:a xlink:type="simple" xlink:href="#__RefHeading__10261_2122281821" text:style-name="Index_20_Link" text:visited-style-name="Index_20_Link">Customizing menu content<text:tab/>362</text:a></text:p>
          <text:p text:style-name="P80"><text:a xlink:type="simple" xlink:href="#__RefHeading__10269_2122281821" text:style-name="Index_20_Link" text:visited-style-name="Index_20_Link">Customizing toolbars<text:tab/>365</text:a></text:p>
          <text:p text:style-name="P80"><text:a xlink:type="simple" xlink:href="#__RefHeading__10279_2122281821" text:style-name="Index_20_Link" text:visited-style-name="Index_20_Link">Assigning shortcut keys<text:tab/>368</text:a></text:p>
          <text:p text:style-name="P80"><text:a xlink:type="simple" xlink:href="#__RefHeading__10289_2122281821" text:style-name="Index_20_Link" text:visited-style-name="Index_20_Link">Assigning macros to events<text:tab/>371</text:a></text:p>
          <text:p text:style-name="P80"><text:a xlink:type="simple" xlink:href="#__RefHeading__10291_2122281821" text:style-name="Index_20_Link" text:visited-style-name="Index_20_Link">Adding functionality with extensions<text:tab/>371</text:a></text:p>
          <text:p text:style-name="P79"><text:a xlink:type="simple" xlink:href="#__RefHeading___Toc135370_811363531" text:style-name="Index_20_Link" text:visited-style-name="Index_20_Link">Appendix A Keyboard Shortcuts<text:tab/>373</text:a></text:p>
          <text:p text:style-name="P80"><text:a xlink:type="simple" xlink:href="#__RefHeading___Toc135372_811363531" text:style-name="Index_20_Link" text:visited-style-name="Index_20_Link">Introduction<text:tab/>374</text:a></text:p>
          <text:p text:style-name="P80"><text:a xlink:type="simple" xlink:href="#__RefHeading__3055_280305268" text:style-name="Index_20_Link" text:visited-style-name="Index_20_Link">General keyboard shortcuts<text:tab/>375</text:a></text:p>
          <text:p text:style-name="P80"><text:a xlink:type="simple" xlink:href="#__RefHeading__9178_964876837" text:style-name="Index_20_Link" text:visited-style-name="Index_20_Link">Navigating and selecting with the keyboard<text:tab/>376</text:a></text:p>
          <text:p text:style-name="P80"><text:a xlink:type="simple" xlink:href="#__RefHeading__3057_280305268" text:style-name="Index_20_Link" text:visited-style-name="Index_20_Link">Controlling dialogs<text:tab/>376</text:a></text:p>
          <text:p text:style-name="P80"><text:a xlink:type="simple" xlink:href="#__RefHeading__9180_964876837" text:style-name="Index_20_Link" text:visited-style-name="Index_20_Link">Controlling macros<text:tab/>377</text:a></text:p>
          <text:p text:style-name="P80"><text:a xlink:type="simple" xlink:href="#__RefHeading__3063_280305268" text:style-name="Index_20_Link" text:visited-style-name="Index_20_Link">Managing documents<text:tab/>377</text:a></text:p>
          <text:p text:style-name="P80"><text:a xlink:type="simple" xlink:href="#__RefHeading__3065_280305268" text:style-name="Index_20_Link" text:visited-style-name="Index_20_Link">Editing<text:tab/>377</text:a></text:p>
          <text:p text:style-name="P80"><text:a xlink:type="simple" xlink:href="#__RefHeading__4070_474125404" text:style-name="Index_20_Link" text:visited-style-name="Index_20_Link">Selecting rows and columns in a database table opened by F4<text:tab/>378</text:a></text:p>
          <text:p text:style-name="P80"><text:a xlink:type="simple" xlink:href="#__RefHeading__5929_1920147500" text:style-name="Index_20_Link" text:visited-style-name="Index_20_Link">Shortcut keys for drawing objects<text:tab/>378</text:a></text:p>
          <text:p text:style-name="P80"><text:a xlink:type="simple" xlink:href="#__RefHeading__3071_280305268" text:style-name="Index_20_Link" text:visited-style-name="Index_20_Link">Defining keyboard shortcuts<text:tab/>379</text:a></text:p>
          <text:p text:style-name="P80"><text:a xlink:type="simple" xlink:href="#__RefHeading__3073_280305268" text:style-name="Index_20_Link" text:visited-style-name="Index_20_Link">Further reading<text:tab/>379</text:a></text:p>
          <text:p text:style-name="P79"><text:a xlink:type="simple" xlink:href="#__RefHeading___Toc135374_811363531" text:style-name="Index_20_Link" text:visited-style-name="Index_20_Link">Appendix B Open Source, Open Standards, OpenDocument<text:tab/>380</text:a></text:p>
          <text:p text:style-name="P80"><text:a xlink:type="simple" xlink:href="#__RefHeading___Toc135376_811363531" text:style-name="Index_20_Link" text:visited-style-name="Index_20_Link">Introduction<text:tab/>381</text:a></text:p>
          <text:p text:style-name="P80"><text:a xlink:type="simple" xlink:href="#__RefHeading__182218_780470623" text:style-name="Index_20_Link" text:visited-style-name="Index_20_Link">A short history of LibreOffice<text:tab/>381</text:a></text:p>
          <text:p text:style-name="P80"><text:a xlink:type="simple" xlink:href="#__RefHeading__182220_780470623" text:style-name="Index_20_Link" text:visited-style-name="Index_20_Link">The LibreOffice community<text:tab/>381</text:a></text:p>
          <text:p text:style-name="P80"><text:a xlink:type="simple" xlink:href="#__RefHeading__182222_780470623" text:style-name="Index_20_Link" text:visited-style-name="Index_20_Link">How is LibreOffice licensed?<text:tab/>382</text:a></text:p>
          <text:p text:style-name="P80"><text:a xlink:type="simple" xlink:href="#__RefHeading__182224_780470623" text:style-name="Index_20_Link" text:visited-style-name="Index_20_Link">What is “open source”?<text:tab/>382</text:a></text:p>
          <text:p text:style-name="P80"><text:a xlink:type="simple" xlink:href="#__RefHeading__3272_1372004992" text:style-name="Index_20_Link" text:visited-style-name="Index_20_Link">What are “open standards”?<text:tab/>382</text:a></text:p>
          <text:p text:style-name="P80"><text:a xlink:type="simple" xlink:href="#__RefHeading__182226_780470623" text:style-name="Index_20_Link" text:visited-style-name="Index_20_Link">What is OpenDocument?<text:tab/>382</text:a></text:p>
          <text:p text:style-name="P80"><text:a xlink:type="simple" xlink:href="#__RefHeading__5835_1372004992" text:style-name="Index_20_Link" text:visited-style-name="Index_20_Link">File formats LibreOffice can open<text:tab/>383</text:a></text:p>
          <text:p text:style-name="P80"><text:soft-page-break/><text:a xlink:type="simple" xlink:href="#__RefHeading__182240_780470623" text:style-name="Index_20_Link" text:visited-style-name="Index_20_Link">File formats LibreOffice can save to<text:tab/>385</text:a></text:p>
          <text:p text:style-name="P80"><text:a xlink:type="simple" xlink:href="#__RefHeading__184177_780470623" text:style-name="Index_20_Link" text:visited-style-name="Index_20_Link">Exporting to other formats<text:tab/>386</text:a></text:p>
          <text:p text:style-name="P79"><text:a xlink:type="simple" xlink:href="#__RefHeading___Toc171975_811363531" text:style-name="Index_20_Link" text:visited-style-name="Index_20_Link">Index<text:tab/>387</text:a></text:p>
        </text:index-body>
      </text:table-of-content>
      <text:p text:style-name="Standard"/>
      <text:p text:style-name="P122"/>
      <text:h text:style-name="Title" text:outline-level="1"><text:bookmark-start text:name="__RefHeading__126734_789510747"/><text:line-break/>Preface<text:bookmark-end text:name="__RefHeading__126734_789510747"/></text:h>
      <text:p text:style-name="P10"/>
      <text:h text:style-name="P88" text:outline-level="2"><text:bookmark-start text:name="__RefHeading___Toc76350_811363531"/>Who is this book for?<text:bookmark-end text:name="__RefHeading___Toc76350_811363531"/></text:h>
      <text:p text:style-name="P23">Anyone who wants to get up to speed quickly with LibreOffice will find this <text:span text:style-name="T35">Getting Started Guide</text:span> valuable. You may be new to office software, or you may be familiar with another office suite.</text:p>
      <text:h text:style-name="P82" text:outline-level="2"><text:bookmark-start text:name="__RefHeading__6749_1241987491"/>What's in this book?<text:bookmark-end text:name="__RefHeading__6749_1241987491"/></text:h>
      <text:p text:style-name="P23">This book introduces the main components of LibreOffice:</text:p>
      <text:list xml:id="list240740776" text:style-name="List_20_1">
        <text:list-item>
          <text:p text:style-name="P102">Writer (word processing)</text:p>
        </text:list-item>
        <text:list-item>
          <text:p text:style-name="P102">Calc (spreadsheets)</text:p>
        </text:list-item>
        <text:list-item>
          <text:p text:style-name="P102">Impress (presentations)</text:p>
        </text:list-item>
        <text:list-item>
          <text:p text:style-name="P102">Draw (vector graphics)</text:p>
        </text:list-item>
        <text:list-item>
          <text:p text:style-name="P102">Base (database</text:p>
        </text:list-item>
        <text:list-item>
          <text:p text:style-name="P102">Math (equation editor)</text:p>
        </text:list-item>
      </text:list>
      <text:p text:style-name="P23">It also covers some of the features common to all components, including setup and customization, styles and templates, macro recording, and printing. For more detail, see the user guides for the individual components.</text:p>
      <text:h text:style-name="P82" text:outline-level="2"><text:bookmark-start text:name="__RefHeading__6751_1241987491"/>Where to get more help<text:bookmark-end text:name="__RefHeading__6751_1241987491"/></text:h>
      <text:p text:style-name="P23">This book, the other <text:span text:style-name="T36">LibreOffice</text:span> user guides, the built-in Help system, and user support systems assume that you are familiar with your computer and basic functions such as starting a program, opening and saving files.</text:p>
      <text:h text:style-name="P93" text:outline-level="3"><text:bookmark-start text:name="__RefHeading__22027_697337876"/>Help system<text:bookmark-end text:name="__RefHeading__22027_697337876"/></text:h>
      <text:p text:style-name="P23"><text:span text:style-name="T36">LibreOffice</text:span> comes with an extensive <text:alphabetical-index-mark-start text:id="IMark128474504"/>Help system<text:alphabetical-index-mark-end text:id="IMark128474504"/>. This is your first line of support for using <text:span text:style-name="T36">LibreOffice</text:span>.</text:p>
      <text:p text:style-name="P23">To display the full Help system, press <text:span text:style-name="LOKeystroke">F1</text:span> or select <text:span text:style-name="LOMenuPath">LibreOffice Help</text:span> from the Help menu. In addition, you can choose whether to activate Tips, Extended tips, and the Help Agent (using <text:span text:style-name="LOMenuPath">Tools </text:span><text:span text:style-name="LOMenuPath"><text:span text:style-name="T26">&gt;</text:span></text:span><text:span text:style-name="LOMenuPath"> Options </text:span><text:span text:style-name="LOMenuPath"><text:span text:style-name="T26">&gt;</text:span></text:span><text:span text:style-name="LOMenuPath"> LibreOffice </text:span><text:span text:style-name="LOMenuPath"><text:span text:style-name="T26">&gt;</text:span></text:span><text:span text:style-name="LOMenuPath"> General</text:span>). </text:p>
      <text:p text:style-name="P23">If Tips are enabled, place the mouse pointer over any of the icons to see a small box (“tooltip”) with a brief explanation of the icon’s function. For a more detailed explanation, select <text:span text:style-name="LOMenuPath">Help </text:span><text:span text:style-name="LOMenuPath"><text:span text:style-name="T26">&gt;</text:span></text:span><text:span text:style-name="LOMenuPath"> What's This?</text:span> and hold the pointer over the icon.</text:p>
      <text:h text:style-name="P93" text:outline-level="3"><text:bookmark-start text:name="__RefHeading__22029_697337876"/>Free online support<text:bookmark-end text:name="__RefHeading__22029_697337876"/></text:h>
      <text:p text:style-name="P23">The LibreOffice community not only develops software, but provides free, volunteer-based support. See <text:sequence-ref text:reference-format="category-and-value" text:ref-name="refTable0">Table 1</text:sequence-ref><text:s/>and this web page: <text:a xlink:type="simple" xlink:href="http://www.libreoffice.org/get-help/" text:style-name="Internet_20_link" text:visited-style-name="Visited_20_Internet_20_Link">http://www.libreoffice.org/get-help/</text:a> </text:p>
      <text:p text:style-name="P23"><text:span text:style-name="T38">You</text:span> can get comprehensive online <text:alphabetical-index-mark-start text:id="IMark113600120"/>support<text:alphabetical-index-mark-end text:id="IMark113600120"/> from the community through mailing lists <text:span text:style-name="T39">and</text:span> <text:span text:style-name="T39">the Ask LibreOffice website</text:span>. Other websites run by users also offer free tips and tutorials. This forum provides community support for LibreOffice: <text:a xlink:type="simple" xlink:href="http://en.libreofficeforum.org/" text:style-name="Internet_20_link" text:visited-style-name="Visited_20_Internet_20_Link"><text:span text:style-name="T40">http://en.libreofficeforum.org/</text:span></text:a></text:p>
      <text:p text:style-name="P23"><text:span text:style-name="T40">This site provides support for LibreOffice, among other programs:<text:line-break/></text:span><text:a xlink:type="simple" xlink:href="http://forum.openoffice.org/en/forum/" text:style-name="Internet_20_link" text:visited-style-name="Visited_20_Internet_20_Link"><text:span text:style-name="T40">http://forum.openoffice.org/en/forum/</text:span></text:a><text:span text:style-name="T40"> </text:span></text:p>
      <text:p text:style-name="P15"><text:soft-page-break/>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71">Free LibreOffice support</text:p>
            </table:table-cell>
            <table:covered-table-cell/>
          </table:table-row>
        </table:table-header-rows>
        <table:table-row table:style-name="Table1.1">
          <table:table-cell table:style-name="Table1.A2" office:value-type="string">
            <text:p text:style-name="P76">Ask LibreOffice</text:p>
          </table:table-cell>
          <table:table-cell table:style-name="Table1.A2" office:value-type="string">
            <text:p text:style-name="P76"><text:span text:style-name="T39">Questions and answers from the LibreOffice community<text:line-break/></text:span><text:a xlink:type="simple" xlink:href="http://ask.libreoffice.org/en/questions/" text:style-name="Internet_20_link" text:visited-style-name="Visited_20_Internet_20_Link"><text:span text:style-name="T39">http://ask.libreoffice.org/en/questions/</text:span></text:a><text:span text:style-name="T39"> </text:span></text:p>
          </table:table-cell>
        </table:table-row>
        <table:table-row table:style-name="Table1.1">
          <table:table-cell table:style-name="Table1.A2" office:value-type="string">
            <text:p text:style-name="P76"><text:alphabetical-index-mark-start text:id="IMark128458840"/>Documentation<text:alphabetical-index-mark-end text:id="IMark128458840"/></text:p>
          </table:table-cell>
          <table:table-cell table:style-name="Table1.A2" office:value-type="string">
            <text:p text:style-name="P76"><text:alphabetical-index-mark text:string-value="User guides"/><text:span text:style-name="T41">User guides, how-tos, and other documentation. </text:span><text:a xlink:type="simple" xlink:href="http://www.libreoffice.org/get-help/documentation/" text:style-name="Internet_20_link" text:visited-style-name="Visited_20_Internet_20_Link"><text:span text:style-name="T41">http://www.libreoffice.org/get-help/documentation/</text:span></text:a><text:span text:style-name="T41"><text:line-break/></text:span><text:a xlink:type="simple" xlink:href="https://wiki.documentfoundation.org/Documentation/Publications" text:style-name="Internet_20_link" text:visited-style-name="Visited_20_Internet_20_Link"><text:span text:style-name="T41">https://wiki.documentfoundation.org/Documentation/Publications</text:span></text:a><text:span text:style-name="T41"> </text:span></text:p>
          </table:table-cell>
        </table:table-row>
        <table:table-row table:style-name="Table1.1">
          <table:table-cell table:style-name="Table1.A2" office:value-type="string">
            <text:p text:style-name="P76">FAQs</text:p>
          </table:table-cell>
          <table:table-cell table:style-name="Table1.A2" office:value-type="string">
            <text:p text:style-name="P76">Answers to frequently asked questions<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
          <table:table-cell table:style-name="Table1.A2" office:value-type="string">
            <text:p text:style-name="P76">Mailing lists</text:p>
          </table:table-cell>
          <table:table-cell table:style-name="Table1.A2" office:value-type="string">
            <text:p text:style-name="P76">Free community support is provided by a network of experienced users<text:line-break/><text:a xlink:type="simple" xlink:href="http://www.libreoffice.org/get-help/mailing-lists/" text:style-name="Internet_20_link" text:visited-style-name="Visited_20_Internet_20_Link"><text:span text:style-name="T41">http://www.libreoffice.org/get-help/mailing-lists/</text:span></text:a></text:p>
          </table:table-cell>
        </table:table-row>
        <table:table-row table:style-name="Table1.1">
          <table:table-cell table:style-name="Table1.A6" office:value-type="string">
            <text:p text:style-name="P76"><text:alphabetical-index-mark text:string-value="International Support"/>International support</text:p>
          </table:table-cell>
          <table:table-cell table:style-name="Table1.A6" office:value-type="string">
            <text:p text:style-name="P76">The LibreOffice website in your language.<text:line-break/><text:a xlink:type="simple" xlink:href="http://www.libreoffice.org/international-sites/" text:style-name="Internet_20_link" text:visited-style-name="Visited_20_Internet_20_Link"><text:span text:style-name="T41">http://www.libreoffice.org/international-sites/</text:span></text:a></text:p>
            <text:p text:style-name="P76"><text:span text:style-name="T41">International mailing lists<text:line-break/></text:span><text:a xlink:type="simple" xlink:href="http://wiki.documentfoundation.org/Local_Mailing_Lists" text:style-name="Internet_20_link" text:visited-style-name="Visited_20_Internet_20_Link"><text:span text:style-name="T41">http://wiki.documentfoundation.org/Local_Mailing_Lists</text:span></text:a></text:p>
          </table:table-cell>
        </table:table-row>
        <table:table-row table:style-name="Table1.1">
          <table:table-cell table:style-name="Table1.A2" office:value-type="string">
            <text:p text:style-name="P76">Accessibility options</text:p>
          </table:table-cell>
          <table:table-cell table:style-name="Table1.A2" office:value-type="string">
            <text:p text:style-name="P76">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P93" text:outline-level="3"><text:bookmark-start text:name="__RefHeading__262303_271332650"/>Paid support and training<text:bookmark-end text:name="__RefHeading__262303_271332650"/></text:h>
      <text:p text:style-name="P23">Alternatively, you can pay for support services<text:span text:style-name="T43">. </text:span>Service contracts can be purchased from a vendor or consulting firm specializing in LibreOffice<text:span text:style-name="T43">.</text:span></text:p>
      <text:h text:style-name="P82" text:outline-level="2"><text:bookmark-start text:name="__RefHeading__11088_1241987491"/>What you see may be different<text:bookmark-end text:name="__RefHeading__11088_1241987491"/></text:h>
      <text:h text:style-name="P93" text:outline-level="3"><text:bookmark-start text:name="__RefHeading__1550_1307201209"/>Illustrations<text:bookmark-end text:name="__RefHeading__1550_1307201209"/></text:h>
      <text:p text:style-name="P23">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23">Also, some of the dialogs may be differ<text:span text:style-name="T45">ent</text:span> because of the settings selected in LibreOffice. You can either use dialogs from your computer system (default) or dialogs provided by LibreOffice. To change to using LibreOffice dialogs:</text:p>
      <text:list xml:id="list1336461820" text:style-name="Numbering_20_1">
        <text:list-item>
          <text:p text:style-name="P111">On Linux and Windows operating systems, go to <text:span text:style-name="T7">Tools &gt; Options &gt; LibreOffice &gt; General</text:span> on the menu bar to open the dialog for general options.</text:p>
          <text:p text:style-name="P111">On a Mac operating system, go to <text:span text:style-name="T7">LibreOffice &gt; Preferences &gt; General</text:span> on the menu bar to open the dialog for general options.</text:p>
        </text:list-item>
        <text:list-item>
          <text:p text:style-name="P111">Select <text:span text:style-name="T9">Use LibreOffice dialogs</text:span> in <text:span text:style-name="T9">Open/Save dialogs</text:span> to display the LibreOffice dialogs.</text:p>
        </text:list-item>
        <text:list-item>
          <text:p text:style-name="P111">Click <text:span text:style-name="T7">OK</text:span> to save your settings and close the dialog.</text:p>
        </text:list-item>
      </text:list>
      <text:h text:style-name="P93" text:outline-level="3"><text:bookmark-start text:name="__RefHeading__7596_641027044"/>Icons<text:bookmark-end text:name="__RefHeading__7596_641027044"/></text:h>
      <text:p text:style-name="P23">The icons used to illustrate some of the many tools available in LibreOffice may differ from the ones used in this guide. The icons in this guide have been taken from a <text:span text:style-name="T45">variety of </text:span>LibreOffice installation<text:span text:style-name="T45">s</text:span> that <text:span text:style-name="T45">use different</text:span> set<text:span text:style-name="T45">s</text:span> of icons.</text:p>
      <text:h text:style-name="P86" text:outline-level="2"><text:bookmark-start text:name="__RefHeading__11174_1241987491"/><text:soft-page-break/>Using LibreOffice on a Mac<text:bookmark-end text:name="__RefHeading__11174_1241987491"/></text:h>
      <text:p text:style-name="P23">Some keystrokes and menu items are different on a Mac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Windows or Linux</text:p>
          </table:table-cell>
          <table:table-cell table:style-name="Table2.A1" office:value-type="string">
            <text:p text:style-name="P70">Mac equivalent</text:p>
          </table:table-cell>
          <table:table-cell table:style-name="Table2.A1" office:value-type="string">
            <text:p text:style-name="P70">Effect</text:p>
          </table:table-cell>
        </table:table-row>
        <table:table-row table:style-name="Table2.1">
          <table:table-cell table:style-name="Table2.A2" office:value-type="string">
            <text:p text:style-name="P76"><text:span text:style-name="LOMenuPath"><text:span text:style-name="T26">Tools &gt; Options</text:span></text:span> menu selection</text:p>
          </table:table-cell>
          <table:table-cell table:style-name="Table2.B2" office:value-type="string">
            <text:p text:style-name="P76"><text:span text:style-name="MenuPath">LibreOffice &gt; Preferences</text:span></text:p>
          </table:table-cell>
          <table:table-cell table:style-name="Table2.B2" office:value-type="string">
            <text:p text:style-name="P76">Access setup options</text:p>
          </table:table-cell>
        </table:table-row>
        <table:table-row table:style-name="Table2.1">
          <table:table-cell table:style-name="Table2.A2" office:value-type="string">
            <text:p text:style-name="P76"><text:span text:style-name="Keystroke">Right-click</text:span></text:p>
          </table:table-cell>
          <table:table-cell table:style-name="Table2.A2" office:value-type="string">
            <text:p text:style-name="P76">Control+click and/or right-click depending on computer setup</text:p>
          </table:table-cell>
          <table:table-cell table:style-name="Table2.B2" office:value-type="string">
            <text:p text:style-name="P76">Open a context menu</text:p>
          </table:table-cell>
        </table:table-row>
        <table:table-row table:style-name="Table2.1">
          <table:table-cell table:style-name="Table2.A2" office:value-type="string">
            <text:p text:style-name="P76"><text:span text:style-name="Keystroke">Ctrl</text:span> (<text:span text:style-name="Keystroke">Control</text:span>)</text:p>
          </table:table-cell>
          <table:table-cell table:style-name="Table2.A2" office:value-type="string">
            <text:p text:style-name="P76"><text:span text:style-name="T31">⌘</text:span> <text:span text:style-name="T9">(Command)</text:span></text:p>
          </table:table-cell>
          <table:table-cell table:style-name="Table2.A2" office:value-type="string">
            <text:p text:style-name="P76">Used with other keys</text:p>
          </table:table-cell>
        </table:table-row>
        <table:table-row table:style-name="Table2.1">
          <table:table-cell table:style-name="Table2.A2" office:value-type="string">
            <text:p text:style-name="P76"><text:span text:style-name="Keystroke">F5</text:span></text:p>
          </table:table-cell>
          <table:table-cell table:style-name="Table2.A2" office:value-type="string">
            <text:p text:style-name="P76"><text:span text:style-name="Keystroke">Shift</text:span>+<text:span text:style-name="T31">⌘</text:span>+<text:span text:style-name="Keystroke">F5</text:span></text:p>
          </table:table-cell>
          <table:table-cell table:style-name="Table2.A2" office:value-type="string">
            <text:p text:style-name="P76">Open the Navigator</text:p>
          </table:table-cell>
        </table:table-row>
        <table:table-row table:style-name="Table2.1">
          <table:table-cell table:style-name="Table2.A2" office:value-type="string">
            <text:p text:style-name="P76"><text:span text:style-name="Keystroke">F11</text:span></text:p>
          </table:table-cell>
          <table:table-cell table:style-name="Table2.A2" office:value-type="string">
            <text:p text:style-name="P76"><text:span text:style-name="T31">⌘</text:span>+<text:span text:style-name="T9">T</text:span></text:p>
          </table:table-cell>
          <table:table-cell table:style-name="Table2.A2" office:value-type="string">
            <text:p text:style-name="P76">Open the Styles and Formatting window</text:p>
          </table:table-cell>
        </table:table-row>
      </table:table>
      <text:h text:style-name="P82" text:outline-level="2"><text:bookmark-start text:name="__RefHeading__10924_1241987491"/>What are all these things called?<text:bookmark-end text:name="__RefHeading__10924_1241987491"/></text:h>
      <text:p text:style-name="P23">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23">A dialog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text:s/><text:span text:style-name="T45">(legend is on next page). </text:span>In most cases the technical terms <text:span text:style-name="T45">are not used</text:span> in this book, but it is useful to know them because the Help and other sources of information often use them.</text:p>
      <text:p text:style-name="P41"><draw:frame draw:style-name="fr1" draw:name="Frame12" text:anchor-type="as-char" svg:width="5.5634in" draw:z-index="0"><draw:text-box fo:min-height="4.011in"><text:p text:style-name="Figure"/><text:p text:style-name="Caption">Figure <text:sequence text:ref-name="refFigure0" text:name="Figure" text:formula="ooow:Figure+1" style:num-format="1">1</text:sequence>: Dialog showing common controls</text:p></draw:text-box></draw:frame></text:p>
      <text:list xml:id="list184437050618604" text:continue-list="list1336461820" text:style-name="Numbering_20_1">
        <text:list-item text:start-value="1">
          <text:p text:style-name="P117"><text:soft-page-break/>Tabbed page (not strictly speaking a control).</text:p>
        </text:list-item>
        <text:list-item>
          <text:p text:style-name="P119">Radio buttons (only one can be selected at a time).</text:p>
        </text:list-item>
        <text:list-item>
          <text:p text:style-name="P111">Checkbox (more than one can be selected at a time).</text:p>
        </text:list-item>
        <text:list-item>
          <text:p text:style-name="P111">Spin box (click the up and down arrows to change the number shown in the text box next to it, or type in the text box).</text:p>
        </text:list-item>
        <text:list-item>
          <text:p text:style-name="P111">Thumbnail or preview.</text:p>
        </text:list-item>
        <text:list-item>
          <text:p text:style-name="P111">Drop-down list from which to select an item.</text:p>
        </text:list-item>
        <text:list-item>
          <text:p text:style-name="P111">Push buttons.</text:p>
        </text:list-item>
      </text:list>
      <text:p text:style-name="P23">In most cases, you can interact only with the dialog (not the document itself) as long as the dialog remains open. When you close the dialog after use (usually, clicking OK or another button saves your changes and closes the dialog), then you can again work with your document.</text:p>
      <text:p text:style-name="P23">Some dialogs can be left open as you work, so you can switch back and forth between the dialog and your document. An example of this type is the Find &amp; Replace dialog.</text:p>
      <text:h text:style-name="P82" text:outline-level="2"><text:bookmark-start text:name="__RefHeading__1552_1307201209"/>Who wrote this book?<text:bookmark-end text:name="__RefHeading__1552_1307201209"/></text:h>
      <text:p text:style-name="P23">This book was written by volunteers from the LibreOffice community. Profits from sales of the printed edition will be used to benefit the community.</text:p>
      <text:h text:style-name="P82" text:outline-level="2"><text:bookmark-start text:name="__RefHeading__6761_1241987491"/>Acknowledgements<text:bookmark-end text:name="__RefHeading__6761_1241987491"/></text:h>
      <text:p text:style-name="P23">This book is adapted <text:span text:style-name="T46">and updated</text:span> from <text:span text:style-name="Emphasis">Getting Started with OpenOffice.org 3.3</text:span>. The contributors to that book are:</text:p>
      <text:p text:style-name="P16">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P82" text:outline-level="2"><text:bookmark-start text:name="__RefHeading__6763_1241987491"/>Frequently asked questions<text:bookmark-end text:name="__RefHeading__6763_1241987491"/></text:h>
      <text:p text:style-name="P23"><text:reference-mark-start text:name="How is OOo licensed?"/>How is LibreOffice licensed?<text:reference-mark-end text:name="How is OOo licensed?"/></text:p>
      <text:p text:style-name="P59"><text:span text:style-name="T10">LibreOffice </text:span><text:span text:style-name="T11">4.</text:span><text:span text:style-name="T12">4</text:span><text:span text:style-name="T10"> is distributed under </text:span>the <text:alphabetical-index-mark-start text:id="IMark126643320"/>Open Source Initiative (OSI)<text:alphabetical-index-mark-end text:id="IMark126643320"/> approved <text:span text:style-name="T47">Mozilla</text:span> Public License (<text:span text:style-name="T47">M</text:span>PL). The <text:span text:style-name="T47">M</text:span>PL <text:alphabetical-index-mark text:string-value="licensing of LibreOffice"/>license is available from <text:a xlink:type="simple" xlink:href="http://www.mozilla.org/MPL/2.0/" text:style-name="Internet_20_link" text:visited-style-name="Visited_20_Internet_20_Link"><text:span text:style-name="T47">http://www.mozilla.org/MPL/2.0/</text:span></text:a><text:span text:style-name="T47">.</text:span></text:p>
      <text:p text:style-name="P23">May I distribute LibreOffice to anyone? <text:span text:style-name="T48">May I sell it? May I use it in my business?</text:span></text:p>
      <text:p text:style-name="P59">Yes.</text:p>
      <text:p text:style-name="P23">How many computers may I install it on?</text:p>
      <text:p text:style-name="P59">As many as you like.</text:p>
      <text:p text:style-name="P23"><text:soft-page-break/>Is LibreOffice available in my language?</text:p>
      <text:p text:style-name="P59"><text:span text:style-name="T49">LibreOffice has been translated (localized) into over 40 languages, so your language probably is supported</text:span>. Additionally,<text:span text:style-name="T50"> t</text:span><text:span text:style-name="T49">here are over 70 </text:span><text:span text:style-name="T51">s</text:span><text:span text:style-name="T8">pelling</text:span>, <text:span text:style-name="T9">hyphenation</text:span>, and <text:span text:style-name="T9">thesaurus</text:span> dictionaries <text:span text:style-name="T49">available for languages, and dialects that do not have a localized program interface. The dictionaries are available from the LibreOffice website at: </text:span><text:a xlink:type="simple" xlink:href="http://www.libreoffice.org/" text:style-name="Internet_20_link" text:visited-style-name="Visited_20_Internet_20_Link"><text:span text:style-name="Internet_20_link">www.libreoffice.org</text:span></text:a><text:span text:style-name="T49">.</text:span></text:p>
      <text:p text:style-name="P23">How can you make it for free?</text:p>
      <text:p text:style-name="P59">LibreOffice is developed and maintained by volunteers and has the backing of several <text:span text:style-name="T52">organizations</text:span>.</text:p>
      <text:p text:style-name="P23">I am writing a software application<text:span text:style-name="T44">. </text:span>May I use programming code from LibreOffice in my program?</text:p>
      <text:p text:style-name="P59">You may, within the parameters set in the <text:span text:style-name="T47">MPL</text:span>. Read the license: <text:a xlink:type="simple" xlink:href="http://www.mozilla.org/MPL/2.0/" text:style-name="Internet_20_link" text:visited-style-name="Visited_20_Internet_20_Link"><text:span text:style-name="T47">http://www.mozilla.org/MPL/2.0/</text:span></text:a><text:span text:style-name="T47">.</text:span></text:p>
      <text:p text:style-name="P23">Why do I need Java to run LibreOffice? Is it written in Java?</text:p>
      <text:p text:style-name="P59">LibreOffice is not <text:span text:style-name="T17">written</text:span> in Java; it is written in the C++ <text:span text:style-name="T17">language</text:span>. Java is one of several languages that can be used to extend the software. The Java JDK/JRE is only required for some features. The most notable one is the HSQLDB relational database engine.</text:p>
      <text:p text:style-name="P59">Note: Java is available at no cost. If you do not want to use Java, you can still use nearly all of the features of LibreOffice.</text:p>
      <text:p text:style-name="P23">How can I contribute to LibreOffice?</text:p>
      <text:p text:style-name="P59">You can help with the development and user support of LibreOffice in many ways, and you do not need to be a programmer. To start, check out this webpage: <text:a xlink:type="simple" xlink:href="http://www.documentfoundation.org/contribution/" text:style-name="Internet_20_link" text:visited-style-name="Visited_20_Internet_20_Link">http://www.documentfoundation.org/contribution/</text:a></text:p>
      <text:p text:style-name="P23">May I distribute the PDF of this book, or print and sell copies?</text:p>
      <text:p text:style-name="P59">Yes, as long as you meet the requirements of one of the licenses in the copyright statement at the beginning of this book. You do not have to request special permission. <text:span text:style-name="T48">W</text:span>e request that you share with the project some of the profits you make from sales of books, in consideration of all the work we have put into producing them.</text:p>
      <text:h text:style-name="P82" text:outline-level="2"><text:bookmark-start text:name="__RefHeading__11197_1646717133"/>What’s new in LibreOffice <text:span text:style-name="T53">5</text:span>.<text:span text:style-name="T53">0</text:span>?<text:bookmark-end text:name="__RefHeading__11197_1646717133"/></text:h>
      <text:p text:style-name="P23">The LibreOffice <text:span text:style-name="T53">5</text:span>.<text:span text:style-name="T53">0</text:span> Release Notes are here: <text:a xlink:type="simple" xlink:href="https://wiki.documentfoundation.org/ReleaseNotes/5.0" text:style-name="Internet_20_link" text:visited-style-name="Visited_20_Internet_20_Link"><text:span text:style-name="T54">https://wiki.documentfoundation.org/ReleaseNotes/5.0</text:span></text:a></text:p>
      <text:p text:style-name="P23"/>
      <text:p text:style-name="P123"/>
      <text:h text:style-name="P125" text:outline-level="1"><text:bookmark-start text:name="__RefHeading__126734_7895107471"/>Chapter <text:span text:style-name="T55">1</text:span> <text:s/><text:line-break/><text:span text:style-name="T55">Introducing LibreOffice</text:span><text:bookmark-end text:name="__RefHeading__126734_7895107471"/></text:h>
      <text:p text:style-name="P9"/>
      <text:h text:style-name="P89" text:outline-level="2"><text:bookmark-start text:name="__RefHeading___Toc78493_811363531"/>What is LibreOffice?<text:bookmark-end text:name="__RefHeading___Toc78493_811363531"/></text:h>
      <text:p text:style-name="P28">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P28">LibreOffice includes the following <text:alphabetical-index-mark text:string-value="components of OpenOffice.org"/>components.</text:p>
      <text:h text:style-name="P94" text:outline-level="3"><text:bookmark-start text:name="__RefHeading__22007_697337876"/>Writer (word processor)<text:bookmark-end text:name="__RefHeading__22007_697337876"/></text:h>
      <text:p text:style-name="P28">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P94" text:outline-level="3"><text:bookmark-start text:name="__RefHeading__22009_697337876"/>Calc (spreadsheet)<text:bookmark-end text:name="__RefHeading__22009_697337876"/></text:h>
      <text:p text:style-name="P28">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P94" text:outline-level="3"><text:bookmark-start text:name="__RefHeading__22011_697337876"/>Impress (presentations)<text:bookmark-end text:name="__RefHeading__22011_697337876"/></text:h>
      <text:p text:style-name="P28">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P94" text:outline-level="3"><text:bookmark-start text:name="__RefHeading__22013_697337876"/>Draw (vector graphics)<text:bookmark-end text:name="__RefHeading__22013_697337876"/></text:h>
      <text:p text:style-name="P28">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text:span text:style-name="T56">and</text:span> then add it to the Gallery. Draw can import graphics from many common formats and save them in over 20 formats, including PNG, HTML, PDF, and Flash.</text:p>
      <text:h text:style-name="P94" text:outline-level="3"><text:bookmark-start text:name="__RefHeading__22015_697337876"/>Base (database)<text:bookmark-end text:name="__RefHeading__22015_697337876"/></text:h>
      <text:p text:style-name="P28">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ext:span text:style-name="T57">two relational database engines,</text:span> HSQLDB <text:span text:style-name="T57">and</text:span> PostgreSQL. It can also use dBASE, Microsoft Access, MySQL, or Oracle, or any ODBC compliant or JDBC compliant database. Base also provides support for a subset of ANSI-92 SQL.</text:p>
      <text:h text:style-name="P94" text:outline-level="3"><text:bookmark-start text:name="__RefHeading__22017_697337876"/><text:soft-page-break/>Math (formula editor)<text:bookmark-end text:name="__RefHeading__22017_697337876"/></text:h>
      <text:p text:style-name="P28">Math is the LibreOffice formula or equation editor. You can use it to create complex equations that include symbols or characters not available in standard font sets. While it is most commonly used to create formula<text:span text:style-name="T58">s</text:span> in other documents, such as Writer and Impress files, Math can also work as a standalone tool. You can save formula<text:span text:style-name="T58">s</text:span> in the standard Mathematical Markup Language (MathML) format for inclusion in web pages and other documents not created by LibreOffice.</text:p>
      <text:h text:style-name="P83" text:outline-level="2"><text:bookmark-start text:name="__RefHeading__22019_697337876"/>Advantages of LibreOffice<text:bookmark-end text:name="__RefHeading__22019_697337876"/></text:h>
      <text:p text:style-name="P28">Here are some of the<text:alphabetical-index-mark text:string-value="advantages of LibreOffice"/> advantages of LibreOffice over other office suites:</text:p>
      <text:list xml:id="list184437992983836" text:continue-list="list240740776" text:style-name="List_20_1">
        <text:list-item text:start-value="1">
          <text:p text:style-name="P103"><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P103"><text:span text:style-name="LOStrongEmphasis">Open source.</text:span> You can distribute, copy, and modify the software as much as you wish, in accordance with the LibreOffice Open Source licenses.</text:p>
        </text:list-item>
        <text:list-item>
          <text:p text:style-name="P103"><text:span text:style-name="LOStrongEmphasis">Cross-platform.</text:span> LibreOffice runs on several hardware architectures and under multiple operating systems, such as Microsoft Windows, Mac OS X and Linux.</text:p>
        </text:list-item>
        <text:list-item>
          <text:p text:style-name="P103"><text:span text:style-name="LOStrongEmphasis">Extensive</text:span><text:alphabetical-index-mark text:string-value="language support"/><text:span text:style-name="LOStrongEmphasis"> language support</text:span>. The LibreOffice user interface, <text:span text:style-name="T59">including</text:span> spelling, hyphenation, and thesaurus dictionaries, <text:span text:style-name="T59">is available </text:span>in over <text:span text:style-name="T59">100</text:span>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P103"><text:span text:style-name="LOStrongEmphasis">Consistent user interface.</text:span> All the components have a similar “look and feel,” making them easy to use and master.</text:p>
        </text:list-item>
        <text:list-item>
          <text:p text:style-name="P103"><text:span text:style-name="LOStrongEmphasis">Integration.</text:span> The components of LibreOffice are well integrated with one another.</text:p>
        </text:list-item>
      </text:list>
      <text:list xml:id="list1087977791" text:style-name="List_20_2">
        <text:list-item>
          <text:list>
            <text:list-item>
              <text:p text:style-name="P110">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10">You do not need to know which application was used to create a particular file. For example, you can open a Draw file from Writer.</text:p>
            </text:list-item>
          </text:list>
        </text:list-item>
      </text:list>
      <text:list xml:id="list184438240887126" text:continue-list="list184437992983836" text:style-name="List_20_1">
        <text:list-item>
          <text:p text:style-name="P103"><text:span text:style-name="LOStrongEmphasis">Granularity. </text:span>Usually, if you change an option, it affects all components. However, LibreOffice options can be set at a component level or even at document level.</text:p>
        </text:list-item>
        <text:list-item>
          <text:p text:style-name="P103"><text:span text:style-name="LOStrongEmphasis">File compatibility.</text:span> In addition to its native OpenDocument formats, LibreOffice includes support for opening and saving files in many common formats including Microsoft Office, HTML, XML, WordPerfect, Lotus 1-2-3, <text:span text:style-name="T59">and PDF</text:span>.</text:p>
        </text:list-item>
        <text:list-item>
          <text:p text:style-name="P103"><text:span text:style-name="LOStrongEmphasis">No vendor lock-in. </text:span>LibreOffice uses <text:alphabetical-index-mark text:string-value="OpenDocument format"/>OpenDocument, an XML (eXtensible Markup Language) file format developed as an industry standard by <text:alphabetical-index-mark-start text:id="IMark145566568"/>OASIS<text:alphabetical-index-mark-end text:id="IMark145566568"/> (Organization for the Advancement of Structured Information Standards). These files can easily be unzipped and read by any text editor, and their framework is open and published.</text:p>
        </text:list-item>
        <text:list-item>
          <text:p text:style-name="P103"><text:span text:style-name="LOStrongEmphasis">You have a voice.</text:span><text:span text:style-name="Definition"> Enhancements, software fixes, and release dates are community-driven. You can join the community and affect the course of the product you use.</text:span></text:p>
        </text:list-item>
      </text:list>
      <text:p text:style-name="P28">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P83" text:outline-level="2"><text:bookmark-start text:name="__RefHeading__22021_697337876"/>Minimum requirements<text:bookmark-end text:name="__RefHeading__22021_697337876"/></text:h>
      <text:p text:style-name="P13">LibreOffice <text:span text:style-name="T60">5.0</text:span> requires one of the following operating systems:</text:p>
      <text:list xml:id="list37426371" text:style-name="List_20_1">
        <text:list-item text:start-value="1">
          <text:p text:style-name="P103"><text:alphabetical-index-mark text:string-value="system requirements" text:key1="Microsoft Windows"/><text:span text:style-name="LOStrongEmphasis">Microsoft Windows</text:span> XP, Vista, Windows 7, Windows 8/<text:span text:style-name="T60">8.1,</text:span> <text:span text:style-name="T60">or Windows 10.</text:span></text:p>
        </text:list-item>
        <text:list-item>
          <text:p text:style-name="P103"><text:soft-page-break/><text:alphabetical-index-mark text:string-value="system requirements" text:key1="GNU/Linux"/><text:span text:style-name="LOStrongEmphasis">GNU/</text:span><text:alphabetical-index-mark text:string-value="system requirements" text:key1="Linux"/><text:span text:style-name="LOStrongEmphasis">Linux</text:span> Kernel version 2.6.18, glibc2 v2.5 or higher, and gtk v2.10.4 or higher</text:p>
        </text:list-item>
      </text:list>
      <text:list xml:id="list184437508493861" text:continue-list="list184438240887126" text:style-name="List_20_1">
        <text:list-item>
          <text:p text:style-name="P104"><text:alphabetical-index-mark text:string-value="system requirements" text:key1="Mac OS X"/><text:span text:style-name="LOStrongEmphasis">Mac OS X</text:span> 10.<text:span text:style-name="T61">8</text:span> (<text:span text:style-name="T61">Mountain Lion</text:span>) or higher</text:p>
        </text:list-item>
      </text:list>
      <text:p text:style-name="P13">Administrator rights are needed for the installation process.</text:p>
      <text:p text:style-name="P28">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P28">For a more detailed listing of requirements, see the LibreOffice website, <text:a xlink:type="simple" xlink:href="http://www.libreoffice.org/get-help/system-requirements/" text:style-name="Internet_20_link" text:visited-style-name="Visited_20_Internet_20_Link"><text:span text:style-name="T62">http://www.libreoffice.org/get-help/system-requirements/</text:span></text:a>.</text:p>
      <text:h text:style-name="P83" text:outline-level="2"><text:bookmark-start text:name="__RefHeading__22023_697337876"/>How to get the software<text:bookmark-end text:name="__RefHeading__22023_697337876"/></text:h>
      <text:p text:style-name="P28"><text:span text:style-name="T63">Versions of LibreOffice for Windows, Linux, and Mac OS X </text:span>can be downloaded <text:span text:style-name="T63">free </text:span>from <text:a xlink:type="simple" xlink:href="http://www.libreoffice.org/download" text:style-name="Internet_20_link" text:visited-style-name="Visited_20_Internet_20_Link"><text:span text:style-name="T42">http://www.libreoffice.org/download</text:span></text:a>. You can also download the software by using a Peer-to-Peer client, such as <text:alphabetical-index-mark-start text:id="IMark145566568"/>BitTorrent<text:alphabetical-index-mark-end text:id="IMark145566568"/>, at the same address.</text:p>
      <text:p text:style-name="P28">Linux users will <text:span text:style-name="T63">also </text:span>find LibreOffice included in many of the latest Linux distributions; Ubuntu is just one example.</text:p>
      <text:p text:style-name="P24">Mac OS X users can also get two versions of LibreOffice from the App Store: LibreOffice Vanilla (free) and LibreOffice-from-Collabora (an enterprise-ready version; small fee).</text:p>
      <text:h text:style-name="P83" text:outline-level="2"><text:bookmark-start text:name="__RefHeading__22025_697337876"/>How to install the software<text:bookmark-end text:name="__RefHeading__22025_697337876"/></text:h>
      <text:p text:style-name="P28">Information <text:alphabetical-index-mark text:string-value="installing and setting up"/>on installing and setting up LibreOffice on the various supported operating systems is given here: <text:a xlink:type="simple" xlink:href="http://www.libreoffice.org/get-help/install-howto/" text:style-name="Internet_20_link" text:visited-style-name="Visited_20_Internet_20_Link"><text:span text:style-name="T62">http://www.libreoffice.org/get-help/install-howto/</text:span></text:a>.</text:p>
      <text:h text:style-name="P83" text:outline-level="2"><text:bookmark-start text:name="__RefHeading__3640_1802778174"/>Extensions and add-ons<text:bookmark-end text:name="__RefHeading__3640_1802778174"/></text:h>
      <text:p text:style-name="P28"><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text:span text:style-name="T41">http://extensions.libreoffice.org/</text:span></text:a>. See <text:span text:style-name="LOEmphasis">Chapter 14 Customizing LibreOffice</text:span> for more information on installing extensions and add-ons.</text:p>
      <text:h text:style-name="P83" text:outline-level="2"><text:bookmark-start text:name="__RefHeading__22035_697337876"/><text:alphabetical-index-mark text:string-value="starting LibreOffice"/>Starting LibreOffice<text:bookmark-end text:name="__RefHeading__22035_697337876"/></text:h>
      <text:p text:style-name="P25">In general, you start LibreOffice the same way you start any other program on your computer.</text:p>
      <text:p text:style-name="P26">On computers with Windows or Linux operating systems, a menu entry for LibreOffice and each LibreOffice component appears in the system menu of your computer. On computers operating Mac OS X, only a menu entry for LibreOffice is added to the Applications menu.</text:p>
      <text:p text:style-name="P28">Clicking on the LibreOffice menu entry, <text:span text:style-name="T64">desktop icon, or </text:span>tile opens the LibreOffice Start Center (<text:span text:style-name="T65"><text:sequence-ref text:reference-format="category-and-value" text:ref-name="refFigure1">Figure 2</text:sequence-ref></text:span>) from where you can select the individual components of LibreOffice. You can also select to open an existing file or use a template.</text:p>
      <text:p text:style-name="P42"><text:soft-page-break/><draw:frame draw:style-name="fr2" draw:name="Frame1" text:anchor-type="as-char" svg:width="6.2028in" draw:z-index="1"><draw:text-box fo:min-height="6.15in"><text:p text:style-name="Figure"/><text:p text:style-name="Caption">Figure <text:sequence text:ref-name="refFigure1" text:name="Figure" text:formula="ooow:Figure+1" style:num-format="1">2</text:sequence>: LibreOffice Start Center</text:p></draw:text-box></draw:frame></text:p>
      <text:h text:style-name="P94" text:outline-level="3"><text:bookmark-start text:name="__RefHeading__4143_129573012"/><text:span text:style-name="T66">Opening</text:span> an existing document <text:span text:style-name="T66">before starting LibreOffice</text:span><text:bookmark-end text:name="__RefHeading__4143_129573012"/></text:h>
      <text:p text:style-name="P28">You can start LibreOffice by double-clicking the filename of an ODF document <text:span text:style-name="T67">on the desktop, or</text:span> in a file manager such as Windows Explorer <text:span text:style-name="T68">or the Mac’s Finder</text:span>. The appropriate component of LibreOffice will start and the document will be loaded.</text:p>
      <text:p text:style-name="P28"><text:span text:style-name="T68">If you do not have Microsoft Office installed on your computer, or i</text:span>f Microsoft Office is installed and you have associated Microsoft Office file types with LibreOffice, <text:span text:style-name="T68">then </text:span>when you double-click on the <text:span text:style-name="T68">following </text:span>file<text:span text:style-name="T68">s</text:span>, <text:span text:style-name="T68">they open in LibreOffice</text:span>:</text:p>
      <text:list xml:id="list184436751664477" text:continue-numbering="true" text:style-name="List_20_1">
        <text:list-item>
          <text:p text:style-name="P103"><text:span text:style-name="T68">A</text:span> Word file (*.doc or *.docx) opens in Writer.</text:p>
        </text:list-item>
        <text:list-item>
          <text:p text:style-name="P103"><text:span text:style-name="T68">A</text:span>n Excel file (*.xls or *.xlsx) opens in Calc.</text:p>
        </text:list-item>
        <text:list-item>
          <text:p text:style-name="P103"><text:span text:style-name="T68">A</text:span> PowerPoint file (*.ppt or *.pptx) opens in Impress.</text:p>
        </text:list-item>
      </text:list>
      <text:p text:style-name="P28">If you did not associate the file types and Microsoft Office is installed on your computer, then when you double-click on a Microsoft Office file, it opens using the appropriate Microsoft Office component.</text:p>
      <text:p text:style-name="P28">For more information on opening files, see “<text:bookmark-ref text:reference-format="text" text:ref-name="__RefHeading__35663913">Opening existing documents</text:bookmark-ref>” on page <text:bookmark-ref text:reference-format="page" text:ref-name="__RefHeading__35663913">27</text:bookmark-ref>.</text:p>
      <text:h text:style-name="P94" text:outline-level="3"><text:bookmark-start text:name="__RefHeading__22043_697337876"/><text:soft-page-break/>Quickstarter<text:bookmark-end text:name="__RefHeading__22043_697337876"/></text:h>
      <text:p text:style-name="P28">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P28">Computers with a Mac operating system do not have a Quickstarter.</text:p>
      <text:h text:style-name="P99" text:outline-level="4"><text:bookmark-start text:name="__RefHeading__2061_1473490585"/>Activating Quickstarter<text:bookmark-end text:name="__RefHeading__2061_1473490585"/></text:h>
      <text:p text:style-name="P28">On computers operating a Linux or Windows operating system, the default installation of LibreOffice does not set the Quickstarter to load automatically. To activate it:</text:p>
      <text:list xml:id="list184436849155011" text:continue-list="list184437050618604" text:style-name="Numbering_20_1">
        <text:list-item text:start-value="1">
          <text:p text:style-name="P112">Open LibreOffice.</text:p>
        </text:list-item>
        <text:list-item>
          <text:p text:style-name="P112">Go to <text:span text:style-name="LOMenuPath">Tools &gt; Options &gt; LibreOffice &gt; Memory</text:span> on the Menu bar and select <text:span text:style-name="LOEmphasis">Load LibreOffice during system start-up</text:span> (if using Windows) or select <text:span text:style-name="LOEmphasis">Enable systray Quickstarter</text:span> (if using Linux).</text:p>
        </text:list-item>
        <text:list-item>
          <text:p text:style-name="P112">Close and restart LibreOffice to have Quickstarter appear.</text:p>
        </text:list-item>
      </text:list>
      <text:h text:style-name="P99" text:outline-level="4"><text:bookmark-start text:name="__RefHeading__22045_697337876"/>Using Quickstarter on Windows or Linux<text:bookmark-end text:name="__RefHeading__22045_697337876"/></text:h>
      <text:p text:style-name="P28">After Quickstarter has been activated, an icon <text:s/>is installed into the system tray at the bottom of the display. Quickstarter is then available at all times, whether LibreOffice is open or not.</text:p>
      <text:p text:style-name="P28">To start a LibreOffice component directly by using Quickstarter:</text:p>
      <text:list xml:id="list184436904965255" text:continue-list="list184436849155011" text:style-name="Numbering_20_1">
        <text:list-item text:start-value="1">
          <text:p text:style-name="P112">Right-click the <text:span text:style-name="LOMenuPath">Quickstarter</text:span> icon in the system tray to open a pop-up menu (<text:sequence-ref text:reference-format="category-and-value" text:ref-name="refFigure2">Figure 3</text:sequence-ref>).</text:p>
        </text:list-item>
        <text:list-item>
          <text:p text:style-name="P112">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42"><draw:frame draw:style-name="fr5" draw:name="Frame2" text:anchor-type="as-char" svg:width="2.7563in" draw:z-index="2"><draw:text-box fo:min-height="2.7181in"><text:p text:style-name="P44"/><text:p text:style-name="Caption">Figure <text:sequence text:ref-name="refFigure2" text:name="Figure" text:formula="ooow:Figure+1" style:num-format="1">3</text:sequence>: Quickstarter menu in Windows</text:p></draw:text-box></draw:frame></text:p>
      <text:h text:style-name="P99" text:outline-level="4"><text:bookmark-start text:name="__RefHeading__15512_1081412569"/><text:reference-mark-start text:name="disable qs"/>Disabling Quickstarter<text:bookmark-end text:name="__RefHeading__15512_1081412569"/><text:reference-mark-end text:name="disable qs"/></text:h>
      <text:p text:style-name="P28">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P28">To prevent the Quickstarter from loading during system startup, do one of the following:</text:p>
      <text:list xml:id="list184437984045500" text:continue-list="list184436751664477" text:style-name="List_20_1">
        <text:list-item>
          <text:p text:style-name="P103">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P103"><text:soft-page-break/>Go to <text:span text:style-name="LOMenuPath">Tools &gt; Options &gt; LibreOffice &gt; Memory</text:span> on the Menu bar and deselect <text:span text:style-name="LOMenuPath">Load LibreOffice during system start-up</text:span> (on Windows) or deselect <text:span text:style-name="LOMenuPath">Enable systray Quickstarter</text:span> on Linux.</text:p>
        </text:list-item>
      </text:list>
      <text:h text:style-name="P99" text:outline-level="4"><text:bookmark-start text:name="__RefHeading__22049_697337876"/><text:reference-mark-start text:name="Reactivating the Quickstarter"/>Reactivating Quickstarter<text:bookmark-end text:name="__RefHeading__22049_697337876"/><text:reference-mark-end text:name="Reactivating the Quickstarter"/></text:h>
      <text:p text:style-name="P28">If Quickstarter has been disabled, you can reactivate it by using the instructions given in “<text:span text:style-name="T13"><text:bookmark-ref text:reference-format="text" text:ref-name="__RefHeading__2061_1473490585">Activating Quickstarter</text:bookmark-ref></text:span>” above.</text:p>
      <text:h text:style-name="P83" text:outline-level="2"><text:bookmark-start text:name="__RefHeading__4826_1132080204"/><text:alphabetical-index-mark text:string-value="parts of the main window"/>Parts of the main window<text:bookmark-end text:name="__RefHeading__4826_1132080204"/></text:h>
      <text:p text:style-name="P28">The main window is similar for each component of LibreOffice, although some details vary. See the relevant chapters in this guide about Writer, Calc, Draw, and Impress for descriptions of those details.</text:p>
      <text:p text:style-name="P28">Common features include the Menu bar, standard toolbar, and formatting toolbar at the top of the window and the status bar at the bottom.</text:p>
      <text:h text:style-name="P94" text:outline-level="3"><text:bookmark-start text:name="__RefHeading__4828_1132080204"/>Menu bar<text:bookmark-end text:name="__RefHeading__4828_1132080204"/></text:h>
      <text:p text:style-name="P28">The <text:alphabetical-index-mark text:string-value="menu bar"/><text:span text:style-name="LOEmphasis">Menu bar</text:span> is located across the top of the LibreOffice window, just below the title bar. When you select one of the menus listed below, a sub-menu drops down to show commands.</text:p>
      <text:list xml:id="list312870648" text:style-name="List_20_1">
        <text:list-item text:start-value="1">
          <text:p text:style-name="P103"><text:span text:style-name="LOStrongEmphasis">File</text:span> – contains commands that apply to the entire document such as Open, Save, and Export as PDF.</text:p>
        </text:list-item>
        <text:list-item>
          <text:p text:style-name="P103"><text:span text:style-name="LOStrongEmphasis">Edit</text:span> – contains commands for editing the document such as Undo, Find &amp; Replace, <text:span text:style-name="T69">C</text:span>ut, <text:span text:style-name="T69">C</text:span>opy, and <text:span text:style-name="T69">P</text:span>aste.</text:p>
        </text:list-item>
        <text:list-item>
          <text:p text:style-name="P103"><text:span text:style-name="LOStrongEmphasis">View</text:span> – contains commands for controlling the display of the document such as Zoom and Web Layout.</text:p>
        </text:list-item>
        <text:list-item>
          <text:p text:style-name="P103"><text:span text:style-name="LOStrongEmphasis">Insert</text:span> – contains commands for inserting elements into your document such as Header, Footer, and Picture.</text:p>
        </text:list-item>
        <text:list-item>
          <text:p text:style-name="P103"><text:span text:style-name="LOStrongEmphasis">Format</text:span> – contains commands, such as Styles and Formatting and AutoCorrect, for formatting the layout of your document.</text:p>
        </text:list-item>
        <text:list-item>
          <text:p text:style-name="P103"><text:span text:style-name="LOStrongEmphasis">Table</text:span> – contains commands to insert and edit a table in a text document.</text:p>
        </text:list-item>
        <text:list-item>
          <text:p text:style-name="P103"><text:span text:style-name="LOStrongEmphasis">Tools</text:span> – contains functions such as Spelling and Grammar, Customize, and Options.</text:p>
        </text:list-item>
        <text:list-item>
          <text:p text:style-name="P103"><text:span text:style-name="LOStrongEmphasis">Window</text:span> – contains commands for the display window.</text:p>
        </text:list-item>
      </text:list>
      <text:list xml:id="list184437712931432" text:continue-list="list184437984045500" text:style-name="List_20_1">
        <text:list-item>
          <text:p text:style-name="P104"><text:span text:style-name="LOStrongEmphasis">Help</text:span> – contains links to the LibreOffice Help file, What’s This?, and information about the program.</text:p>
        </text:list-item>
      </text:list>
      <text:h text:style-name="P94" text:outline-level="3"><text:bookmark-start text:name="__RefHeading__22061_697337876"/><text:alphabetical-index-mark text:string-value="overview" text:key1="toolbars"/>Toolbars<text:bookmark-end text:name="__RefHeading__22061_697337876"/></text:h>
      <text:p text:style-name="P28">LibreOffice has two types of toolbars: docked (fixed in place) and floating. Docked toolbars can be moved to different locations or made to float, and floating toolbars can be docked.</text:p>
      <text:p text:style-name="P28">In a default LibreOffice installation, the top docked toolbar, just under the Menu bar, is called the <text:span text:style-name="LOEmphasis">Standard</text:span> toolbar. It is consistent across the LibreOffice applications.</text:p>
      <text:p text:style-name="P28">The second toolbar at the top, in a default LibreOffice installation, is the <text:alphabetical-index-mark text:string-value="formatting toolbar"/><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P99" text:outline-level="4"><text:bookmark-start text:name="__RefHeading__22063_697337876"/><text:soft-page-break/>Displaying or hiding toolbars<text:bookmark-end text:name="__RefHeading__22063_697337876"/></text:h>
      <text:p text:style-name="P28">To <text:alphabetical-index-mark text:string-value="displaying or hiding" text:key1="toolbars"/>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28">To close a toolbar go to <text:span text:style-name="LOMenuPath">View &gt; Toolbars</text:span> on the Menu bar and deselect the toolbar, <text:span text:style-name="T70">or right-click in an empty space between the icons on a toolbar and select </text:span><text:span text:style-name="MenuPath"><text:span text:style-name="T70">Close toolbar</text:span></text:span><text:span text:style-name="T70"> from the context menu</text:span>.</text:p>
      <text:h text:style-name="P99" text:outline-level="4"><text:bookmark-start text:name="__RefHeading__1972_1098315447"/>Sub-menus <text:alphabetical-index-mark text:string-value="tool palettes"/>and tool palettes<text:bookmark-end text:name="__RefHeading__1972_1098315447"/></text:h>
      <text:p text:style-name="P28">Toolbar icons with a small triangle to the right will display <text:span text:style-name="LOEmphasis">sub-menus</text:span>, <text:span text:style-name="LOEmphasis">tool palettes</text:span>, and alternative methods of selecting items, depending on the icon.</text:p>
      <text:p text:style-name="P28">Tool palettes can be made into a floating toolbar. <text:sequence-ref text:reference-format="category-and-value" text:ref-name="refFigure3">Figure 4</text:sequence-ref><text:s/>shows an example of a tool palette from the Drawing toolbar made into a floating toolbar. See “<text:span text:style-name="T71"><text:bookmark-ref text:reference-format="text" text:ref-name="__RefHeading__2643_161909">Moving toolbars</text:bookmark-ref></text:span>” and “<text:span text:style-name="T71"><text:bookmark-ref text:reference-format="text" text:ref-name="__RefHeading__2442_651442457">Floating toolbars</text:bookmark-ref></text:span>” below for more information on moving and floating these toolbars created from tool palettes.</text:p>
      <text:p text:style-name="P42"><draw:frame draw:style-name="fr4" draw:name="Frame3" text:anchor-type="as-char" svg:width="3.4146in" draw:z-index="3"><draw:text-box fo:min-height="2.1319in"><text:p text:style-name="P65"/><text:p text:style-name="Caption">Figure <text:sequence text:ref-name="refFigure3" text:name="Figure" text:formula="ooow:Figure+1" style:num-format="1">4</text:sequence>: Example of tearing off a tool palette</text:p></draw:text-box></draw:frame></text:p>
      <text:h text:style-name="P99" text:outline-level="4"><text:bookmark-start text:name="__RefHeading__2643_161909"/><text:reference-mark-start text:name="moving toolbars"/>Moving toolbars<text:bookmark-end text:name="__RefHeading__2643_161909"/><text:reference-mark-end text:name="moving toolbars"/></text:h>
      <text:p text:style-name="P28"><text:alphabetical-index-mark text:string-value="moving" text:key1="toolbars"/>Docked toolbars can be undocked and moved to a new docked position or left as a floating toolbar.</text:p>
      <text:list xml:id="list8784342564987608995" text:style-name="Numbering_20_1">
        <text:list-item text:start-value="1">
          <text:p text:style-name="P114">Move the mouse cursor over the toolbar handle, which is the small vertical bar to the left of a docked toolbar and highlighted in <text:span text:style-name="T72"><text:sequence-ref text:reference-format="category-and-value" text:ref-name="refFigure4">Figure 5</text:sequence-ref></text:span>.</text:p>
        </text:list-item>
        <text:list-item>
          <text:p text:style-name="P114">Hold down the left mouse button and drag the toolbar to the new location. The toolbar can be docked in a new position at the top, sides or bottom of the main window, or left as a floating toolbar.</text:p>
        </text:list-item>
        <text:list-item>
          <text:p text:style-name="P112">Release the mouse button.</text:p>
        </text:list-item>
      </text:list>
      <text:p text:style-name="P17">To move a floating toolbar, click on its title bar and drag it to a new floating location or dock the toolbar at the top or bottom of the main window.</text:p>
      <text:p text:style-name="P42"><draw:frame draw:style-name="fr4" draw:name="Frame4" text:anchor-type="as-char" svg:width="2.1728in" draw:z-index="4"><draw:text-box fo:min-height="1.5457in"><text:p text:style-name="P66"/><text:p text:style-name="Caption">Figure <text:sequence text:ref-name="refFigure4" text:name="Figure" text:formula="ooow:Figure+1" style:num-format="1">5</text:sequence>: Toolbar handles</text:p></draw:text-box></draw:frame></text:p>
      <text:p text:style-name="P5">Note</text:p>
      <text:p text:style-name="P5">You can also dock a floating toolbar by holding down the <text:span text:style-name="LOKeystroke">Ctrl</text:span> key and double-clicking in the title bar of the toolbar.</text:p>
      <text:h text:style-name="P101" text:outline-level="4"><text:bookmark-start text:name="__RefHeading__2442_651442457"/><text:soft-page-break/>Floating toolbars<text:bookmark-end text:name="__RefHeading__2442_651442457"/></text:h>
      <text:p text:style-name="P28">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P28">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P99" text:outline-level="4"><text:bookmark-start text:name="__RefHeading__2242_1986025576"/>Customizing toolbars<text:bookmark-end text:name="__RefHeading__2242_1986025576"/></text:h>
      <text:p text:style-name="P28">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184438492319959" text:continue-list="list184437712931432" text:style-name="List_20_1">
        <text:list-item>
          <text:p text:style-name="P103"><text:alphabetical-index-mark text:string-value="show or hide icons" text:key1="toolbars"/>To show or hide icons defined for the selected toolbar, click <text:span text:style-name="LOMenuPath">Visible Buttons</text:span>. Visible icons on a toolbar are indicated by an outline around the icon (<text:span text:style-name="T73"><text:sequence-ref text:reference-format="category-and-value" text:ref-name="refFigure5">Figure 6</text:sequence-ref></text:span>) or by a check mark beside the icon, depending on your operating system. Select or deselect icons to hide or show them on the toolbar.</text:p>
        </text:list-item>
      </text:list>
      <text:p text:style-name="P42"><draw:frame draw:style-name="fr1" draw:name="Frame14" text:anchor-type="as-char" svg:width="4.5453in" draw:z-index="5"><draw:text-box fo:min-height="4.5811in"><text:p text:style-name="P68"/><text:p text:style-name="Caption">Figure <text:sequence text:ref-name="refFigure5" text:name="Figure" text:formula="ooow:Figure+1" style:num-format="1">6</text:sequence>: Selection of visible toolbar icons</text:p></draw:text-box></draw:frame></text:p>
      <text:list xml:id="list184438098515336" text:continue-numbering="true" text:style-name="List_20_1">
        <text:list-item>
          <text:p text:style-name="P104">Click <text:span text:style-name="LOMenuPath">Customize Toolbar</text:span> to open the Customize dialog; <text:span text:style-name="T70">S</text:span>ee <text:span text:style-name="LOEmphasis">Chapter 14 Customizing LibreOffice</text:span> for more information.</text:p>
        </text:list-item>
        <text:list-item>
          <text:p text:style-name="P103">Click <text:span text:style-name="LOMenuPath">Dock Toolbar</text:span> to dock the selected <text:span text:style-name="T74">floating</text:span> toolbar. By default, a toolbar will dock at the top of the workspace. You can reposition the toolbar to a different docked position. <text:span text:style-name="T70">S</text:span>ee “<text:span text:style-name="T75"><text:bookmark-ref text:reference-format="text" text:ref-name="__RefHeading__2643_161909">Moving toolbars</text:bookmark-ref></text:span>” on page <text:span text:style-name="T75"><text:bookmark-ref text:reference-format="page" text:ref-name="__RefHeading__2643_161909">22</text:bookmark-ref></text:span>.</text:p>
        </text:list-item>
        <text:list-item>
          <text:p text:style-name="P104"><text:soft-page-break/>Click <text:span text:style-name="LOMenuPath">Dock All Toolbars</text:span> to dock all floating toolbars. By default, toolbars will dock at the top of the workspace. You can reposition the toolbars to different docked positions. <text:span text:style-name="T70">S</text:span>ee “<text:span text:style-name="T75"><text:bookmark-ref text:reference-format="text" text:ref-name="__RefHeading__2643_161909">Moving toolbars</text:bookmark-ref></text:span>” on page <text:span text:style-name="T75"><text:bookmark-ref text:reference-format="page" text:ref-name="__RefHeading__2643_161909">22</text:bookmark-ref></text:span>.</text:p>
        </text:list-item>
        <text:list-item>
          <text:p text:style-name="P104">Click <text:span text:style-name="LOMenuPath">Lock Toolbar Position</text:span> to lock a docked toolbar into its docked position.</text:p>
        </text:list-item>
        <text:list-item>
          <text:p text:style-name="P104">Click <text:span text:style-name="LOMenuPath">Close Toolbar</text:span> to close the selected toolbar.</text:p>
        </text:list-item>
      </text:list>
      <text:h text:style-name="P94" text:outline-level="3"><text:bookmark-start text:name="__RefHeading___Toc17033_1210483707"/><text:alphabetical-index-mark text:string-value="right-click (context) menus"/>Context menus<text:bookmark-end text:name="__RefHeading___Toc17033_1210483707"/></text:h>
      <text:p text:style-name="P28">Context menus <text:span text:style-name="T76">provide</text:span> quick access to many menu functions. <text:span text:style-name="T76">They</text:span> are opened by right-clicking on a paragraph, graphic, or other object. When a context menu opens, the functions or options available will depend on the object that has been selected. A context menu can be the easiest way to reach a function, especially if you are not sure where <text:span text:style-name="T76">the</text:span> function is located in the menus or toolbars.</text:p>
      <text:h text:style-name="P94" text:outline-level="3"><text:bookmark-start text:name="__RefHeading__65331_1365249792"/>Status bar<text:bookmark-end text:name="__RefHeading__65331_1365249792"/></text:h>
      <text:p text:style-name="P28"><text:alphabetical-index-mark text:string-value="status bar"/>The status bar is located at the bottom of the workspace. <text:span text:style-name="T76">It</text:span> provides information about the document and convenient ways to quickly change some features. It is similar in Writer, Calc, Impress, and Draw, but each LibreOffice component includes some component-specific items. An example of the Writer status bar is shown in <text:span text:style-name="T77"><text:sequence-ref text:reference-format="category-and-value" text:ref-name="refFigure6">Figure 7</text:sequence-ref></text:span>.</text:p>
      <text:p text:style-name="P45"><draw:frame draw:style-name="fr1" draw:name="Frame41" text:anchor-type="as-char" svg:width="5.0217in" draw:z-index="6"><draw:text-box fo:min-height="3.0083in"><text:p text:style-name="P69"/><text:p text:style-name="Caption">Figure <text:sequence text:ref-name="refFigure6" text:name="Figure" text:formula="ooow:Figure+1" style:num-format="1">7</text:sequence>: Example status bar from Writer</text:p></draw:text-box></draw:frame></text:p>
      <text:p text:style-name="P28">Page, sheet, or slide number and page count</text:p>
      <text:p text:style-name="P61">Shows the current page, sheet, or slide number and the total number of pages, sheets, or slides in the document. Double-click on this field to open the Navigator. Other uses of this field depend on the LibreOffice component.</text:p>
      <text:p text:style-name="P28">Words and characters</text:p>
      <text:p text:style-name="P61">Shows the total number of words and characters in the document or in the selection.</text:p>
      <text:p text:style-name="P28">Page style or slide design</text:p>
      <text:p text:style-name="P61">Shows the current page style or slide design. To edit the current page style or slide design, double-click on this field. <text:span text:style-name="T76">To choose a different page style or slide design, right-click on this field and select from the list that pops up.</text:span></text:p>
      <text:p text:style-name="P28">Language</text:p>
      <text:p text:style-name="P61">Shows the current language of the <text:span text:style-name="T78">text at the current cursor position</text:span>.</text:p>
      <text:p text:style-name="P28"><text:soft-page-break/>Insert mode</text:p>
      <text:p text:style-name="P61">Shows the type of insert mode the program is in. This field is blank if the program is in Insert mode. Each time the <text:span text:style-name="LOKeystroke">Ins</text:span> key is pressed, <text:span text:style-name="T79">or this field is clicked,</text:span> the mode toggles between Insert and Overwrite.</text:p>
      <text:p text:style-name="P32">Selection mode</text:p>
      <text:p text:style-name="P60">Click to choose different selection modes. The icon does not change, but when you hover the mouse pointer over this field, a tooltip indicates which mode is active.</text:p>
      <text:p text:style-name="P28">Unsaved changes</text:p>
      <text:p text:style-name="P61"><text:span text:style-name="T80">The</text:span> icon <text:span text:style-name="T80">shown</text:span> here <text:span text:style-name="T80">is different when</text:span> changes to the document have not been saved.</text:p>
      <text:p text:style-name="P28">Digital signature</text:p>
      <text:p text:style-name="P61">If the document has been digitally signed, an icon shows here. You can click the icon <text:span text:style-name="T81">to sign the document, or</text:span> to view the <text:span text:style-name="T81">existing</text:span> certificate.</text:p>
      <text:p text:style-name="P28">Object information</text:p>
      <text:p text:style-name="P61">Displays information relevant to the position of the cursor or the selected element of the document.</text:p>
      <text:p text:style-name="P28">View layout</text:p>
      <text:p text:style-name="P61">Select between Single-<text:span text:style-name="T82">p</text:span>age <text:span text:style-name="T82">view</text:span>, Multiple-<text:span text:style-name="T82">pa</text:span>ge <text:span text:style-name="T82">view</text:span>, and <text:span text:style-name="T82">Book view</text:span> <text:span text:style-name="T82">to change how</text:span> your document is displayed.</text:p>
      <text:p text:style-name="P28">Zoom slider</text:p>
      <text:p text:style-name="P61">Drag the Zoom slider, or click on the <text:span text:style-name="LOStrongEmphasis">+</text:span> and <text:span text:style-name="LOStrongEmphasis">–</text:span> signs to change the view magnification of your document.</text:p>
      <text:p text:style-name="P28">Zoom percentage</text:p>
      <text:p text:style-name="P61">Indicates the magnification level of the document. Right-click on the percentage figure to open a list of magnification values from which to choose. Double-clicking on this percentage figure opens the <text:span text:style-name="LOMenuPath">Zoom &amp; View Layout</text:span> dialog.</text:p>
      <text:h text:style-name="P94" text:outline-level="3"><text:bookmark-start text:name="__RefHeading__8953_2107521479"/>Sidebar<text:bookmark-end text:name="__RefHeading__8953_2107521479"/></text:h>
      <text:p text:style-name="P28"><text:alphabetical-index-mark text:string-value="Sidebar"/>To activate the Sidebar, select <text:span text:style-name="LOMenuPath">View &gt; Sidebar</text:span> from the <text:span text:style-name="T83">Menu bar</text:span>. The sidebar <text:span text:style-name="T84">(</text:span><text:span text:style-name="T84"><text:sequence-ref text:reference-format="category-and-value" text:ref-name="refFigure7">Figure 8</text:sequence-ref></text:span><text:span text:style-name="T84">) </text:span>is located on the right side of the edit views of Writer, Calc, Impress, and Draw. It contains one or more panels, based on the current document context. Panels are organized into decks. A tab bar on the right side of the sidebar allows you to switch between different decks. </text:p>
      <text:p text:style-name="P28">All components contain the Properties, Styles and Formatting, Gallery, and Navigator decks. Some components have additional decks, such as Master Pages, Custom Animation, and Slide Transition for Impress; <text:span text:style-name="T84">Manage Changes for Writer;</text:span> and Functions for Calc.</text:p>
      <text:p text:style-name="P28">A panel is like a combination of a toolbar and a dialog. For example, you can freely mix working in the main edit window to enter text and use the Properties panel in the sidebar to change text attributes.</text:p>
      <text:p text:style-name="P28">Tool bars and sidebar panels share many functions. For example, the buttons for making text bold or italic exist in both the Formatting toolbar and the Properties panel.</text:p>
      <text:p text:style-name="P28">For more detail, see the Sidebar explanation in the relevant LibreOffice component’s user guide.</text:p>
      <text:p text:style-name="P28"><text:span text:style-name="T84">To hide the Sidebar, click on the gray </text:span><text:span text:style-name="MenuPath"><text:span text:style-name="T84">Hide</text:span></text:span><text:span text:style-name="T84"> button on the left. Click on the same button to show the Sidebar again.</text:span></text:p>
      <text:p text:style-name="P27"><text:soft-page-break/><text:span text:style-name="T85">To</text:span> undock the Sidebar <text:span text:style-name="T85">and</text:span> make it floating, and <text:span text:style-name="T85">to </text:span>dock a floating Sidebar, <text:span text:style-name="T85">use the drop-down list at the top of the tab bar (s</text:span>ee <text:sequence-ref text:reference-format="category-and-value" text:ref-name="refFigure8">Figure 9</text:sequence-ref><text:span text:style-name="T85">). From the same list you can choose which items to include in the Sidebar</text:span>.</text:p>
      <text:p text:style-name="P48"><draw:frame draw:style-name="fr2" draw:name="Frame8" text:anchor-type="as-char" svg:width="3.2811in" draw:z-index="7"><draw:text-box fo:min-height="4.8382in"><text:p text:style-name="Caption">Figure <text:sequence text:ref-name="refFigure7" text:name="Figure" text:formula="ooow:Figure+1" style:num-format="1">8</text:sequence>: Properties <text:span text:style-name="T84">panel</text:span> of Sidebar in Writer</text:p></draw:text-box></draw:frame></text:p>
      <text:p text:style-name="P45"><draw:frame draw:style-name="fr2" draw:name="Frame9" text:anchor-type="as-char" svg:width="4.4953in" draw:z-index="8"><draw:text-box fo:min-height="2.0311in"><text:p text:style-name="Caption">Figure <text:sequence text:ref-name="refFigure8" text:name="Figure" text:formula="ooow:Figure+1" style:num-format="1">9</text:sequence>: Floating (undocking) or docking the Sidebar</text:p></draw:text-box></draw:frame></text:p>
      <text:h text:style-name="P83" text:outline-level="2"><text:bookmark-start text:name="__RefHeading__22077_697337876"/><text:alphabetical-index-mark text:string-value="starting a new document"/>Starting new documents<text:bookmark-end text:name="__RefHeading__22077_697337876"/></text:h>
      <text:p text:style-name="P2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LibreOffice in several ways.</text:p>
      <text:p text:style-name="P28">When LibreOffice is open but no document is open, the Start Center (<text:span text:style-name="T73"><text:sequence-ref text:reference-format="category-and-value" text:ref-name="refFigure1">Figure 2</text:sequence-ref></text:span> on page <text:span text:style-name="T77"><text:sequence-ref text:reference-format="page" text:ref-name="refFigure1">19</text:sequence-ref></text:span>) is shown. Click one of the icons to open a new document of that type, or click the <text:span text:style-name="LOMenuPath">Templates</text:span> icon to start a new document using a template.</text:p>
      <text:p text:style-name="P38"><text:soft-page-break/>You can also start a new document in one of the following ways:</text:p>
      <text:list xml:id="list184438843790116" text:continue-numbering="true" text:style-name="List_20_1">
        <text:list-item>
          <text:p text:style-name="P104">Use <text:span text:style-name="LOMenuPath">File &gt; New</text:span> on the Menu bar and select the type of document from the context menu.</text:p>
        </text:list-item>
        <text:list-item>
          <text:p text:style-name="P104">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104">Use <text:span text:style-name="LOMenuPath">File &gt; Wizards</text:span> on the Menu bar and select the type of document from the context menu.</text:p>
        </text:list-item>
        <text:list-item>
          <text:p text:style-name="P104">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104">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104">On Windows or Linux, use the Quickstarter feature included with LibreOffice. See “<text:bookmark-ref text:reference-format="text" text:ref-name="__RefHeading__22043_697337876">Quickstarter</text:bookmark-ref>” on page <text:bookmark-ref text:reference-format="page" text:ref-name="__RefHeading__22043_697337876">20</text:bookmark-ref><text:s/>for more information.</text:p>
        </text:list-item>
      </text:list>
      <text:p text:style-name="P18">Note</text:p>
      <text:p text:style-name="Standard">If all documents are closed without closing LibreOffice, then the Start Center will be displayed.</text:p>
      <text:h text:style-name="P83" text:outline-level="2"><text:bookmark-start text:name="__RefHeading__35663913"/>Opening existing documents<text:bookmark-end text:name="__RefHeading__35663913"/></text:h>
      <text:p text:style-name="P36">You can also open an existing document in one of the following ways:</text:p>
      <text:list xml:id="list184437173810748" text:continue-numbering="true" text:style-name="List_20_1">
        <text:list-item>
          <text:p text:style-name="P103">When no document is open, click <text:span text:style-name="LOMenuPath">Open File</text:span> in the Start Center to reach the Open dialog.</text:p>
        </text:list-item>
        <text:list-item text:start-value="1">
          <text:p text:style-name="P104">Go to <text:span text:style-name="LOMenuPath">File &gt; Open</text:span> on the Menu bar the reach the Open dialog.</text:p>
        </text:list-item>
        <text:list-item>
          <text:p text:style-name="P104">Use the keyboard shortcut <text:span text:style-name="LOKeystroke">Ctrl+O</text:span> to reach the Open dialog.</text:p>
        </text:list-item>
        <text:list-item>
          <text:p text:style-name="P104">If a document is already open, click the <text:span text:style-name="LOMenuPath">Open</text:span> icon on the Standard toolbar and select from a list of available documents from the Open dialog.</text:p>
        </text:list-item>
        <text:list-item>
          <text:p text:style-name="P104">Click the small triangle to the right of the <text:span text:style-name="LOMenuPath">Open</text:span> icon and select from a list of recently opened documents.</text:p>
        </text:list-item>
        <text:list-item>
          <text:p text:style-name="P104">When no document is open, double-click on a thumbnail of recently opened documents displayed in the Start Center. You can scroll up or down in the Start Center to locate a recently opened document.</text:p>
        </text:list-item>
      </text:list>
      <text:p text:style-name="P28">When using the Open dialog, navigate to the folder you want and select the file you want, and then click <text:span text:style-name="LOMenuPath">Open</text:span>. If a document is already open in LibreOffice, the second document opens in a new window.</text:p>
      <text:p text:style-name="P28">In the Open dialog, you can reduce the list of files by selecting the type of file you are looking for. For example, if you choose <text:span text:style-name="LOMenuPath">Text documents</text:span> as the file type, you will only see documents Writer can open (including <text:span text:style-name="Code">.odt</text:span>, <text:span text:style-name="Code">.doc</text:span>, <text:span text:style-name="Code">.txt</text:span>); if you choose <text:span text:style-name="LOMenuPath">Spreadsheets</text:span>, you will see <text:span text:style-name="Code">.ods</text:span>, <text:span text:style-name="Code">.xls</text:span>, and other files that Calc opens.</text:p>
      <text:p text:style-name="P28">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p text:style-name="P5">Note</text:p>
      <text:p text:style-name="P5">You can choose whether to use the LibreOffice Open/Save dialogs or the ones provided by your computer’s operating system. See “<text:span text:style-name="T86"><text:bookmark-ref text:reference-format="text" text:ref-name="__RefHeading__22087_697337876">Open and Save As dialogs</text:bookmark-ref></text:span>” on page <text:span text:style-name="T86"><text:bookmark-ref text:reference-format="page" text:ref-name="__RefHeading__22087_697337876">30</text:bookmark-ref></text:span><text:s/>for more information. <text:span text:style-name="T87">This book uses the LibreOffice dialogs in illustrations.</text:span></text:p>
      <text:h text:style-name="P83" text:outline-level="2"><text:bookmark-start text:name="__RefHeading__22079_697337876"/><text:soft-page-break/><text:alphabetical-index-mark text:string-value="saving files"/>Saving documents<text:bookmark-end text:name="__RefHeading__22079_697337876"/></text:h>
      <text:p text:style-name="P28">You can save documents as follows:</text:p>
      <text:list xml:id="list184437815902702" text:continue-numbering="true" text:style-name="List_20_1">
        <text:list-item>
          <text:p text:style-name="P103"><text:span text:style-name="LOMenuPath">Save</text:span> command – use if you are keeping the document, its current filename and location.</text:p>
        </text:list-item>
        <text:list-item>
          <text:p text:style-name="P103"><text:span text:style-name="LOMenuPath">Save As</text:span> command – use if you want to create a new document, or change the filename and/or file format, or save the file in a different location on your computer.</text:p>
        </text:list-item>
        <text:list-item>
          <text:p text:style-name="P103">Password protection – use if you want to restrict who can open and read the document, or open and edit the document.</text:p>
        </text:list-item>
      </text:list>
      <text:h text:style-name="P94" text:outline-level="3"><text:bookmark-start text:name="__RefHeading__5389_1247198942"/>Save command<text:bookmark-end text:name="__RefHeading__5389_1247198942"/></text:h>
      <text:p text:style-name="P28">To save a document if you are keeping the document’s current filename and location, do one of the following:</text:p>
      <text:list xml:id="list1931416145" text:style-name="List_20_1">
        <text:list-item>
          <text:p text:style-name="P103">Use the keyboard shortcut <text:span text:style-name="LOKeystroke">Ctrl+S</text:span>.</text:p>
        </text:list-item>
      </text:list>
      <text:list xml:id="list184437461908957" text:continue-list="list184437815902702" text:style-name="List_20_1">
        <text:list-item>
          <text:p text:style-name="P104">Go to <text:span text:style-name="LOMenuPath">File &gt; Save</text:span> on the Menu bar.</text:p>
        </text:list-item>
      </text:list>
      <text:list xml:id="list184437273208104" text:continue-list="list1931416145" text:style-name="List_20_1">
        <text:list-item>
          <text:p text:style-name="P103">Click the <text:span text:style-name="LOMenuPath">Save icon</text:span> on the Standard toolbar.</text:p>
        </text:list-item>
      </text:list>
      <text:p text:style-name="P28">Using the Save command will overwrite the last saved version of the file.</text:p>
      <text:h text:style-name="P94" text:outline-level="3"><text:bookmark-start text:name="__RefHeading__5391_1247198942"/>Save As command<text:bookmark-end text:name="__RefHeading__5391_1247198942"/></text:h>
      <text:p text:style-name="P42"><text:span text:style-name="LOMenuPath"><text:span text:style-name="T14"><draw:frame draw:style-name="fr3" draw:name="Frame5" text:anchor-type="as-char" svg:width="5.9346in" svg:height="3.5646in" draw:z-index="9"><draw:text-box><text:p text:style-name="P54"/><text:p text:style-name="P55">Figure <text:sequence text:ref-name="refFigure9" text:name="Figure" text:formula="ooow:Figure+1" style:num-format="1">10</text:sequence>: Example of LibreOffice Save As dialog</text:p></draw:text-box></draw:frame></text:span></text:span></text:p>
      <text:p text:style-name="P28">To save a document if you want to create a new document, or change the filename and/or file format, or save the file in a different location on your computer:</text:p>
      <text:list xml:id="list184438011424832" text:continue-numbering="true" text:style-name="List_20_1">
        <text:list-item>
          <text:p text:style-name="P103">Use the keyboard shortcut <text:span text:style-name="LOKeystroke">Ctrl+Shift+S</text:span>.</text:p>
        </text:list-item>
      </text:list>
      <text:list xml:id="list184437311015163" text:continue-list="list184437461908957" text:style-name="List_20_1">
        <text:list-item>
          <text:p text:style-name="P104"><text:span text:style-name="LOMenuPath"><text:span text:style-name="T14">Go to </text:span></text:span><text:span text:style-name="LOMenuPath"><text:span text:style-name="T88">File &gt; Save As</text:span></text:span><text:span text:style-name="LOMenuPath"><text:span text:style-name="T14"> on the Menu bar.</text:span></text:span></text:p>
        </text:list-item>
      </text:list>
      <text:p text:style-name="P28">When the <text:span text:style-name="LOMenuPath">Save As</text:span> dialog (<text:span text:style-name="T89"><text:sequence-ref text:reference-format="category-and-value" text:ref-name="refFigure9">Figure 10</text:sequence-ref></text:span>) or <text:span text:style-name="LOMenuPath">Save</text:span> dialog opens, enter the file name, change the file type (if applicable), navigate to a new location (if applicable), and click <text:span text:style-name="LOMenuPath">Save</text:span>.</text:p>
      <text:p text:style-name="P28">The dialog that opens when using the <text:span text:style-name="LOMenuPath">Save As</text:span> command depends on the options that have been set in LibreOffice. See “<text:span text:style-name="T15"><text:bookmark-ref text:reference-format="text" text:ref-name="__RefHeading__22087_697337876">Open and Save As dialogs</text:bookmark-ref></text:span>” on page <text:span text:style-name="T15"><text:bookmark-ref text:reference-format="page" text:ref-name="__RefHeading__22087_697337876">30</text:bookmark-ref></text:span><text:s/>for more information.</text:p>
      <text:h text:style-name="P83" text:outline-level="2"><text:bookmark-start text:name="__RefHeading__20523_24232397"/><text:soft-page-break/><text:alphabetical-index-mark text:string-value="security"/><text:alphabetical-index-mark text:string-value="password protection"/>Password protection<text:bookmark-end text:name="__RefHeading__20523_24232397"/></text:h>
      <text:p text:style-name="P28">To protect a document and restrict who can open and read the document, or open and edit the document, you have to use password protection.</text:p>
      <text:list xml:id="list184437515657040" text:continue-list="list8784342564987608995" text:style-name="Numbering_20_1">
        <text:list-item text:start-value="1">
          <text:p text:style-name="P114">Using the Save As command above, select the <text:span text:style-name="LOMenuPath">Save with password</text:span> option in the Save As dialog or Save dialog.</text:p>
        </text:list-item>
        <text:list-item>
          <text:p text:style-name="P114">Click <text:span text:style-name="LOMenuPath">Save</text:span> and the <text:span text:style-name="LOMenuPath">Set Password</text:span> dialog opens (<text:span text:style-name="T90"><text:sequence-ref text:reference-format="category-and-value" text:ref-name="refFigure10">Figure 11</text:sequence-ref></text:span>).</text:p>
        </text:list-item>
        <text:list-item>
          <text:p text:style-name="P114">In <text:span text:style-name="LOEmphasis">File </text:span><text:span text:style-name="LOEmphasis"><text:span text:style-name="T91">E</text:span></text:span><text:span text:style-name="LOEmphasis">ncryption </text:span><text:span text:style-name="LOEmphasis"><text:span text:style-name="T91">P</text:span></text:span><text:span text:style-name="LOEmphasis">assword</text:span>, enter a password to open the document and then enter the same password as confirmation.</text:p>
        </text:list-item>
        <text:list-item>
          <text:p text:style-name="P114">To restrict who can edit the document, click <text:span text:style-name="LOMenuPath">Options</text:span>.</text:p>
        </text:list-item>
        <text:list-item>
          <text:p text:style-name="P114">In <text:span text:style-name="LOEmphasis">File </text:span><text:span text:style-name="LOEmphasis"><text:span text:style-name="T91">S</text:span></text:span><text:span text:style-name="LOEmphasis">haring </text:span><text:span text:style-name="LOEmphasis"><text:span text:style-name="T91">P</text:span></text:span><text:span text:style-name="LOEmphasis">assword</text:span>, select <text:span text:style-name="LOMenuPath">Open file read-only</text:span>, enter a password to allow editing, and then enter the same password as confirmation.</text:p>
        </text:list-item>
        <text:list-item>
          <text:p text:style-name="P114">Click <text:span text:style-name="LOMenuPath">OK</text:span> and the dialog closes. If the passwords match, the document is saved password-protected. If the passwords do not match, you receive an error message.</text:p>
        </text:list-item>
      </text:list>
      <text:p text:style-name="P50"><draw:frame draw:style-name="fr2" draw:name="Frame7" text:anchor-type="as-char" svg:width="3.4in" draw:z-index="10"><draw:text-box fo:min-height="3.898in"><text:p text:style-name="Figure"/><text:p text:style-name="Text_20_body">Figure <text:sequence text:ref-name="refFigure10" text:name="Figure" text:formula="ooow:Figure+1" style:num-format="1">11</text:sequence>: Set Password dialog</text:p></draw:text-box></draw:frame></text:p>
      <text:p text:style-name="Standard"><text:span text:style-name="LOMenuPath"><text:span text:style-name="T16">Caution</text:span></text:span></text:p>
      <text:p text:style-name="Standard"><text:span text:style-name="LOMenuPath"><text:span text:style-name="T16">LibreOffice uses a very strong encryption mechanism that makes it almost impossible to recover the contents of a document if you lose or forget the password.</text:span></text:span></text:p>
      <text:h text:style-name="P97" text:outline-level="3"><text:bookmark-start text:name="__RefHeading__14630_129573012"/>Changing the password<text:bookmark-end text:name="__RefHeading__14630_129573012"/></text:h>
      <text:p text:style-name="P28">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P94" text:outline-level="3"><text:bookmark-start text:name="__RefHeading__22083_697337876"/>Saving documents <text:alphabetical-index-mark text:string-value="automatic saving"/>automatically<text:bookmark-end text:name="__RefHeading__22083_697337876"/></text:h>
      <text:p text:style-name="P28">LibreOffice can save files automatically as part of the <text:span text:style-name="LOMenuPath">AutoRecovery</text:span> feature. Automatic saving, like manual saving, overwrites the last saved state of the file. </text:p>
      <text:p text:style-name="P28">To set up automatic file saving:</text:p>
      <text:list xml:id="list37438389" text:style-name="Numbering_20_1">
        <text:list-item text:start-value="1">
          <text:p text:style-name="P114"><text:soft-page-break/>Go to <text:span text:style-name="LOMenuPath">Tools &gt; Options &gt; Load/Save &gt; General</text:span> on the Menu bar.</text:p>
        </text:list-item>
        <text:list-item>
          <text:p text:style-name="P114">Select <text:span text:style-name="LOMenuPath">Save </text:span><text:alphabetical-index-mark text:string-value="autorecovery"/><text:span text:style-name="LOMenuPath">AutoRecovery information every</text:span> and set the time interval.</text:p>
        </text:list-item>
        <text:list-item>
          <text:p text:style-name="P114">Click <text:span text:style-name="LOMenuPath">OK</text:span>.</text:p>
        </text:list-item>
      </text:list>
      <text:h text:style-name="P83" text:outline-level="2"><text:bookmark-start text:name="__RefHeading__22085_697337876"/>Renaming and deleting files<text:bookmark-end text:name="__RefHeading__22085_697337876"/></text:h>
      <text:p text:style-name="P28">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P83" text:outline-level="2"><text:bookmark-start text:name="__RefHeading__22087_697337876"/><text:bookmark-start text:name="Ref_Ref_28"/><text:reference-mark-start text:name="Using Open and Save As dialogs"/>Open and Save As dialogs<text:bookmark-end text:name="__RefHeading__22087_697337876"/><text:bookmark-end text:name="Ref_Ref_28"/><text:reference-mark-end text:name="Using Open and Save As dialogs"/></text:h>
      <text:p text:style-name="P28">You can choose whether to use the <text:alphabetical-index-mark text:string-value="Open and Save As dialogs"/>LibreOffice Open and Save As dialogs or the ones provided by your operating system. <text:span text:style-name="T87">This book uses the LibreOffice dialogs in illustrations.</text:span></text:p>
      <text:list xml:id="list184438066216972" text:continue-list="list184437311015163" text:style-name="List_20_1">
        <text:list-item>
          <text:p text:style-name="P104">To use the operating system dialogs for saving or opening files, go to <text:span text:style-name="LOMenuPath">Tools &gt; Options &gt; LibreOffice &gt; General</text:span> and uncheck the option <text:span text:style-name="LOMenuPath">Use LibreOffice dialogs</text:span>.</text:p>
        </text:list-item>
        <text:list-item>
          <text:p text:style-name="P103">To use LibreOffice dialogs for saving or opening files, go to <text:span text:style-name="LOMenuPath">Tools &gt; Options &gt; LibreOffice &gt; General</text:span> and check the option <text:span text:style-name="LOMenuPath">Use LibreOffice dialogs</text:span>.</text:p>
        </text:list-item>
      </text:list>
      <text:p text:style-name="P28"><text:span text:style-name="T87">An example of a LibreOffice dialog is shown in </text:span><text:span text:style-name="T87"><text:sequence-ref text:reference-format="category-and-value" text:ref-name="refFigure9">Figure 10</text:sequence-ref></text:span><text:span text:style-name="T87"><text:s/>on page </text:span><text:span text:style-name="T87"><text:sequence-ref text:reference-format="page" text:ref-name="refFigure9">28</text:sequence-ref></text:span><text:span text:style-name="T87">. </text:span>The three icons in the top right <text:span text:style-name="T92">of these dialogs </text:span>are as follows:</text:p>
      <text:list xml:id="list37431175" text:style-name="List_20_1">
        <text:list-item text:start-value="1">
          <text:p text:style-name="P103"><text:span text:style-name="LOStrongEmphasis">Server</text:span> <text:span text:style-name="T93">– a dialog opens allowing you to connect to </text:span>a network server if the file you want is not located on your computer.</text:p>
        </text:list-item>
        <text:list-item>
          <text:p text:style-name="P103"><text:span text:style-name="LOStrongEmphasis">Up One Level</text:span>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P103"><text:span text:style-name="LOStrongEmphasis">Create New Folder</text:span> – creates a new sub-folder in the folder that is displayed in the dialog.</text:p>
        </text:list-item>
      </text:list>
      <text:p text:style-name="P28">Use the <text:span text:style-name="LOMenuPath">File type</text:span> field to specify the type of file to be opened or the format of the file to be saved.</text:p>
      <text:p text:style-name="P28">The <text:span text:style-name="LOMenuPath">Read-only</text:span> option on the Open dialog opens the file for reading and printing only. Most of the icons and most menu options are disabled on the toolbars. The <text:span text:style-name="LOStrongEmphasis">Edit File</text:span> icon becomes active on the Standard toolbar. Click on this icon to open the file for editing.</text:p>
      <text:h text:style-name="P83" text:outline-level="2"><text:bookmark-start text:name="__RefHeading__22089_697337876"/>Using the Navigator<text:bookmark-end text:name="__RefHeading__22089_697337876"/></text:h>
      <text:p text:style-name="P28">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11">12</text:sequence-ref>. In Calc it shows Sheets, Range Names, Database Ranges, Graphics, Drawing Objects, and other items. In Impress and Draw it shows Slides, Pictures, and other items.</text:p>
      <text:p text:style-name="P28">To open the Navigator, click the <text:span text:style-name="LOStrongEmphasis">Navigator</text:span> icon on the Standard toolbar, or press the <text:span text:style-name="LOKeystroke">F5</text:span> key, or go to <text:span text:style-name="LOMenuPath">View &gt; Navigator</text:span> on the Menu bar, <text:span text:style-name="T83">or click the Navigator icon in the Sidebar</text:span>.</text:p>
      <text:p text:style-name="P25">In a default installation of LibreOffice, the Navigator is part of the Sidebar.</text:p>
      <text:p text:style-name="P28">Click the marker (+ or triangle) by any of the categories to display the list of objects in that category.</text:p>
      <text:p text:style-name="P13">The Navigator provides several convenient ways to move around a document and find items in it:</text:p>
      <text:list xml:id="list8422671345123978339" text:style-name="List_20_1">
        <text:list-item>
          <text:p text:style-name="P103">When a category is showing the list of objects in it, double-click on an object to jump directly to that object’<text:span text:style-name="T83">s</text:span> location in the document.</text:p>
        </text:list-item>
        <text:list-item>
          <text:p text:style-name="P103"><text:soft-page-break/>Objects are much easier to find if you have given them recognizable names when creating them, instead of keeping the default names, for example Sheet1, Table1, Table2, and so on. The default names may not correspond to the actual position of the object in the document.</text:p>
        </text:list-item>
      </text:list>
      <text:list xml:id="list37419147" text:style-name="List_20_1">
        <text:list-item text:start-value="1">
          <text:p text:style-name="P104">Each Navigator in the individual LibreOffice components has a different range of functions. <text:span text:style-name="T83">T</text:span>hese functions are further explained in the user guide for each LibreOffice component.</text:p>
        </text:list-item>
      </text:list>
      <text:p text:style-name="P42"><draw:frame draw:style-name="fr1" draw:name="Frame6" text:anchor-type="as-char" svg:width="2.3346in" draw:z-index="11"><draw:text-box fo:min-height="3.4839in"><text:p text:style-name="P67"/><text:p text:style-name="Caption">Figure <text:sequence text:ref-name="refFigure11" text:name="Figure" text:formula="ooow:Figure+1" style:num-format="1">12</text:sequence>: Navigator in Writer</text:p></draw:text-box></draw:frame></text:p>
      <text:h text:style-name="P83" text:outline-level="2"><text:bookmark-start text:name="__RefHeading__22091_697337876"/>Undoing and redoing changes<text:bookmark-end text:name="__RefHeading__22091_697337876"/></text:h>
      <text:p text:style-name="P28">To undo the most recent <text:alphabetical-index-mark text:string-value="changes, undo and redo"/>change in a document, use the keyboard shortcut <text:span text:style-name="LOKeystroke">Ctrl+Z,</text:span> or click the <text:alphabetical-index-mark text:string-value="undo change"/><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P28">After changes have been undone, you can redo changes. To redo a change use the keyboard shortcut <text:span text:style-name="LOKeystroke">Ctrl+Y</text:span>, or click the <text:span text:style-name="LOMenuPath">Redo</text:span> icon, or go to <text:span text:style-name="LOMenuPath">Edit &gt; Redo</text:span> on the <text:span text:style-name="T94">M</text:span>enu bar. As with Undo, click on the triangle to the right of the arrow to get a list of the changes that can be reapplied.</text:p>
      <text:p text:style-name="P28">To modify the number of changes LibreOffice remembers, go to <text:span text:style-name="LOMenuPath">Tools &gt; Options &gt; LibreOffice &gt; Memory</text:span> on the <text:span text:style-name="T94">M</text:span>enu bar. In the Undo section increase or decrease the<text:span text:style-name="LOMenuPath"> Number of steps</text:span>. Be aware that asking LibreOffice to remember more changes consumes more computer memory.</text:p>
      <text:h text:style-name="P83" text:outline-level="2"><text:bookmark-start text:name="__RefHeading__22093_697337876"/><text:reference-mark-start text:name="Closing a document"/><text:alphabetical-index-mark text:string-value="closing a document"/>Closing a document<text:bookmark-end text:name="__RefHeading__22093_697337876"/><text:reference-mark-end text:name="Closing a document"/></text:h>
      <text:p text:style-name="P28">If only one document is open and you want to <text:alphabetical-index-mark text:string-value="closing" text:key1="document"/>close that document, go to <text:span text:style-name="LOMenuPath">File &gt; Close</text:span> on the <text:span text:style-name="T94">M</text:span>enu bar or click on the X on the right <text:span text:style-name="T83">or left end</text:span> of the <text:span text:style-name="T94">M</text:span>enu bar. <text:span text:style-name="T94">On Windows and Linux, t</text:span>he document closes and the LibreOffice Start Center opens. <text:span text:style-name="T94">On Mac OS X, the document closes and only the Menu bar remains at the top of the screen.</text:span></text:p>
      <text:p text:style-name="P28">If more than one document is open and you want to close one of them, go to <text:span text:style-name="LOMenuPath">File &gt; Close</text:span> on the <text:span text:style-name="T94">Menu bar</text:span> or click on the X on the title bar of that document’s window. The X may be located on either the right or left end of the title bar.</text:p>
      <text:p text:style-name="P28"><text:soft-page-break/>If the document has not been saved since the last change, a message box is displayed. Choose whether to save or discard your changes.</text:p>
      <text:p text:style-name="P5">Caution</text:p>
      <text:p text:style-name="P5">Not saving your document could result in the loss of recently made changes, or worse still, the entire file.</text:p>
      <text:h text:style-name="P92" text:outline-level="2"><text:bookmark-start text:name="__RefHeading__22095_697337876"/>Closing LibreOffice<text:bookmark-end text:name="__RefHeading__22095_697337876"/></text:h>
      <text:p text:style-name="P28">To <text:alphabetical-index-mark text:string-value="closing LibreOffice"/>close LibreOffice completely, go to <text:span text:style-name="LOMenuPath">File &gt; Exit</text:span> on the <text:span text:style-name="T94">M</text:span>enu bar in Windows and Linux operating systems. In a Mac operating system, go to <text:span text:style-name="LOMenuPath">LibreOffice &gt; Quit LibreOffice</text:span> on the <text:span text:style-name="T94">M</text:span>enu bar.</text:p>
      <text:p text:style-name="P28">When you close the last document using the X on the <text:span text:style-name="T83">t</text:span>itle bar of the window, then LibreOffice will close completely. A Mac operating system does not have this function; instead, you need to <text:span text:style-name="T95">use</text:span> to <text:span text:style-name="LOMenuPath">LibreOffice &gt; Quit LibreOffice</text:span>.</text:p>
      <text:p text:style-name="P28">You can also use a keyboard shortcut as follows:</text:p>
      <text:list xml:id="list184437730283147" text:continue-list="list8422671345123978339" text:style-name="List_20_1">
        <text:list-item>
          <text:p text:style-name="P103">In Windows and Linux – <text:span text:style-name="LOKeystroke">Ctrl+Q</text:span></text:p>
        </text:list-item>
      </text:list>
      <text:list xml:id="list184437794375273" text:continue-list="list184438066216972" text:style-name="List_20_1">
        <text:list-item>
          <text:p text:style-name="P104">In Mac OS X – <text:span text:style-name="LOKeystroke">Command ⌘+Q</text:span></text:p>
        </text:list-item>
      </text:list>
      <text:p text:style-name="P33"><text:bookmark-start text:name="__RefHeading__5648_1566568644"/>If any documents have not been saved since the last change, a message box is displayed. Choose whether to save or discard your changes.<text:bookmark-end text:name="__RefHeading__5648_1566568644"/></text:p>
      <text:p text:style-name="P81"><text:span text:style-name="T37"/></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2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itle" style:family="paragraph" style:next-style-name="Subtitle" style:default-outline-level="1" style:class="chapter" style:master-page-name="">
      <style:paragraph-properties fo:margin-left="0in" fo:margin-right="0in" fo:margin-top="3.1492in" fo:margin-bottom="0.1299in" style:contextual-spacing="false" fo:text-align="start" style:justify-single-word="false" fo:text-indent="0in" style:auto-text-indent="false" style:page-number="auto" fo:keep-with-next="always" style:writing-mode="page"/>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lways" style:writing-mode="page">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style:paragraph-properties fo:margin-top="0.0799in" fo:margin-bottom="0.0799in" style: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orphans="2" fo:widows="2" fo:text-indent="-0.252in" style:auto-text-indent="false" style:page-number="auto" style:writing-mode="page">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Definition"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style:font-size-asian="10.5pt" style:font-style-asian="italic" style:font-style-complex="italic"/>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OOoChapNumber" style:family="text">
      <style:text-properties fo:color="#000080" loext:opacity="100%" style:font-name="Times New Roman" fo:font-family="'Times New Roman'" style:font-style-name="Bold Italic" style:font-pitch="variable" fo:font-size="54pt" fo:font-style="italic" fo:font-weight="bold" style:letter-kerning="true" fo:background-color="transparent" style:font-relief="embossed"/>
    </style:style>
    <style:style style:name="Footnote_20_anchor" style:display-name="Footnote anchor" style:family="text">
      <style:text-properties style:text-position="30% 80%" fo:background-color="transparent"/>
    </style:style>
    <style:style style:name="Footnote_20_Symbol" style:display-name="Footnote Symbol" style:family="text"/>
    <style:style style:name="_5f_LOCodeBase" style:display-name="_LOCodeBase" style:family="text" style:parent-style-name="OOoComputerCode">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loext:opacity="1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_20_Tip" style:display-name="Heading Tip">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_20_Caution" style:display-name="Heading Caution">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Standard">
      <style:paragraph-properties fo:text-align="end" style:justify-single-word="false"/>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3402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apter 1   Introducing LibreOffice</text:chapter> <text:span text:style-name="MT1">| </text:span><text:page-number text:select-page="current">31</text:page-number></text:p>
      </style:footer>
      <style:footer-left>
        <text:p text:style-name="Footer"><text:page-number text:select-page="current">32</text:page-number><text:s/><text:span text:style-name="MT2">| </text:span><text:span text:style-name="MT2"><text:title>Getting Started with LibreOffice 5.0</text:title></text:span></text:p>
      </style:footer-left>
    </style:master-page>
    <style:master-page style:name="First_20_Page" style:display-name="First Page" style:page-layout-name="Mpm2" style:next-style-name="Standard"/>
    <style:master-page style:name="LOFrontMatter" style:page-layout-name="Mpm3">
      <style:footer>
        <text:p text:style-name="MP1"><text:title>Getting Started with LibreOffice 5.0</text:title><text:s/><text:span text:style-name="MT3">| </text:span><text:page-number text:select-page="current">7</text:page-number></text:p>
      </style:footer>
      <style:footer-left>
        <text:p text:style-name="MP3"><text:span text:style-name="MT3"><text:page-number text:select-page="current">8</text:page-number></text:span><text:span text:style-name="MT3">| </text:span><text:title>Getting Started with LibreOffice 5.0</text:title></text:p>
      </style:footer-left>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master-page>
    <style:master-page style:name="OOoPageStyle" style:page-layout-name="Mpm4">
      <style:footer>
        <text:p text:style-name="MP4"><text:chapter text:display="name" text:outline-level="1"/><text:s/><text:span text:style-name="MT6">| </text:span><text:page-number text:select-page="current">0</text:page-number></text:p>
      </style:footer>
      <style:footer-left>
        <text:p text:style-name="Standard"><text:page-number text:select-page="current">0</text:page-number><text:s/><text:span text:style-name="MT6">| </text:span><text:title>Getting Started with LibreOffice 5.0</text:title></text:p>
      </style:footer-left>
    </style:master-page>
    <style:master-page style:name="OOoFirstPage"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6-03-02T15:40:32.711410000</meta:creation-date>
    <meta:editing-duration>PT2H27M6S</meta:editing-duration>
    <meta:editing-cycles>34</meta:editing-cycles>
    <meta:generator>LibreOfficeDev/7.1.0.0.alpha1$Linux_X86_64 LibreOffice_project/49a39d1abccc61b6dace3e92059ae50a6a2c298d</meta:generator>
    <dc:title>Getting Started with LibreOffice 5.0</dc:title>
    <meta:initial-creator>Jean Weber</meta:initial-creator>
    <dc:date>2020-10-28T18:44:36.083219498</dc:date>
    <meta:document-statistic meta:table-count="2" meta:image-count="0" meta:object-count="0" meta:page-count="32" meta:paragraph-count="627" meta:word-count="8498" meta:character-count="51308" meta:non-whitespace-character-count="43448"/>
    <meta:template xlink:type="simple" xlink:actuate="onRequest" xlink:title="LO 5.0 Chapter Template" xlink:href="../../../../../Library/Application%20Support/LibreOffice/4/user/template/LO%205.0%20Chapter%20Template.ott" meta:date="2016-03-02T15:40:32.392498000"/>
  </office:meta>
</office:document-meta>
</file>